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fo:background-color="#fcd4d1"/>
    </style:style>
    <style:style style:name="ce4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2:53:00" calcext:value-type="date">
            <text:p>15/06/20</text:p>
          </table:table-cell>
          <table:table-cell office:value-type="time" office:time-value="PT1055940H52M59.999999888S" calcext:value-type="time">
            <text:p>12:53: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2:53:00" calcext:value-type="date">
            <text:p>15/06/20</text:p>
          </table:table-cell>
          <table:table-cell office:value-type="time" office:time-value="PT1055940H52M59.999999888S" calcext:value-type="time">
            <text:p>12:53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2:53:00" calcext:value-type="date">
            <text:p>15/06/20</text:p>
          </table:table-cell>
          <table:table-cell office:value-type="time" office:time-value="PT1055940H52M59.999999888S" calcext:value-type="time">
            <text:p>12:5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2:53:00" calcext:value-type="date">
            <text:p>15/06/20</text:p>
          </table:table-cell>
          <table:table-cell office:value-type="time" office:time-value="PT1055940H52M59.999999888S" calcext:value-type="time">
            <text:p>12:53: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3:52:59" calcext:value-type="date">
            <text:p>15/06/20</text:p>
          </table:table-cell>
          <table:table-cell office:value-type="time" office:time-value="PT1055941H52M59.000000283S" calcext:value-type="time">
            <text:p>13:52: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3:52:59" calcext:value-type="date">
            <text:p>15/06/20</text:p>
          </table:table-cell>
          <table:table-cell office:value-type="time" office:time-value="PT1055941H52M59.000000283S" calcext:value-type="time">
            <text:p>13:52: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3:52:59" calcext:value-type="date">
            <text:p>15/06/20</text:p>
          </table:table-cell>
          <table:table-cell office:value-type="time" office:time-value="PT1055941H52M59.000000283S" calcext:value-type="time">
            <text:p>13:52: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3:52:59" calcext:value-type="date">
            <text:p>15/06/20</text:p>
          </table:table-cell>
          <table:table-cell office:value-type="time" office:time-value="PT1055941H52M59.000000283S" calcext:value-type="time">
            <text:p>13:52: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4:52:58" calcext:value-type="date">
            <text:p>15/06/20</text:p>
          </table:table-cell>
          <table:table-cell office:value-type="time" office:time-value="PT1055942H52M57.99999984S" calcext:value-type="time">
            <text:p>14:52: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4:52:58" calcext:value-type="date">
            <text:p>15/06/20</text:p>
          </table:table-cell>
          <table:table-cell office:value-type="time" office:time-value="PT1055942H52M57.99999984S" calcext:value-type="time">
            <text:p>14:52: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4:52:58" calcext:value-type="date">
            <text:p>15/06/20</text:p>
          </table:table-cell>
          <table:table-cell office:value-type="time" office:time-value="PT1055942H52M57.99999984S" calcext:value-type="time">
            <text:p>14:52: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4:52:58" calcext:value-type="date">
            <text:p>15/06/20</text:p>
          </table:table-cell>
          <table:table-cell office:value-type="time" office:time-value="PT1055942H52M57.99999984S" calcext:value-type="time">
            <text:p>14:52: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15:52:57" calcext:value-type="date">
            <text:p>15/06/20</text:p>
          </table:table-cell>
          <table:table-cell office:value-type="time" office:time-value="PT1055943H52M57.000000235S" calcext:value-type="time">
            <text:p>15:52: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15:52:57" calcext:value-type="date">
            <text:p>15/06/20</text:p>
          </table:table-cell>
          <table:table-cell office:value-type="time" office:time-value="PT1055943H52M57.000000235S" calcext:value-type="time">
            <text:p>15:52: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5T15:52:57" calcext:value-type="date">
            <text:p>15/06/20</text:p>
          </table:table-cell>
          <table:table-cell office:value-type="time" office:time-value="PT1055943H52M57.000000235S" calcext:value-type="time">
            <text:p>15:52: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1.0</text:p>
          </table:table-cell>
          <table:table-cell office:value-type="date" office:date-value="2020-06-15T15:52:57" calcext:value-type="date">
            <text:p>15/06/20</text:p>
          </table:table-cell>
          <table:table-cell office:value-type="time" office:time-value="PT1055943H52M57.000000235S" calcext:value-type="time">
            <text:p>15:52: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16:52:56" calcext:value-type="date">
            <text:p>15/06/20</text:p>
          </table:table-cell>
          <table:table-cell office:value-type="time" office:time-value="PT1055944H52M55.999999791S" calcext:value-type="time">
            <text:p>16:52: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16:52:56" calcext:value-type="date">
            <text:p>15/06/20</text:p>
          </table:table-cell>
          <table:table-cell office:value-type="time" office:time-value="PT1055944H52M55.999999791S" calcext:value-type="time">
            <text:p>16:52: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5T16:52:56" calcext:value-type="date">
            <text:p>15/06/20</text:p>
          </table:table-cell>
          <table:table-cell office:value-type="time" office:time-value="PT1055944H52M55.999999791S" calcext:value-type="time">
            <text:p>16:52: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5T16:52:56" calcext:value-type="date">
            <text:p>15/06/20</text:p>
          </table:table-cell>
          <table:table-cell office:value-type="time" office:time-value="PT1055944H52M55.999999791S" calcext:value-type="time">
            <text:p>16:52: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17:52:55.000001" calcext:value-type="date">
            <text:p>15/06/20</text:p>
          </table:table-cell>
          <table:table-cell office:value-type="time" office:time-value="PT1055945H52M55.000000186S" calcext:value-type="time">
            <text:p>17:52: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17:52:55.000001" calcext:value-type="date">
            <text:p>15/06/20</text:p>
          </table:table-cell>
          <table:table-cell office:value-type="time" office:time-value="PT1055945H52M55.000000186S" calcext:value-type="time">
            <text:p>17:52: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5T17:52:55.000001" calcext:value-type="date">
            <text:p>15/06/20</text:p>
          </table:table-cell>
          <table:table-cell office:value-type="time" office:time-value="PT1055945H52M55.000000186S" calcext:value-type="time">
            <text:p>17:52: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5T17:52:55.000001" calcext:value-type="date">
            <text:p>15/06/20</text:p>
          </table:table-cell>
          <table:table-cell office:value-type="time" office:time-value="PT1055945H52M55.000000186S" calcext:value-type="time">
            <text:p>17:52: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18:52:54" calcext:value-type="date">
            <text:p>15/06/20</text:p>
          </table:table-cell>
          <table:table-cell office:value-type="time" office:time-value="PT1055946H52M54.000000581S" calcext:value-type="time">
            <text:p>18:52: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18:52:54" calcext:value-type="date">
            <text:p>15/06/20</text:p>
          </table:table-cell>
          <table:table-cell office:value-type="time" office:time-value="PT1055946H52M54.000000581S" calcext:value-type="time">
            <text:p>18:52: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5T18:52:54" calcext:value-type="date">
            <text:p>15/06/20</text:p>
          </table:table-cell>
          <table:table-cell office:value-type="time" office:time-value="PT1055946H52M54.000000581S" calcext:value-type="time">
            <text:p>18:52: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1.0</text:p>
          </table:table-cell>
          <table:table-cell office:value-type="date" office:date-value="2020-06-15T18:52:54" calcext:value-type="date">
            <text:p>15/06/20</text:p>
          </table:table-cell>
          <table:table-cell office:value-type="time" office:time-value="PT1055946H52M54.000000581S" calcext:value-type="time">
            <text:p>18:52: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19:52:53" calcext:value-type="date">
            <text:p>15/06/20</text:p>
          </table:table-cell>
          <table:table-cell office:value-type="time" office:time-value="PT1055947H52M52.9999993S" calcext:value-type="time">
            <text:p>19:52: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19:52:53" calcext:value-type="date">
            <text:p>15/06/20</text:p>
          </table:table-cell>
          <table:table-cell office:value-type="time" office:time-value="PT1055947H52M52.9999993S" calcext:value-type="time">
            <text:p>19:52: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5T19:52:53" calcext:value-type="date">
            <text:p>15/06/20</text:p>
          </table:table-cell>
          <table:table-cell office:value-type="time" office:time-value="PT1055947H52M52.9999993S" calcext:value-type="time">
            <text:p>19:52: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5T19:52:53" calcext:value-type="date">
            <text:p>15/06/20</text:p>
          </table:table-cell>
          <table:table-cell office:value-type="time" office:time-value="PT1055947H52M52.9999993S" calcext:value-type="time">
            <text:p>19:52: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20:52:52.000001" calcext:value-type="date">
            <text:p>15/06/20</text:p>
          </table:table-cell>
          <table:table-cell office:value-type="time" office:time-value="PT1055948H52M51.999999695S" calcext:value-type="time">
            <text:p>20:52: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20:52:52.000001" calcext:value-type="date">
            <text:p>15/06/20</text:p>
          </table:table-cell>
          <table:table-cell office:value-type="time" office:time-value="PT1055948H52M51.999999695S" calcext:value-type="time">
            <text:p>20:52: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5T20:52:52.000001" calcext:value-type="date">
            <text:p>15/06/20</text:p>
          </table:table-cell>
          <table:table-cell office:value-type="time" office:time-value="PT1055948H52M51.999999695S" calcext:value-type="time">
            <text:p>20:52: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5T20:52:52.000001" calcext:value-type="date">
            <text:p>15/06/20</text:p>
          </table:table-cell>
          <table:table-cell office:value-type="time" office:time-value="PT1055948H52M51.999999695S" calcext:value-type="time">
            <text:p>20:52: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21:52:51" calcext:value-type="date">
            <text:p>15/06/20</text:p>
          </table:table-cell>
          <table:table-cell office:value-type="time" office:time-value="PT1055949H52M51.000000089S" calcext:value-type="time">
            <text:p>21:52: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21:52:51" calcext:value-type="date">
            <text:p>15/06/20</text:p>
          </table:table-cell>
          <table:table-cell office:value-type="time" office:time-value="PT1055949H52M51.000000089S" calcext:value-type="time">
            <text:p>21:52: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5T21:52:51" calcext:value-type="date">
            <text:p>15/06/20</text:p>
          </table:table-cell>
          <table:table-cell office:value-type="time" office:time-value="PT1055949H52M51.000000089S" calcext:value-type="time">
            <text:p>21:52: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5T21:52:51" calcext:value-type="date">
            <text:p>15/06/20</text:p>
          </table:table-cell>
          <table:table-cell office:value-type="time" office:time-value="PT1055949H52M51.000000089S" calcext:value-type="time">
            <text:p>21:52: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22:52:50" calcext:value-type="date">
            <text:p>15/06/20</text:p>
          </table:table-cell>
          <table:table-cell office:value-type="time" office:time-value="PT1055950H52M49.999999646S" calcext:value-type="time">
            <text:p>22:52: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22:52:50" calcext:value-type="date">
            <text:p>15/06/20</text:p>
          </table:table-cell>
          <table:table-cell office:value-type="time" office:time-value="PT1055950H52M49.999999646S" calcext:value-type="time">
            <text:p>22:52: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5T22:52:50" calcext:value-type="date">
            <text:p>15/06/20</text:p>
          </table:table-cell>
          <table:table-cell office:value-type="time" office:time-value="PT1055950H52M49.999999646S" calcext:value-type="time">
            <text:p>22:52: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5T22:52:50" calcext:value-type="date">
            <text:p>15/06/20</text:p>
          </table:table-cell>
          <table:table-cell office:value-type="time" office:time-value="PT1055950H52M49.999999646S" calcext:value-type="time">
            <text:p>22:52: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5T23:52:49" calcext:value-type="date">
            <text:p>15/06/20</text:p>
          </table:table-cell>
          <table:table-cell office:value-type="time" office:time-value="PT1055951H52M49.000000879S" calcext:value-type="time">
            <text:p>23:52: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5T23:52:49" calcext:value-type="date">
            <text:p>15/06/20</text:p>
          </table:table-cell>
          <table:table-cell office:value-type="time" office:time-value="PT1055951H52M49.000000879S" calcext:value-type="time">
            <text:p>23:52: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5T23:52:49" calcext:value-type="date">
            <text:p>15/06/20</text:p>
          </table:table-cell>
          <table:table-cell office:value-type="time" office:time-value="PT1055951H52M49.000000879S" calcext:value-type="time">
            <text:p>23:52: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5T23:52:49" calcext:value-type="date">
            <text:p>15/06/20</text:p>
          </table:table-cell>
          <table:table-cell office:value-type="time" office:time-value="PT1055951H52M49.000000879S" calcext:value-type="time">
            <text:p>23:52: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6T00:52:48" calcext:value-type="date">
            <text:p>16/06/20</text:p>
          </table:table-cell>
          <table:table-cell office:value-type="time" office:time-value="PT1055952H52M47.999999598S" calcext:value-type="time">
            <text:p>00:52: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0:52:48" calcext:value-type="date">
            <text:p>16/06/20</text:p>
          </table:table-cell>
          <table:table-cell office:value-type="time" office:time-value="PT1055952H52M47.999999598S" calcext:value-type="time">
            <text:p>00:52: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0:52:48" calcext:value-type="date">
            <text:p>16/06/20</text:p>
          </table:table-cell>
          <table:table-cell office:value-type="time" office:time-value="PT1055952H52M47.999999598S" calcext:value-type="time">
            <text:p>00:52: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0:52:48" calcext:value-type="date">
            <text:p>16/06/20</text:p>
          </table:table-cell>
          <table:table-cell office:value-type="time" office:time-value="PT1055952H52M47.999999598S" calcext:value-type="time">
            <text:p>00:52: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6T01:52:47" calcext:value-type="date">
            <text:p>16/06/20</text:p>
          </table:table-cell>
          <table:table-cell office:value-type="time" office:time-value="PT1055953H52M46.999999993S" calcext:value-type="time">
            <text:p>01:52: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1:52:47" calcext:value-type="date">
            <text:p>16/06/20</text:p>
          </table:table-cell>
          <table:table-cell office:value-type="time" office:time-value="PT1055953H52M46.999999993S" calcext:value-type="time">
            <text:p>01:52: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1:52:47" calcext:value-type="date">
            <text:p>16/06/20</text:p>
          </table:table-cell>
          <table:table-cell office:value-type="time" office:time-value="PT1055953H52M46.999999993S" calcext:value-type="time">
            <text:p>01:52: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1:52:47" calcext:value-type="date">
            <text:p>16/06/20</text:p>
          </table:table-cell>
          <table:table-cell office:value-type="time" office:time-value="PT1055953H52M46.999999993S" calcext:value-type="time">
            <text:p>01:52: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0.0</text:p>
          </table:table-cell>
          <table:table-cell office:value-type="date" office:date-value="2020-06-16T02:52:46" calcext:value-type="date">
            <text:p>16/06/20</text:p>
          </table:table-cell>
          <table:table-cell office:value-type="time" office:time-value="PT1055954H52M46.000001226S" calcext:value-type="time">
            <text:p>02:52: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2:52:46" calcext:value-type="date">
            <text:p>16/06/20</text:p>
          </table:table-cell>
          <table:table-cell office:value-type="time" office:time-value="PT1055954H52M46.000001226S" calcext:value-type="time">
            <text:p>02:52: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2:52:46" calcext:value-type="date">
            <text:p>16/06/20</text:p>
          </table:table-cell>
          <table:table-cell office:value-type="time" office:time-value="PT1055954H52M46.000001226S" calcext:value-type="time">
            <text:p>02:52: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2:52:46" calcext:value-type="date">
            <text:p>16/06/20</text:p>
          </table:table-cell>
          <table:table-cell office:value-type="time" office:time-value="PT1055954H52M46.000001226S" calcext:value-type="time">
            <text:p>02:52: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0.0</text:p>
          </table:table-cell>
          <table:table-cell office:value-type="date" office:date-value="2020-06-16T03:52:45" calcext:value-type="date">
            <text:p>16/06/20</text:p>
          </table:table-cell>
          <table:table-cell office:value-type="time" office:time-value="PT1055955H52M45.000000782S" calcext:value-type="time">
            <text:p>03:52: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7.0</text:p>
          </table:table-cell>
          <table:table-cell office:value-type="date" office:date-value="2020-06-16T03:52:45" calcext:value-type="date">
            <text:p>16/06/20</text:p>
          </table:table-cell>
          <table:table-cell office:value-type="time" office:time-value="PT1055955H52M45.000000782S" calcext:value-type="time">
            <text:p>03:52: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3:52:45" calcext:value-type="date">
            <text:p>16/06/20</text:p>
          </table:table-cell>
          <table:table-cell office:value-type="time" office:time-value="PT1055955H52M45.000000782S" calcext:value-type="time">
            <text:p>03:52: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1.0</text:p>
          </table:table-cell>
          <table:table-cell office:value-type="date" office:date-value="2020-06-16T03:52:45" calcext:value-type="date">
            <text:p>16/06/20</text:p>
          </table:table-cell>
          <table:table-cell office:value-type="time" office:time-value="PT1055955H52M45.000000782S" calcext:value-type="time">
            <text:p>03:52: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6T04:52:44" calcext:value-type="date">
            <text:p>16/06/20</text:p>
          </table:table-cell>
          <table:table-cell office:value-type="time" office:time-value="PT1055956H52M44.000001177S" calcext:value-type="time">
            <text:p>04:52: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4:52:44" calcext:value-type="date">
            <text:p>16/06/20</text:p>
          </table:table-cell>
          <table:table-cell office:value-type="time" office:time-value="PT1055956H52M44.000001177S" calcext:value-type="time">
            <text:p>04:52: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4:52:44" calcext:value-type="date">
            <text:p>16/06/20</text:p>
          </table:table-cell>
          <table:table-cell office:value-type="time" office:time-value="PT1055956H52M44.000001177S" calcext:value-type="time">
            <text:p>04:52: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4:52:44" calcext:value-type="date">
            <text:p>16/06/20</text:p>
          </table:table-cell>
          <table:table-cell office:value-type="time" office:time-value="PT1055956H52M44.000001177S" calcext:value-type="time">
            <text:p>04:52: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6T05:52:43" calcext:value-type="date">
            <text:p>16/06/20</text:p>
          </table:table-cell>
          <table:table-cell office:value-type="time" office:time-value="PT1055957H52M42.999999896S" calcext:value-type="time">
            <text:p>05:52: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5:52:43" calcext:value-type="date">
            <text:p>16/06/20</text:p>
          </table:table-cell>
          <table:table-cell office:value-type="time" office:time-value="PT1055957H52M42.999999896S" calcext:value-type="time">
            <text:p>05:52: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5:52:43" calcext:value-type="date">
            <text:p>16/06/20</text:p>
          </table:table-cell>
          <table:table-cell office:value-type="time" office:time-value="PT1055957H52M42.999999896S" calcext:value-type="time">
            <text:p>05:52: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5:52:43" calcext:value-type="date">
            <text:p>16/06/20</text:p>
          </table:table-cell>
          <table:table-cell office:value-type="time" office:time-value="PT1055957H52M42.999999896S" calcext:value-type="time">
            <text:p>05:52: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6T06:52:42" calcext:value-type="date">
            <text:p>16/06/20</text:p>
          </table:table-cell>
          <table:table-cell office:value-type="time" office:time-value="PT1055958H52M42.000000291S" calcext:value-type="time">
            <text:p>06:52: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6:52:42" calcext:value-type="date">
            <text:p>16/06/20</text:p>
          </table:table-cell>
          <table:table-cell office:value-type="time" office:time-value="PT1055958H52M42.000000291S" calcext:value-type="time">
            <text:p>06:52: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06:52:42" calcext:value-type="date">
            <text:p>16/06/20</text:p>
          </table:table-cell>
          <table:table-cell office:value-type="time" office:time-value="PT1055958H52M42.000000291S" calcext:value-type="time">
            <text:p>06:52: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6:52:42" calcext:value-type="date">
            <text:p>16/06/20</text:p>
          </table:table-cell>
          <table:table-cell office:value-type="time" office:time-value="PT1055958H52M42.000000291S" calcext:value-type="time">
            <text:p>06:52: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6T07:52:41" calcext:value-type="date">
            <text:p>16/06/20</text:p>
          </table:table-cell>
          <table:table-cell office:value-type="time" office:time-value="PT1055959H52M40.999999009S" calcext:value-type="time">
            <text:p>07:52: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7:52:41" calcext:value-type="date">
            <text:p>16/06/20</text:p>
          </table:table-cell>
          <table:table-cell office:value-type="time" office:time-value="PT1055959H52M40.999999009S" calcext:value-type="time">
            <text:p>07:52: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07:52:41" calcext:value-type="date">
            <text:p>16/06/20</text:p>
          </table:table-cell>
          <table:table-cell office:value-type="time" office:time-value="PT1055959H52M40.999999009S" calcext:value-type="time">
            <text:p>07:52: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7:52:41" calcext:value-type="date">
            <text:p>16/06/20</text:p>
          </table:table-cell>
          <table:table-cell office:value-type="time" office:time-value="PT1055959H52M40.999999009S" calcext:value-type="time">
            <text:p>07:52: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6T08:52:40" calcext:value-type="date">
            <text:p>16/06/20</text:p>
          </table:table-cell>
          <table:table-cell office:value-type="time" office:time-value="PT1055960H52M40.000000242S" calcext:value-type="time">
            <text:p>08:52: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8:52:40" calcext:value-type="date">
            <text:p>16/06/20</text:p>
          </table:table-cell>
          <table:table-cell office:value-type="time" office:time-value="PT1055960H52M40.000000242S" calcext:value-type="time">
            <text:p>08:52: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8:52:40" calcext:value-type="date">
            <text:p>16/06/20</text:p>
          </table:table-cell>
          <table:table-cell office:value-type="time" office:time-value="PT1055960H52M40.000000242S" calcext:value-type="time">
            <text:p>08:52: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8:52:40" calcext:value-type="date">
            <text:p>16/06/20</text:p>
          </table:table-cell>
          <table:table-cell office:value-type="time" office:time-value="PT1055960H52M40.000000242S" calcext:value-type="time">
            <text:p>08:52: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0.0</text:p>
          </table:table-cell>
          <table:table-cell office:value-type="date" office:date-value="2020-06-16T09:52:39" calcext:value-type="date">
            <text:p>16/06/20</text:p>
          </table:table-cell>
          <table:table-cell office:value-type="time" office:time-value="PT1055961H52M38.999999799S" calcext:value-type="time">
            <text:p>09:52: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09:52:39" calcext:value-type="date">
            <text:p>16/06/20</text:p>
          </table:table-cell>
          <table:table-cell office:value-type="time" office:time-value="PT1055961H52M38.999999799S" calcext:value-type="time">
            <text:p>09:52: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09:52:39" calcext:value-type="date">
            <text:p>16/06/20</text:p>
          </table:table-cell>
          <table:table-cell office:value-type="time" office:time-value="PT1055961H52M38.999999799S" calcext:value-type="time">
            <text:p>09:52: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09:52:39" calcext:value-type="date">
            <text:p>16/06/20</text:p>
          </table:table-cell>
          <table:table-cell office:value-type="time" office:time-value="PT1055961H52M38.999999799S" calcext:value-type="time">
            <text:p>09:52: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6T10:52:38" calcext:value-type="date">
            <text:p>16/06/20</text:p>
          </table:table-cell>
          <table:table-cell office:value-type="time" office:time-value="PT1055962H52M38.000000194S" calcext:value-type="time">
            <text:p>10:52: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0:52:38" calcext:value-type="date">
            <text:p>16/06/20</text:p>
          </table:table-cell>
          <table:table-cell office:value-type="time" office:time-value="PT1055962H52M38.000000194S" calcext:value-type="time">
            <text:p>10:52: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10:52:38" calcext:value-type="date">
            <text:p>16/06/20</text:p>
          </table:table-cell>
          <table:table-cell office:value-type="time" office:time-value="PT1055962H52M38.000000194S" calcext:value-type="time">
            <text:p>10:52: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10:52:38" calcext:value-type="date">
            <text:p>16/06/20</text:p>
          </table:table-cell>
          <table:table-cell office:value-type="time" office:time-value="PT1055962H52M38.000000194S" calcext:value-type="time">
            <text:p>10:52: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11:52:37" calcext:value-type="date">
            <text:p>16/06/20</text:p>
          </table:table-cell>
          <table:table-cell office:value-type="time" office:time-value="PT1055963H52M37.000000589S" calcext:value-type="time">
            <text:p>11:52: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1:52:37" calcext:value-type="date">
            <text:p>16/06/20</text:p>
          </table:table-cell>
          <table:table-cell office:value-type="time" office:time-value="PT1055963H52M37.000000589S" calcext:value-type="time">
            <text:p>11:52: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11:52:37" calcext:value-type="date">
            <text:p>16/06/20</text:p>
          </table:table-cell>
          <table:table-cell office:value-type="time" office:time-value="PT1055963H52M37.000000589S" calcext:value-type="time">
            <text:p>11:52: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11:52:37" calcext:value-type="date">
            <text:p>16/06/20</text:p>
          </table:table-cell>
          <table:table-cell office:value-type="time" office:time-value="PT1055963H52M37.000000589S" calcext:value-type="time">
            <text:p>11:52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6T12:52:36" calcext:value-type="date">
            <text:p>16/06/20</text:p>
          </table:table-cell>
          <table:table-cell office:value-type="time" office:time-value="PT1055964H52M35.999999307S" calcext:value-type="time">
            <text:p>12:52: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2:52:36" calcext:value-type="date">
            <text:p>16/06/20</text:p>
          </table:table-cell>
          <table:table-cell office:value-type="time" office:time-value="PT1055964H52M35.999999307S" calcext:value-type="time">
            <text:p>12:52: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12:52:36" calcext:value-type="date">
            <text:p>16/06/20</text:p>
          </table:table-cell>
          <table:table-cell office:value-type="time" office:time-value="PT1055964H52M35.999999307S" calcext:value-type="time">
            <text:p>12:52: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12:52:36" calcext:value-type="date">
            <text:p>16/06/20</text:p>
          </table:table-cell>
          <table:table-cell office:value-type="time" office:time-value="PT1055964H52M35.999999307S" calcext:value-type="time">
            <text:p>12:52: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6T13:52:35" calcext:value-type="date">
            <text:p>16/06/20</text:p>
          </table:table-cell>
          <table:table-cell office:value-type="time" office:time-value="PT1055965H52M34.999999702S" calcext:value-type="time">
            <text:p>13:52: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3:52:35" calcext:value-type="date">
            <text:p>16/06/20</text:p>
          </table:table-cell>
          <table:table-cell office:value-type="time" office:time-value="PT1055965H52M34.999999702S" calcext:value-type="time">
            <text:p>13:52: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13:52:35" calcext:value-type="date">
            <text:p>16/06/20</text:p>
          </table:table-cell>
          <table:table-cell office:value-type="time" office:time-value="PT1055965H52M34.999999702S" calcext:value-type="time">
            <text:p>13:52: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13:52:35" calcext:value-type="date">
            <text:p>16/06/20</text:p>
          </table:table-cell>
          <table:table-cell office:value-type="time" office:time-value="PT1055965H52M34.999999702S" calcext:value-type="time">
            <text:p>13:52: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6T14:52:34" calcext:value-type="date">
            <text:p>16/06/20</text:p>
          </table:table-cell>
          <table:table-cell office:value-type="time" office:time-value="PT1055966H52M34.000000097S" calcext:value-type="time">
            <text:p>14:52: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4:52:34" calcext:value-type="date">
            <text:p>16/06/20</text:p>
          </table:table-cell>
          <table:table-cell office:value-type="time" office:time-value="PT1055966H52M34.000000097S" calcext:value-type="time">
            <text:p>14:52: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14:52:34" calcext:value-type="date">
            <text:p>16/06/20</text:p>
          </table:table-cell>
          <table:table-cell office:value-type="time" office:time-value="PT1055966H52M34.000000097S" calcext:value-type="time">
            <text:p>14:52: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14:52:34" calcext:value-type="date">
            <text:p>16/06/20</text:p>
          </table:table-cell>
          <table:table-cell office:value-type="time" office:time-value="PT1055966H52M34.000000097S" calcext:value-type="time">
            <text:p>14:52: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6T15:52:33" calcext:value-type="date">
            <text:p>16/06/20</text:p>
          </table:table-cell>
          <table:table-cell office:value-type="time" office:time-value="PT1055967H52M32.999999654S" calcext:value-type="time">
            <text:p>15:52: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5:52:33" calcext:value-type="date">
            <text:p>16/06/20</text:p>
          </table:table-cell>
          <table:table-cell office:value-type="time" office:time-value="PT1055967H52M32.999999654S" calcext:value-type="time">
            <text:p>15:52: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6T15:52:33" calcext:value-type="date">
            <text:p>16/06/20</text:p>
          </table:table-cell>
          <table:table-cell office:value-type="time" office:time-value="PT1055967H52M32.999999654S" calcext:value-type="time">
            <text:p>15:52: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6T15:52:33" calcext:value-type="date">
            <text:p>16/06/20</text:p>
          </table:table-cell>
          <table:table-cell office:value-type="time" office:time-value="PT1055967H52M32.999999654S" calcext:value-type="time">
            <text:p>15:52: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16:52:32" calcext:value-type="date">
            <text:p>16/06/20</text:p>
          </table:table-cell>
          <table:table-cell office:value-type="time" office:time-value="PT1055968H52M32.000000887S" calcext:value-type="time">
            <text:p>16:52: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6:52:32" calcext:value-type="date">
            <text:p>16/06/20</text:p>
          </table:table-cell>
          <table:table-cell office:value-type="time" office:time-value="PT1055968H52M32.000000887S" calcext:value-type="time">
            <text:p>16:52: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16:52:32" calcext:value-type="date">
            <text:p>16/06/20</text:p>
          </table:table-cell>
          <table:table-cell office:value-type="time" office:time-value="PT1055968H52M32.000000887S" calcext:value-type="time">
            <text:p>16:52: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16:52:32" calcext:value-type="date">
            <text:p>16/06/20</text:p>
          </table:table-cell>
          <table:table-cell office:value-type="time" office:time-value="PT1055968H52M32.000000887S" calcext:value-type="time">
            <text:p>16:52: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17:52:31" calcext:value-type="date">
            <text:p>16/06/20</text:p>
          </table:table-cell>
          <table:table-cell office:value-type="time" office:time-value="PT1055969H52M30.999999605S" calcext:value-type="time">
            <text:p>17:52: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7:52:31" calcext:value-type="date">
            <text:p>16/06/20</text:p>
          </table:table-cell>
          <table:table-cell office:value-type="time" office:time-value="PT1055969H52M30.999999605S" calcext:value-type="time">
            <text:p>17:52: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17:52:31" calcext:value-type="date">
            <text:p>16/06/20</text:p>
          </table:table-cell>
          <table:table-cell office:value-type="time" office:time-value="PT1055969H52M30.999999605S" calcext:value-type="time">
            <text:p>17:52: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17:52:31" calcext:value-type="date">
            <text:p>16/06/20</text:p>
          </table:table-cell>
          <table:table-cell office:value-type="time" office:time-value="PT1055969H52M30.999999605S" calcext:value-type="time">
            <text:p>17:52: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18:52:30" calcext:value-type="date">
            <text:p>16/06/20</text:p>
          </table:table-cell>
          <table:table-cell office:value-type="time" office:time-value="PT1055970H52M30S" calcext:value-type="time">
            <text:p>18:52: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8:52:30" calcext:value-type="date">
            <text:p>16/06/20</text:p>
          </table:table-cell>
          <table:table-cell office:value-type="time" office:time-value="PT1055970H52M30S" calcext:value-type="time">
            <text:p>18:52: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18:52:30" calcext:value-type="date">
            <text:p>16/06/20</text:p>
          </table:table-cell>
          <table:table-cell office:value-type="time" office:time-value="PT1055970H52M30S" calcext:value-type="time">
            <text:p>18:52: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18:52:30" calcext:value-type="date">
            <text:p>16/06/20</text:p>
          </table:table-cell>
          <table:table-cell office:value-type="time" office:time-value="PT1055970H52M30S" calcext:value-type="time">
            <text:p>18:52: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19:52:29" calcext:value-type="date">
            <text:p>16/06/20</text:p>
          </table:table-cell>
          <table:table-cell office:value-type="time" office:time-value="PT1055971H52M29.000000395S" calcext:value-type="time">
            <text:p>19:52: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19:52:29" calcext:value-type="date">
            <text:p>16/06/20</text:p>
          </table:table-cell>
          <table:table-cell office:value-type="time" office:time-value="PT1055971H52M29.000000395S" calcext:value-type="time">
            <text:p>19:52: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19:52:29" calcext:value-type="date">
            <text:p>16/06/20</text:p>
          </table:table-cell>
          <table:table-cell office:value-type="time" office:time-value="PT1055971H52M29.000000395S" calcext:value-type="time">
            <text:p>19:52: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19:52:29" calcext:value-type="date">
            <text:p>16/06/20</text:p>
          </table:table-cell>
          <table:table-cell office:value-type="time" office:time-value="PT1055971H52M29.000000395S" calcext:value-type="time">
            <text:p>19:52: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20:52:28.000001" calcext:value-type="date">
            <text:p>16/06/20</text:p>
          </table:table-cell>
          <table:table-cell office:value-type="time" office:time-value="PT1055972H52M28.00000079S" calcext:value-type="time">
            <text:p>20:52: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20:52:28.000001" calcext:value-type="date">
            <text:p>16/06/20</text:p>
          </table:table-cell>
          <table:table-cell office:value-type="time" office:time-value="PT1055972H52M28.00000079S" calcext:value-type="time">
            <text:p>20:52: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20:52:28.000001" calcext:value-type="date">
            <text:p>16/06/20</text:p>
          </table:table-cell>
          <table:table-cell office:value-type="time" office:time-value="PT1055972H52M28.00000079S" calcext:value-type="time">
            <text:p>20:52: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20:52:28.000001" calcext:value-type="date">
            <text:p>16/06/20</text:p>
          </table:table-cell>
          <table:table-cell office:value-type="time" office:time-value="PT1055972H52M28.00000079S" calcext:value-type="time">
            <text:p>20:52: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21:52:27" calcext:value-type="date">
            <text:p>16/06/20</text:p>
          </table:table-cell>
          <table:table-cell office:value-type="time" office:time-value="PT1055973H52M27.000001185S" calcext:value-type="time">
            <text:p>21:52: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21:52:27" calcext:value-type="date">
            <text:p>16/06/20</text:p>
          </table:table-cell>
          <table:table-cell office:value-type="time" office:time-value="PT1055973H52M27.000001185S" calcext:value-type="time">
            <text:p>21:52: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21:52:27" calcext:value-type="date">
            <text:p>16/06/20</text:p>
          </table:table-cell>
          <table:table-cell office:value-type="time" office:time-value="PT1055973H52M27.000001185S" calcext:value-type="time">
            <text:p>21:52: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21:52:27" calcext:value-type="date">
            <text:p>16/06/20</text:p>
          </table:table-cell>
          <table:table-cell office:value-type="time" office:time-value="PT1055973H52M27.000001185S" calcext:value-type="time">
            <text:p>21:52: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22:52:26" calcext:value-type="date">
            <text:p>16/06/20</text:p>
          </table:table-cell>
          <table:table-cell office:value-type="time" office:time-value="PT1055974H52M25.999999903S" calcext:value-type="time">
            <text:p>22:52: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22:52:26" calcext:value-type="date">
            <text:p>16/06/20</text:p>
          </table:table-cell>
          <table:table-cell office:value-type="time" office:time-value="PT1055974H52M25.999999903S" calcext:value-type="time">
            <text:p>22:52: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22:52:26" calcext:value-type="date">
            <text:p>16/06/20</text:p>
          </table:table-cell>
          <table:table-cell office:value-type="time" office:time-value="PT1055974H52M25.999999903S" calcext:value-type="time">
            <text:p>22:52: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22:52:26" calcext:value-type="date">
            <text:p>16/06/20</text:p>
          </table:table-cell>
          <table:table-cell office:value-type="time" office:time-value="PT1055974H52M25.999999903S" calcext:value-type="time">
            <text:p>22:52: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6T23:52:25.000001" calcext:value-type="date">
            <text:p>16/06/20</text:p>
          </table:table-cell>
          <table:table-cell office:value-type="time" office:time-value="PT1055975H52M25.000000298S" calcext:value-type="time">
            <text:p>23:52: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6T23:52:25.000001" calcext:value-type="date">
            <text:p>16/06/20</text:p>
          </table:table-cell>
          <table:table-cell office:value-type="time" office:time-value="PT1055975H52M25.000000298S" calcext:value-type="time">
            <text:p>23:52: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6T23:52:25.000001" calcext:value-type="date">
            <text:p>16/06/20</text:p>
          </table:table-cell>
          <table:table-cell office:value-type="time" office:time-value="PT1055975H52M25.000000298S" calcext:value-type="time">
            <text:p>23:52: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6T23:52:25.000001" calcext:value-type="date">
            <text:p>16/06/20</text:p>
          </table:table-cell>
          <table:table-cell office:value-type="time" office:time-value="PT1055975H52M25.000000298S" calcext:value-type="time">
            <text:p>23:52: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7T00:52:24" calcext:value-type="date">
            <text:p>17/06/20</text:p>
          </table:table-cell>
          <table:table-cell office:value-type="time" office:time-value="PT1055976H52M23.999999017S" calcext:value-type="time">
            <text:p>00:52: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0:52:24" calcext:value-type="date">
            <text:p>17/06/20</text:p>
          </table:table-cell>
          <table:table-cell office:value-type="time" office:time-value="PT1055976H52M23.999999017S" calcext:value-type="time">
            <text:p>00:52: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00:52:24" calcext:value-type="date">
            <text:p>17/06/20</text:p>
          </table:table-cell>
          <table:table-cell office:value-type="time" office:time-value="PT1055976H52M23.999999017S" calcext:value-type="time">
            <text:p>00:52: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00:52:24" calcext:value-type="date">
            <text:p>17/06/20</text:p>
          </table:table-cell>
          <table:table-cell office:value-type="time" office:time-value="PT1055976H52M23.999999017S" calcext:value-type="time">
            <text:p>00:52: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7T01:52:23" calcext:value-type="date">
            <text:p>17/06/20</text:p>
          </table:table-cell>
          <table:table-cell office:value-type="time" office:time-value="PT1055977H52M22.999999411S" calcext:value-type="time">
            <text:p>01:52: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1:52:23" calcext:value-type="date">
            <text:p>17/06/20</text:p>
          </table:table-cell>
          <table:table-cell office:value-type="time" office:time-value="PT1055977H52M22.999999411S" calcext:value-type="time">
            <text:p>01:52: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01:52:23" calcext:value-type="date">
            <text:p>17/06/20</text:p>
          </table:table-cell>
          <table:table-cell office:value-type="time" office:time-value="PT1055977H52M22.999999411S" calcext:value-type="time">
            <text:p>01:52: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01:52:23" calcext:value-type="date">
            <text:p>17/06/20</text:p>
          </table:table-cell>
          <table:table-cell office:value-type="time" office:time-value="PT1055977H52M22.999999411S" calcext:value-type="time">
            <text:p>01:52: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02:52:22" calcext:value-type="date">
            <text:p>17/06/20</text:p>
          </table:table-cell>
          <table:table-cell office:value-type="time" office:time-value="PT1055978H52M21.999999806S" calcext:value-type="time">
            <text:p>02:52: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2:52:22" calcext:value-type="date">
            <text:p>17/06/20</text:p>
          </table:table-cell>
          <table:table-cell office:value-type="time" office:time-value="PT1055978H52M21.999999806S" calcext:value-type="time">
            <text:p>02:52: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2:52:22" calcext:value-type="date">
            <text:p>17/06/20</text:p>
          </table:table-cell>
          <table:table-cell office:value-type="time" office:time-value="PT1055978H52M21.999999806S" calcext:value-type="time">
            <text:p>02:52: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02:52:22" calcext:value-type="date">
            <text:p>17/06/20</text:p>
          </table:table-cell>
          <table:table-cell office:value-type="time" office:time-value="PT1055978H52M21.999999806S" calcext:value-type="time">
            <text:p>02:52: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03:52:21" calcext:value-type="date">
            <text:p>17/06/20</text:p>
          </table:table-cell>
          <table:table-cell office:value-type="time" office:time-value="PT1055979H52M21.000000201S" calcext:value-type="time">
            <text:p>03:52: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3:52:21" calcext:value-type="date">
            <text:p>17/06/20</text:p>
          </table:table-cell>
          <table:table-cell office:value-type="time" office:time-value="PT1055979H52M21.000000201S" calcext:value-type="time">
            <text:p>03:52: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3:52:21" calcext:value-type="date">
            <text:p>17/06/20</text:p>
          </table:table-cell>
          <table:table-cell office:value-type="time" office:time-value="PT1055979H52M21.000000201S" calcext:value-type="time">
            <text:p>03:52: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03:52:21" calcext:value-type="date">
            <text:p>17/06/20</text:p>
          </table:table-cell>
          <table:table-cell office:value-type="time" office:time-value="PT1055979H52M21.000000201S" calcext:value-type="time">
            <text:p>03:52: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04:52:20" calcext:value-type="date">
            <text:p>17/06/20</text:p>
          </table:table-cell>
          <table:table-cell office:value-type="time" office:time-value="PT1055980H52M20.000000596S" calcext:value-type="time">
            <text:p>04:52: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4:52:20" calcext:value-type="date">
            <text:p>17/06/20</text:p>
          </table:table-cell>
          <table:table-cell office:value-type="time" office:time-value="PT1055980H52M20.000000596S" calcext:value-type="time">
            <text:p>04:52: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4:52:20" calcext:value-type="date">
            <text:p>17/06/20</text:p>
          </table:table-cell>
          <table:table-cell office:value-type="time" office:time-value="PT1055980H52M20.000000596S" calcext:value-type="time">
            <text:p>04:52: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04:52:20" calcext:value-type="date">
            <text:p>17/06/20</text:p>
          </table:table-cell>
          <table:table-cell office:value-type="time" office:time-value="PT1055980H52M20.000000596S" calcext:value-type="time">
            <text:p>04:52: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7T05:52:19" calcext:value-type="date">
            <text:p>17/06/20</text:p>
          </table:table-cell>
          <table:table-cell office:value-type="time" office:time-value="PT1055981H52M18.999999315S" calcext:value-type="time">
            <text:p>05:52: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5:52:19" calcext:value-type="date">
            <text:p>17/06/20</text:p>
          </table:table-cell>
          <table:table-cell office:value-type="time" office:time-value="PT1055981H52M18.999999315S" calcext:value-type="time">
            <text:p>05:52: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5:52:19" calcext:value-type="date">
            <text:p>17/06/20</text:p>
          </table:table-cell>
          <table:table-cell office:value-type="time" office:time-value="PT1055981H52M18.999999315S" calcext:value-type="time">
            <text:p>05:52: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05:52:19" calcext:value-type="date">
            <text:p>17/06/20</text:p>
          </table:table-cell>
          <table:table-cell office:value-type="time" office:time-value="PT1055981H52M18.999999315S" calcext:value-type="time">
            <text:p>05:52: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06:52:18" calcext:value-type="date">
            <text:p>17/06/20</text:p>
          </table:table-cell>
          <table:table-cell office:value-type="time" office:time-value="PT1055982H52M17.999999709S" calcext:value-type="time">
            <text:p>06:52: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6:52:18" calcext:value-type="date">
            <text:p>17/06/20</text:p>
          </table:table-cell>
          <table:table-cell office:value-type="time" office:time-value="PT1055982H52M17.999999709S" calcext:value-type="time">
            <text:p>06:52: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6:52:18" calcext:value-type="date">
            <text:p>17/06/20</text:p>
          </table:table-cell>
          <table:table-cell office:value-type="time" office:time-value="PT1055982H52M17.999999709S" calcext:value-type="time">
            <text:p>06:52: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06:52:18" calcext:value-type="date">
            <text:p>17/06/20</text:p>
          </table:table-cell>
          <table:table-cell office:value-type="time" office:time-value="PT1055982H52M17.999999709S" calcext:value-type="time">
            <text:p>06:52: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7T07:52:17" calcext:value-type="date">
            <text:p>17/06/20</text:p>
          </table:table-cell>
          <table:table-cell office:value-type="time" office:time-value="PT1055983H52M17.000000104S" calcext:value-type="time">
            <text:p>07:52: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7.0</text:p>
          </table:table-cell>
          <table:table-cell office:value-type="date" office:date-value="2020-06-17T07:52:17" calcext:value-type="date">
            <text:p>17/06/20</text:p>
          </table:table-cell>
          <table:table-cell office:value-type="time" office:time-value="PT1055983H52M17.000000104S" calcext:value-type="time">
            <text:p>07:52: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7:52:17" calcext:value-type="date">
            <text:p>17/06/20</text:p>
          </table:table-cell>
          <table:table-cell office:value-type="time" office:time-value="PT1055983H52M17.000000104S" calcext:value-type="time">
            <text:p>07:52: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07:52:17" calcext:value-type="date">
            <text:p>17/06/20</text:p>
          </table:table-cell>
          <table:table-cell office:value-type="time" office:time-value="PT1055983H52M17.000000104S" calcext:value-type="time">
            <text:p>07:52: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7T08:52:16" calcext:value-type="date">
            <text:p>17/06/20</text:p>
          </table:table-cell>
          <table:table-cell office:value-type="time" office:time-value="PT1055984H52M15.999999661S" calcext:value-type="time">
            <text:p>08:52: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8:52:16" calcext:value-type="date">
            <text:p>17/06/20</text:p>
          </table:table-cell>
          <table:table-cell office:value-type="time" office:time-value="PT1055984H52M15.999999661S" calcext:value-type="time">
            <text:p>08:52: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8:52:16" calcext:value-type="date">
            <text:p>17/06/20</text:p>
          </table:table-cell>
          <table:table-cell office:value-type="time" office:time-value="PT1055984H52M15.999999661S" calcext:value-type="time">
            <text:p>08:52: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08:52:16" calcext:value-type="date">
            <text:p>17/06/20</text:p>
          </table:table-cell>
          <table:table-cell office:value-type="time" office:time-value="PT1055984H52M15.999999661S" calcext:value-type="time">
            <text:p>08:52: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09:52:15" calcext:value-type="date">
            <text:p>17/06/20</text:p>
          </table:table-cell>
          <table:table-cell office:value-type="time" office:time-value="PT1055985H52M15.000000056S" calcext:value-type="time">
            <text:p>09:52: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09:52:15" calcext:value-type="date">
            <text:p>17/06/20</text:p>
          </table:table-cell>
          <table:table-cell office:value-type="time" office:time-value="PT1055985H52M15.000000056S" calcext:value-type="time">
            <text:p>09:52: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09:52:15" calcext:value-type="date">
            <text:p>17/06/20</text:p>
          </table:table-cell>
          <table:table-cell office:value-type="time" office:time-value="PT1055985H52M15.000000056S" calcext:value-type="time">
            <text:p>09:52: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09:52:15" calcext:value-type="date">
            <text:p>17/06/20</text:p>
          </table:table-cell>
          <table:table-cell office:value-type="time" office:time-value="PT1055985H52M15.000000056S" calcext:value-type="time">
            <text:p>09:52: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10:52:14" calcext:value-type="date">
            <text:p>17/06/20</text:p>
          </table:table-cell>
          <table:table-cell office:value-type="time" office:time-value="PT1055986H52M13.999999613S" calcext:value-type="time">
            <text:p>10:52: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0:52:14" calcext:value-type="date">
            <text:p>17/06/20</text:p>
          </table:table-cell>
          <table:table-cell office:value-type="time" office:time-value="PT1055986H52M13.999999613S" calcext:value-type="time">
            <text:p>10:52: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10:52:14" calcext:value-type="date">
            <text:p>17/06/20</text:p>
          </table:table-cell>
          <table:table-cell office:value-type="time" office:time-value="PT1055986H52M13.999999613S" calcext:value-type="time">
            <text:p>10:52: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0:52:14" calcext:value-type="date">
            <text:p>17/06/20</text:p>
          </table:table-cell>
          <table:table-cell office:value-type="time" office:time-value="PT1055986H52M13.999999613S" calcext:value-type="time">
            <text:p>10:52: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11:52:13" calcext:value-type="date">
            <text:p>17/06/20</text:p>
          </table:table-cell>
          <table:table-cell office:value-type="time" office:time-value="PT1055987H52M13.000000007S" calcext:value-type="time">
            <text:p>11:52: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1:52:13" calcext:value-type="date">
            <text:p>17/06/20</text:p>
          </table:table-cell>
          <table:table-cell office:value-type="time" office:time-value="PT1055987H52M13.000000007S" calcext:value-type="time">
            <text:p>11:52: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11:52:13" calcext:value-type="date">
            <text:p>17/06/20</text:p>
          </table:table-cell>
          <table:table-cell office:value-type="time" office:time-value="PT1055987H52M13.000000007S" calcext:value-type="time">
            <text:p>11:52: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1:52:13" calcext:value-type="date">
            <text:p>17/06/20</text:p>
          </table:table-cell>
          <table:table-cell office:value-type="time" office:time-value="PT1055987H52M13.000000007S" calcext:value-type="time">
            <text:p>11:52: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7T12:52:12" calcext:value-type="date">
            <text:p>17/06/20</text:p>
          </table:table-cell>
          <table:table-cell office:value-type="time" office:time-value="PT1055988H52M12.000001241S" calcext:value-type="time">
            <text:p>12:52: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2:52:12" calcext:value-type="date">
            <text:p>17/06/20</text:p>
          </table:table-cell>
          <table:table-cell office:value-type="time" office:time-value="PT1055988H52M12.000001241S" calcext:value-type="time">
            <text:p>12:52: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12:52:12" calcext:value-type="date">
            <text:p>17/06/20</text:p>
          </table:table-cell>
          <table:table-cell office:value-type="time" office:time-value="PT1055988H52M12.000001241S" calcext:value-type="time">
            <text:p>12:52: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2:52:12" calcext:value-type="date">
            <text:p>17/06/20</text:p>
          </table:table-cell>
          <table:table-cell office:value-type="time" office:time-value="PT1055988H52M12.000001241S" calcext:value-type="time">
            <text:p>12:52: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7T13:52:11" calcext:value-type="date">
            <text:p>17/06/20</text:p>
          </table:table-cell>
          <table:table-cell office:value-type="time" office:time-value="PT1055989H52M10.999999959S" calcext:value-type="time">
            <text:p>13:52: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3:52:11" calcext:value-type="date">
            <text:p>17/06/20</text:p>
          </table:table-cell>
          <table:table-cell office:value-type="time" office:time-value="PT1055989H52M10.999999959S" calcext:value-type="time">
            <text:p>13:52: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13:52:11" calcext:value-type="date">
            <text:p>17/06/20</text:p>
          </table:table-cell>
          <table:table-cell office:value-type="time" office:time-value="PT1055989H52M10.999999959S" calcext:value-type="time">
            <text:p>13:52: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3:52:11" calcext:value-type="date">
            <text:p>17/06/20</text:p>
          </table:table-cell>
          <table:table-cell office:value-type="time" office:time-value="PT1055989H52M10.999999959S" calcext:value-type="time">
            <text:p>13:52: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7T14:52:10" calcext:value-type="date">
            <text:p>17/06/20</text:p>
          </table:table-cell>
          <table:table-cell office:value-type="time" office:time-value="PT1055990H52M10.000001192S" calcext:value-type="time">
            <text:p>14:52: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4:52:10" calcext:value-type="date">
            <text:p>17/06/20</text:p>
          </table:table-cell>
          <table:table-cell office:value-type="time" office:time-value="PT1055990H52M10.000001192S" calcext:value-type="time">
            <text:p>14:52: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14:52:10" calcext:value-type="date">
            <text:p>17/06/20</text:p>
          </table:table-cell>
          <table:table-cell office:value-type="time" office:time-value="PT1055990H52M10.000001192S" calcext:value-type="time">
            <text:p>14:52: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4:52:10" calcext:value-type="date">
            <text:p>17/06/20</text:p>
          </table:table-cell>
          <table:table-cell office:value-type="time" office:time-value="PT1055990H52M10.000001192S" calcext:value-type="time">
            <text:p>14:52: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7T15:52:09" calcext:value-type="date">
            <text:p>17/06/20</text:p>
          </table:table-cell>
          <table:table-cell office:value-type="time" office:time-value="PT1055991H52M08.999999911S" calcext:value-type="time">
            <text:p>15:52: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5:52:09" calcext:value-type="date">
            <text:p>17/06/20</text:p>
          </table:table-cell>
          <table:table-cell office:value-type="time" office:time-value="PT1055991H52M08.999999911S" calcext:value-type="time">
            <text:p>15:52: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15:52:09" calcext:value-type="date">
            <text:p>17/06/20</text:p>
          </table:table-cell>
          <table:table-cell office:value-type="time" office:time-value="PT1055991H52M08.999999911S" calcext:value-type="time">
            <text:p>15:52: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5:52:09" calcext:value-type="date">
            <text:p>17/06/20</text:p>
          </table:table-cell>
          <table:table-cell office:value-type="time" office:time-value="PT1055991H52M08.999999911S" calcext:value-type="time">
            <text:p>15:52: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7T16:52:08" calcext:value-type="date">
            <text:p>17/06/20</text:p>
          </table:table-cell>
          <table:table-cell office:value-type="time" office:time-value="PT1055992H52M08.000000305S" calcext:value-type="time">
            <text:p>16:52: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6:52:08" calcext:value-type="date">
            <text:p>17/06/20</text:p>
          </table:table-cell>
          <table:table-cell office:value-type="time" office:time-value="PT1055992H52M08.000000305S" calcext:value-type="time">
            <text:p>16:52: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16:52:08" calcext:value-type="date">
            <text:p>17/06/20</text:p>
          </table:table-cell>
          <table:table-cell office:value-type="time" office:time-value="PT1055992H52M08.000000305S" calcext:value-type="time">
            <text:p>16:52: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6:52:08" calcext:value-type="date">
            <text:p>17/06/20</text:p>
          </table:table-cell>
          <table:table-cell office:value-type="time" office:time-value="PT1055992H52M08.000000305S" calcext:value-type="time">
            <text:p>16:52: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7T17:52:07" calcext:value-type="date">
            <text:p>17/06/20</text:p>
          </table:table-cell>
          <table:table-cell office:value-type="time" office:time-value="PT1055993H52M06.999999862S" calcext:value-type="time">
            <text:p>17:52: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7:52:07" calcext:value-type="date">
            <text:p>17/06/20</text:p>
          </table:table-cell>
          <table:table-cell office:value-type="time" office:time-value="PT1055993H52M06.999999862S" calcext:value-type="time">
            <text:p>17:52: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17:52:07" calcext:value-type="date">
            <text:p>17/06/20</text:p>
          </table:table-cell>
          <table:table-cell office:value-type="time" office:time-value="PT1055993H52M06.999999862S" calcext:value-type="time">
            <text:p>17:52: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7:52:07" calcext:value-type="date">
            <text:p>17/06/20</text:p>
          </table:table-cell>
          <table:table-cell office:value-type="time" office:time-value="PT1055993H52M06.999999862S" calcext:value-type="time">
            <text:p>17:52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18:52:06" calcext:value-type="date">
            <text:p>17/06/20</text:p>
          </table:table-cell>
          <table:table-cell office:value-type="time" office:time-value="PT1055994H52M06.000000257S" calcext:value-type="time">
            <text:p>18:52: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8:52:06" calcext:value-type="date">
            <text:p>17/06/20</text:p>
          </table:table-cell>
          <table:table-cell office:value-type="time" office:time-value="PT1055994H52M06.000000257S" calcext:value-type="time">
            <text:p>18:52: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18:52:06" calcext:value-type="date">
            <text:p>17/06/20</text:p>
          </table:table-cell>
          <table:table-cell office:value-type="time" office:time-value="PT1055994H52M06.000000257S" calcext:value-type="time">
            <text:p>18:52: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8:52:06" calcext:value-type="date">
            <text:p>17/06/20</text:p>
          </table:table-cell>
          <table:table-cell office:value-type="time" office:time-value="PT1055994H52M06.000000257S" calcext:value-type="time">
            <text:p>18:52: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19:52:05" calcext:value-type="date">
            <text:p>17/06/20</text:p>
          </table:table-cell>
          <table:table-cell office:value-type="time" office:time-value="PT1055995H52M04.999999814S" calcext:value-type="time">
            <text:p>19:52: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19:52:05" calcext:value-type="date">
            <text:p>17/06/20</text:p>
          </table:table-cell>
          <table:table-cell office:value-type="time" office:time-value="PT1055995H52M04.999999814S" calcext:value-type="time">
            <text:p>19:52: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19:52:05" calcext:value-type="date">
            <text:p>17/06/20</text:p>
          </table:table-cell>
          <table:table-cell office:value-type="time" office:time-value="PT1055995H52M04.999999814S" calcext:value-type="time">
            <text:p>19:52: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19:52:05" calcext:value-type="date">
            <text:p>17/06/20</text:p>
          </table:table-cell>
          <table:table-cell office:value-type="time" office:time-value="PT1055995H52M04.999999814S" calcext:value-type="time">
            <text:p>19:52: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20:52:04.000001" calcext:value-type="date">
            <text:p>17/06/20</text:p>
          </table:table-cell>
          <table:table-cell office:value-type="time" office:time-value="PT1055996H52M04.000000209S" calcext:value-type="time">
            <text:p>20:52: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20:52:04.000001" calcext:value-type="date">
            <text:p>17/06/20</text:p>
          </table:table-cell>
          <table:table-cell office:value-type="time" office:time-value="PT1055996H52M04.000000209S" calcext:value-type="time">
            <text:p>20:52: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20:52:04.000001" calcext:value-type="date">
            <text:p>17/06/20</text:p>
          </table:table-cell>
          <table:table-cell office:value-type="time" office:time-value="PT1055996H52M04.000000209S" calcext:value-type="time">
            <text:p>20:52: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20:52:04.000001" calcext:value-type="date">
            <text:p>17/06/20</text:p>
          </table:table-cell>
          <table:table-cell office:value-type="time" office:time-value="PT1055996H52M04.000000209S" calcext:value-type="time">
            <text:p>20:52: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7T21:52:03" calcext:value-type="date">
            <text:p>17/06/20</text:p>
          </table:table-cell>
          <table:table-cell office:value-type="time" office:time-value="PT1055997H52M03.000000603S" calcext:value-type="time">
            <text:p>21:52: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21:52:03" calcext:value-type="date">
            <text:p>17/06/20</text:p>
          </table:table-cell>
          <table:table-cell office:value-type="time" office:time-value="PT1055997H52M03.000000603S" calcext:value-type="time">
            <text:p>21:52: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21:52:03" calcext:value-type="date">
            <text:p>17/06/20</text:p>
          </table:table-cell>
          <table:table-cell office:value-type="time" office:time-value="PT1055997H52M03.000000603S" calcext:value-type="time">
            <text:p>21:52: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7T21:52:03" calcext:value-type="date">
            <text:p>17/06/20</text:p>
          </table:table-cell>
          <table:table-cell office:value-type="time" office:time-value="PT1055997H52M03.000000603S" calcext:value-type="time">
            <text:p>21:52: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0.0</text:p>
          </table:table-cell>
          <table:table-cell office:value-type="date" office:date-value="2020-06-17T22:52:02" calcext:value-type="date">
            <text:p>17/06/20</text:p>
          </table:table-cell>
          <table:table-cell office:value-type="time" office:time-value="PT1055998H52M01.999999322S" calcext:value-type="time">
            <text:p>22:52: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22:52:02" calcext:value-type="date">
            <text:p>17/06/20</text:p>
          </table:table-cell>
          <table:table-cell office:value-type="time" office:time-value="PT1055998H52M01.999999322S" calcext:value-type="time">
            <text:p>22:52: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7T22:52:02" calcext:value-type="date">
            <text:p>17/06/20</text:p>
          </table:table-cell>
          <table:table-cell office:value-type="time" office:time-value="PT1055998H52M01.999999322S" calcext:value-type="time">
            <text:p>22:52: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22:52:02" calcext:value-type="date">
            <text:p>17/06/20</text:p>
          </table:table-cell>
          <table:table-cell office:value-type="time" office:time-value="PT1055998H52M01.999999322S" calcext:value-type="time">
            <text:p>22:52: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7T23:52:01.000001" calcext:value-type="date">
            <text:p>17/06/20</text:p>
          </table:table-cell>
          <table:table-cell office:value-type="time" office:time-value="PT1055999H52M00.999999717S" calcext:value-type="time">
            <text:p>23:52: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7T23:52:01.000001" calcext:value-type="date">
            <text:p>17/06/20</text:p>
          </table:table-cell>
          <table:table-cell office:value-type="time" office:time-value="PT1055999H52M00.999999717S" calcext:value-type="time">
            <text:p>23:52: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7T23:52:01.000001" calcext:value-type="date">
            <text:p>17/06/20</text:p>
          </table:table-cell>
          <table:table-cell office:value-type="time" office:time-value="PT1055999H52M00.999999717S" calcext:value-type="time">
            <text:p>23:52: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7T23:52:01.000001" calcext:value-type="date">
            <text:p>17/06/20</text:p>
          </table:table-cell>
          <table:table-cell office:value-type="time" office:time-value="PT1055999H52M00.999999717S" calcext:value-type="time">
            <text:p>23:52: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8T00:52:00" calcext:value-type="date">
            <text:p>18/06/20</text:p>
          </table:table-cell>
          <table:table-cell office:value-type="time" office:time-value="PT1056000H52M00.000000112S" calcext:value-type="time">
            <text:p>00:52: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0:52:00" calcext:value-type="date">
            <text:p>18/06/20</text:p>
          </table:table-cell>
          <table:table-cell office:value-type="time" office:time-value="PT1056000H52M00.000000112S" calcext:value-type="time">
            <text:p>00:52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00:52:00" calcext:value-type="date">
            <text:p>18/06/20</text:p>
          </table:table-cell>
          <table:table-cell office:value-type="time" office:time-value="PT1056000H52M00.000000112S" calcext:value-type="time">
            <text:p>00:5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0:52:00" calcext:value-type="date">
            <text:p>18/06/20</text:p>
          </table:table-cell>
          <table:table-cell office:value-type="time" office:time-value="PT1056000H52M00.000000112S" calcext:value-type="time">
            <text:p>00:52: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01:51:59" calcext:value-type="date">
            <text:p>18/06/20</text:p>
          </table:table-cell>
          <table:table-cell office:value-type="time" office:time-value="PT1056001H51M58.99999883S" calcext:value-type="time">
            <text:p>01:51: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8T01:51:59" calcext:value-type="date">
            <text:p>18/06/20</text:p>
          </table:table-cell>
          <table:table-cell office:value-type="time" office:time-value="PT1056001H51M58.99999883S" calcext:value-type="time">
            <text:p>01:51: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01:51:59" calcext:value-type="date">
            <text:p>18/06/20</text:p>
          </table:table-cell>
          <table:table-cell office:value-type="time" office:time-value="PT1056001H51M58.99999883S" calcext:value-type="time">
            <text:p>01:51: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1:51:59" calcext:value-type="date">
            <text:p>18/06/20</text:p>
          </table:table-cell>
          <table:table-cell office:value-type="time" office:time-value="PT1056001H51M58.99999883S" calcext:value-type="time">
            <text:p>01:51: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02:51:58" calcext:value-type="date">
            <text:p>18/06/20</text:p>
          </table:table-cell>
          <table:table-cell office:value-type="time" office:time-value="PT1056002H51M58.000000063S" calcext:value-type="time">
            <text:p>02:51: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2:51:58" calcext:value-type="date">
            <text:p>18/06/20</text:p>
          </table:table-cell>
          <table:table-cell office:value-type="time" office:time-value="PT1056002H51M58.000000063S" calcext:value-type="time">
            <text:p>02:51: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02:51:58" calcext:value-type="date">
            <text:p>18/06/20</text:p>
          </table:table-cell>
          <table:table-cell office:value-type="time" office:time-value="PT1056002H51M58.000000063S" calcext:value-type="time">
            <text:p>02:51: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2:51:58" calcext:value-type="date">
            <text:p>18/06/20</text:p>
          </table:table-cell>
          <table:table-cell office:value-type="time" office:time-value="PT1056002H51M58.000000063S" calcext:value-type="time">
            <text:p>02:51: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03:51:57" calcext:value-type="date">
            <text:p>18/06/20</text:p>
          </table:table-cell>
          <table:table-cell office:value-type="time" office:time-value="PT1056003H51M56.99999962S" calcext:value-type="time">
            <text:p>03:51: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3:51:57" calcext:value-type="date">
            <text:p>18/06/20</text:p>
          </table:table-cell>
          <table:table-cell office:value-type="time" office:time-value="PT1056003H51M56.99999962S" calcext:value-type="time">
            <text:p>03:51: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8T03:51:57" calcext:value-type="date">
            <text:p>18/06/20</text:p>
          </table:table-cell>
          <table:table-cell office:value-type="time" office:time-value="PT1056003H51M56.99999962S" calcext:value-type="time">
            <text:p>03:51: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3:51:57" calcext:value-type="date">
            <text:p>18/06/20</text:p>
          </table:table-cell>
          <table:table-cell office:value-type="time" office:time-value="PT1056003H51M56.99999962S" calcext:value-type="time">
            <text:p>03:51: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8T04:51:56" calcext:value-type="date">
            <text:p>18/06/20</text:p>
          </table:table-cell>
          <table:table-cell office:value-type="time" office:time-value="PT1056004H51M56.000000015S" calcext:value-type="time">
            <text:p>04:51: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4:51:56" calcext:value-type="date">
            <text:p>18/06/20</text:p>
          </table:table-cell>
          <table:table-cell office:value-type="time" office:time-value="PT1056004H51M56.000000015S" calcext:value-type="time">
            <text:p>04:51: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8T04:51:56" calcext:value-type="date">
            <text:p>18/06/20</text:p>
          </table:table-cell>
          <table:table-cell office:value-type="time" office:time-value="PT1056004H51M56.000000015S" calcext:value-type="time">
            <text:p>04:51: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4:51:56" calcext:value-type="date">
            <text:p>18/06/20</text:p>
          </table:table-cell>
          <table:table-cell office:value-type="time" office:time-value="PT1056004H51M56.000000015S" calcext:value-type="time">
            <text:p>04:51: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8T05:51:55" calcext:value-type="date">
            <text:p>18/06/20</text:p>
          </table:table-cell>
          <table:table-cell office:value-type="time" office:time-value="PT1056005H51M55.000001248S" calcext:value-type="time">
            <text:p>05:51: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5:51:55" calcext:value-type="date">
            <text:p>18/06/20</text:p>
          </table:table-cell>
          <table:table-cell office:value-type="time" office:time-value="PT1056005H51M55.000001248S" calcext:value-type="time">
            <text:p>05:51: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8T05:51:55" calcext:value-type="date">
            <text:p>18/06/20</text:p>
          </table:table-cell>
          <table:table-cell office:value-type="time" office:time-value="PT1056005H51M55.000001248S" calcext:value-type="time">
            <text:p>05:51: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5:51:55" calcext:value-type="date">
            <text:p>18/06/20</text:p>
          </table:table-cell>
          <table:table-cell office:value-type="time" office:time-value="PT1056005H51M55.000001248S" calcext:value-type="time">
            <text:p>05:51: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8T06:51:54" calcext:value-type="date">
            <text:p>18/06/20</text:p>
          </table:table-cell>
          <table:table-cell office:value-type="time" office:time-value="PT1056006H51M53.999999966S" calcext:value-type="time">
            <text:p>06:51: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6:51:54" calcext:value-type="date">
            <text:p>18/06/20</text:p>
          </table:table-cell>
          <table:table-cell office:value-type="time" office:time-value="PT1056006H51M53.999999966S" calcext:value-type="time">
            <text:p>06:51: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06:51:54" calcext:value-type="date">
            <text:p>18/06/20</text:p>
          </table:table-cell>
          <table:table-cell office:value-type="time" office:time-value="PT1056006H51M53.999999966S" calcext:value-type="time">
            <text:p>06:51: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6:51:54" calcext:value-type="date">
            <text:p>18/06/20</text:p>
          </table:table-cell>
          <table:table-cell office:value-type="time" office:time-value="PT1056006H51M53.999999966S" calcext:value-type="time">
            <text:p>06:51: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8T07:51:53" calcext:value-type="date">
            <text:p>18/06/20</text:p>
          </table:table-cell>
          <table:table-cell office:value-type="time" office:time-value="PT1056007H51M53.000000361S" calcext:value-type="time">
            <text:p>07:51: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7:51:53" calcext:value-type="date">
            <text:p>18/06/20</text:p>
          </table:table-cell>
          <table:table-cell office:value-type="time" office:time-value="PT1056007H51M53.000000361S" calcext:value-type="time">
            <text:p>07:51: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07:51:53" calcext:value-type="date">
            <text:p>18/06/20</text:p>
          </table:table-cell>
          <table:table-cell office:value-type="time" office:time-value="PT1056007H51M53.000000361S" calcext:value-type="time">
            <text:p>07:51: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7:51:53" calcext:value-type="date">
            <text:p>18/06/20</text:p>
          </table:table-cell>
          <table:table-cell office:value-type="time" office:time-value="PT1056007H51M53.000000361S" calcext:value-type="time">
            <text:p>07:51: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8T08:51:52" calcext:value-type="date">
            <text:p>18/06/20</text:p>
          </table:table-cell>
          <table:table-cell office:value-type="time" office:time-value="PT1056008H51M51.999999918S" calcext:value-type="time">
            <text:p>08:51: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8:51:52" calcext:value-type="date">
            <text:p>18/06/20</text:p>
          </table:table-cell>
          <table:table-cell office:value-type="time" office:time-value="PT1056008H51M51.999999918S" calcext:value-type="time">
            <text:p>08:51: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08:51:52" calcext:value-type="date">
            <text:p>18/06/20</text:p>
          </table:table-cell>
          <table:table-cell office:value-type="time" office:time-value="PT1056008H51M51.999999918S" calcext:value-type="time">
            <text:p>08:51: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8:51:52" calcext:value-type="date">
            <text:p>18/06/20</text:p>
          </table:table-cell>
          <table:table-cell office:value-type="time" office:time-value="PT1056008H51M51.999999918S" calcext:value-type="time">
            <text:p>08:51: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8T09:51:51" calcext:value-type="date">
            <text:p>18/06/20</text:p>
          </table:table-cell>
          <table:table-cell office:value-type="time" office:time-value="PT1056009H51M51.000000313S" calcext:value-type="time">
            <text:p>09:51: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09:51:51" calcext:value-type="date">
            <text:p>18/06/20</text:p>
          </table:table-cell>
          <table:table-cell office:value-type="time" office:time-value="PT1056009H51M51.000000313S" calcext:value-type="time">
            <text:p>09:51: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09:51:51" calcext:value-type="date">
            <text:p>18/06/20</text:p>
          </table:table-cell>
          <table:table-cell office:value-type="time" office:time-value="PT1056009H51M51.000000313S" calcext:value-type="time">
            <text:p>09:51: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09:51:51" calcext:value-type="date">
            <text:p>18/06/20</text:p>
          </table:table-cell>
          <table:table-cell office:value-type="time" office:time-value="PT1056009H51M51.000000313S" calcext:value-type="time">
            <text:p>09:51: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0:51:49.999999" calcext:value-type="date">
            <text:p>18/06/20</text:p>
          </table:table-cell>
          <table:table-cell office:value-type="time" office:time-value="PT1056010H51M49.999999031S" calcext:value-type="time">
            <text:p>10:51: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0:51:49.999999" calcext:value-type="date">
            <text:p>18/06/20</text:p>
          </table:table-cell>
          <table:table-cell office:value-type="time" office:time-value="PT1056010H51M49.999999031S" calcext:value-type="time">
            <text:p>10:51: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0:51:49.999999" calcext:value-type="date">
            <text:p>18/06/20</text:p>
          </table:table-cell>
          <table:table-cell office:value-type="time" office:time-value="PT1056010H51M49.999999031S" calcext:value-type="time">
            <text:p>10:51: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0:51:49.999999" calcext:value-type="date">
            <text:p>18/06/20</text:p>
          </table:table-cell>
          <table:table-cell office:value-type="time" office:time-value="PT1056010H51M49.999999031S" calcext:value-type="time">
            <text:p>10:51: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1:51:49" calcext:value-type="date">
            <text:p>18/06/20</text:p>
          </table:table-cell>
          <table:table-cell office:value-type="time" office:time-value="PT1056011H51M49.000000264S" calcext:value-type="time">
            <text:p>11:51: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1:51:49" calcext:value-type="date">
            <text:p>18/06/20</text:p>
          </table:table-cell>
          <table:table-cell office:value-type="time" office:time-value="PT1056011H51M49.000000264S" calcext:value-type="time">
            <text:p>11:51: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1:51:49" calcext:value-type="date">
            <text:p>18/06/20</text:p>
          </table:table-cell>
          <table:table-cell office:value-type="time" office:time-value="PT1056011H51M49.000000264S" calcext:value-type="time">
            <text:p>11:51: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1:51:49" calcext:value-type="date">
            <text:p>18/06/20</text:p>
          </table:table-cell>
          <table:table-cell office:value-type="time" office:time-value="PT1056011H51M49.000000264S" calcext:value-type="time">
            <text:p>11:51: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2:51:48" calcext:value-type="date">
            <text:p>18/06/20</text:p>
          </table:table-cell>
          <table:table-cell office:value-type="time" office:time-value="PT1056012H51M47.999999821S" calcext:value-type="time">
            <text:p>12:51: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2:51:48" calcext:value-type="date">
            <text:p>18/06/20</text:p>
          </table:table-cell>
          <table:table-cell office:value-type="time" office:time-value="PT1056012H51M47.999999821S" calcext:value-type="time">
            <text:p>12:51: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2:51:48" calcext:value-type="date">
            <text:p>18/06/20</text:p>
          </table:table-cell>
          <table:table-cell office:value-type="time" office:time-value="PT1056012H51M47.999999821S" calcext:value-type="time">
            <text:p>12:51: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2:51:48" calcext:value-type="date">
            <text:p>18/06/20</text:p>
          </table:table-cell>
          <table:table-cell office:value-type="time" office:time-value="PT1056012H51M47.999999821S" calcext:value-type="time">
            <text:p>12:51: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3:51:47" calcext:value-type="date">
            <text:p>18/06/20</text:p>
          </table:table-cell>
          <table:table-cell office:value-type="time" office:time-value="PT1056013H51M47.000000216S" calcext:value-type="time">
            <text:p>13:51: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3:51:47" calcext:value-type="date">
            <text:p>18/06/20</text:p>
          </table:table-cell>
          <table:table-cell office:value-type="time" office:time-value="PT1056013H51M47.000000216S" calcext:value-type="time">
            <text:p>13:51: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3:51:47" calcext:value-type="date">
            <text:p>18/06/20</text:p>
          </table:table-cell>
          <table:table-cell office:value-type="time" office:time-value="PT1056013H51M47.000000216S" calcext:value-type="time">
            <text:p>13:51: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3:51:47" calcext:value-type="date">
            <text:p>18/06/20</text:p>
          </table:table-cell>
          <table:table-cell office:value-type="time" office:time-value="PT1056013H51M47.000000216S" calcext:value-type="time">
            <text:p>13:51: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4:51:46" calcext:value-type="date">
            <text:p>18/06/20</text:p>
          </table:table-cell>
          <table:table-cell office:value-type="time" office:time-value="PT1056014H51M46.000000611S" calcext:value-type="time">
            <text:p>14:51: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4:51:46" calcext:value-type="date">
            <text:p>18/06/20</text:p>
          </table:table-cell>
          <table:table-cell office:value-type="time" office:time-value="PT1056014H51M46.000000611S" calcext:value-type="time">
            <text:p>14:51: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4:51:46" calcext:value-type="date">
            <text:p>18/06/20</text:p>
          </table:table-cell>
          <table:table-cell office:value-type="time" office:time-value="PT1056014H51M46.000000611S" calcext:value-type="time">
            <text:p>14:51: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4:51:46" calcext:value-type="date">
            <text:p>18/06/20</text:p>
          </table:table-cell>
          <table:table-cell office:value-type="time" office:time-value="PT1056014H51M46.000000611S" calcext:value-type="time">
            <text:p>14:51: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8T15:51:45" calcext:value-type="date">
            <text:p>18/06/20</text:p>
          </table:table-cell>
          <table:table-cell office:value-type="time" office:time-value="PT1056015H51M44.999999329S" calcext:value-type="time">
            <text:p>15:51: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5:51:45" calcext:value-type="date">
            <text:p>18/06/20</text:p>
          </table:table-cell>
          <table:table-cell office:value-type="time" office:time-value="PT1056015H51M44.999999329S" calcext:value-type="time">
            <text:p>15:51: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8T15:51:45" calcext:value-type="date">
            <text:p>18/06/20</text:p>
          </table:table-cell>
          <table:table-cell office:value-type="time" office:time-value="PT1056015H51M44.999999329S" calcext:value-type="time">
            <text:p>15:51: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8T15:51:45" calcext:value-type="date">
            <text:p>18/06/20</text:p>
          </table:table-cell>
          <table:table-cell office:value-type="time" office:time-value="PT1056015H51M44.999999329S" calcext:value-type="time">
            <text:p>15:51: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0.0</text:p>
          </table:table-cell>
          <table:table-cell office:value-type="date" office:date-value="2020-06-18T16:51:44" calcext:value-type="date">
            <text:p>18/06/20</text:p>
          </table:table-cell>
          <table:table-cell office:value-type="time" office:time-value="PT1056016H51M43.999999724S" calcext:value-type="time">
            <text:p>16:51: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6:51:44" calcext:value-type="date">
            <text:p>18/06/20</text:p>
          </table:table-cell>
          <table:table-cell office:value-type="time" office:time-value="PT1056016H51M43.999999724S" calcext:value-type="time">
            <text:p>16:51: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6:51:44" calcext:value-type="date">
            <text:p>18/06/20</text:p>
          </table:table-cell>
          <table:table-cell office:value-type="time" office:time-value="PT1056016H51M43.999999724S" calcext:value-type="time">
            <text:p>16:51: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6:51:44" calcext:value-type="date">
            <text:p>18/06/20</text:p>
          </table:table-cell>
          <table:table-cell office:value-type="time" office:time-value="PT1056016H51M43.999999724S" calcext:value-type="time">
            <text:p>16:51: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7:51:43" calcext:value-type="date">
            <text:p>18/06/20</text:p>
          </table:table-cell>
          <table:table-cell office:value-type="time" office:time-value="PT1056017H51M43.000000119S" calcext:value-type="time">
            <text:p>17:51: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7:51:43" calcext:value-type="date">
            <text:p>18/06/20</text:p>
          </table:table-cell>
          <table:table-cell office:value-type="time" office:time-value="PT1056017H51M43.000000119S" calcext:value-type="time">
            <text:p>17:51: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7:51:43" calcext:value-type="date">
            <text:p>18/06/20</text:p>
          </table:table-cell>
          <table:table-cell office:value-type="time" office:time-value="PT1056017H51M43.000000119S" calcext:value-type="time">
            <text:p>17:51: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7:51:43" calcext:value-type="date">
            <text:p>18/06/20</text:p>
          </table:table-cell>
          <table:table-cell office:value-type="time" office:time-value="PT1056017H51M43.000000119S" calcext:value-type="time">
            <text:p>17:51: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8:51:42" calcext:value-type="date">
            <text:p>18/06/20</text:p>
          </table:table-cell>
          <table:table-cell office:value-type="time" office:time-value="PT1056018H51M41.999999676S" calcext:value-type="time">
            <text:p>18:51: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8:51:42" calcext:value-type="date">
            <text:p>18/06/20</text:p>
          </table:table-cell>
          <table:table-cell office:value-type="time" office:time-value="PT1056018H51M41.999999676S" calcext:value-type="time">
            <text:p>18:51: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8:51:42" calcext:value-type="date">
            <text:p>18/06/20</text:p>
          </table:table-cell>
          <table:table-cell office:value-type="time" office:time-value="PT1056018H51M41.999999676S" calcext:value-type="time">
            <text:p>18:51: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8:51:42" calcext:value-type="date">
            <text:p>18/06/20</text:p>
          </table:table-cell>
          <table:table-cell office:value-type="time" office:time-value="PT1056018H51M41.999999676S" calcext:value-type="time">
            <text:p>18:51: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19:51:41" calcext:value-type="date">
            <text:p>18/06/20</text:p>
          </table:table-cell>
          <table:table-cell office:value-type="time" office:time-value="PT1056019H51M41.000000071S" calcext:value-type="time">
            <text:p>19:51: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19:51:41" calcext:value-type="date">
            <text:p>18/06/20</text:p>
          </table:table-cell>
          <table:table-cell office:value-type="time" office:time-value="PT1056019H51M41.000000071S" calcext:value-type="time">
            <text:p>19:51: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19:51:41" calcext:value-type="date">
            <text:p>18/06/20</text:p>
          </table:table-cell>
          <table:table-cell office:value-type="time" office:time-value="PT1056019H51M41.000000071S" calcext:value-type="time">
            <text:p>19:51: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19:51:41" calcext:value-type="date">
            <text:p>18/06/20</text:p>
          </table:table-cell>
          <table:table-cell office:value-type="time" office:time-value="PT1056019H51M41.000000071S" calcext:value-type="time">
            <text:p>19:51: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20:51:40" calcext:value-type="date">
            <text:p>18/06/20</text:p>
          </table:table-cell>
          <table:table-cell office:value-type="time" office:time-value="PT1056020H51M39.999999627S" calcext:value-type="time">
            <text:p>20:51: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20:51:40" calcext:value-type="date">
            <text:p>18/06/20</text:p>
          </table:table-cell>
          <table:table-cell office:value-type="time" office:time-value="PT1056020H51M39.999999627S" calcext:value-type="time">
            <text:p>20:51: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20:51:40" calcext:value-type="date">
            <text:p>18/06/20</text:p>
          </table:table-cell>
          <table:table-cell office:value-type="time" office:time-value="PT1056020H51M39.999999627S" calcext:value-type="time">
            <text:p>20:51: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20:51:40" calcext:value-type="date">
            <text:p>18/06/20</text:p>
          </table:table-cell>
          <table:table-cell office:value-type="time" office:time-value="PT1056020H51M39.999999627S" calcext:value-type="time">
            <text:p>20:51: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21:51:39" calcext:value-type="date">
            <text:p>18/06/20</text:p>
          </table:table-cell>
          <table:table-cell office:value-type="time" office:time-value="PT1056021H51M39.000000022S" calcext:value-type="time">
            <text:p>21:51: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8T21:51:39" calcext:value-type="date">
            <text:p>18/06/20</text:p>
          </table:table-cell>
          <table:table-cell office:value-type="time" office:time-value="PT1056021H51M39.000000022S" calcext:value-type="time">
            <text:p>21:51: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21:51:39" calcext:value-type="date">
            <text:p>18/06/20</text:p>
          </table:table-cell>
          <table:table-cell office:value-type="time" office:time-value="PT1056021H51M39.000000022S" calcext:value-type="time">
            <text:p>21:51: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21:51:39" calcext:value-type="date">
            <text:p>18/06/20</text:p>
          </table:table-cell>
          <table:table-cell office:value-type="time" office:time-value="PT1056021H51M39.000000022S" calcext:value-type="time">
            <text:p>21:51: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8T22:51:38" calcext:value-type="date">
            <text:p>18/06/20</text:p>
          </table:table-cell>
          <table:table-cell office:value-type="time" office:time-value="PT1056022H51M38.000000417S" calcext:value-type="time">
            <text:p>22:51: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22:51:38" calcext:value-type="date">
            <text:p>18/06/20</text:p>
          </table:table-cell>
          <table:table-cell office:value-type="time" office:time-value="PT1056022H51M38.000000417S" calcext:value-type="time">
            <text:p>22:51: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22:51:38" calcext:value-type="date">
            <text:p>18/06/20</text:p>
          </table:table-cell>
          <table:table-cell office:value-type="time" office:time-value="PT1056022H51M38.000000417S" calcext:value-type="time">
            <text:p>22:51: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8T22:51:38" calcext:value-type="date">
            <text:p>18/06/20</text:p>
          </table:table-cell>
          <table:table-cell office:value-type="time" office:time-value="PT1056022H51M38.000000417S" calcext:value-type="time">
            <text:p>22:51: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8T23:51:37" calcext:value-type="date">
            <text:p>18/06/20</text:p>
          </table:table-cell>
          <table:table-cell office:value-type="time" office:time-value="PT1056023H51M37.000000812S" calcext:value-type="time">
            <text:p>23:51: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8T23:51:37" calcext:value-type="date">
            <text:p>18/06/20</text:p>
          </table:table-cell>
          <table:table-cell office:value-type="time" office:time-value="PT1056023H51M37.000000812S" calcext:value-type="time">
            <text:p>23:51: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8T23:51:37" calcext:value-type="date">
            <text:p>18/06/20</text:p>
          </table:table-cell>
          <table:table-cell office:value-type="time" office:time-value="PT1056023H51M37.000000812S" calcext:value-type="time">
            <text:p>23:51: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8T23:51:37" calcext:value-type="date">
            <text:p>18/06/20</text:p>
          </table:table-cell>
          <table:table-cell office:value-type="time" office:time-value="PT1056023H51M37.000000812S" calcext:value-type="time">
            <text:p>23:51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0:51:36" calcext:value-type="date">
            <text:p>19/06/20</text:p>
          </table:table-cell>
          <table:table-cell office:value-type="time" office:time-value="PT1056024H51M35.999999531S" calcext:value-type="time">
            <text:p>00:51: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0:51:36" calcext:value-type="date">
            <text:p>19/06/20</text:p>
          </table:table-cell>
          <table:table-cell office:value-type="time" office:time-value="PT1056024H51M35.999999531S" calcext:value-type="time">
            <text:p>00:51: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0:51:36" calcext:value-type="date">
            <text:p>19/06/20</text:p>
          </table:table-cell>
          <table:table-cell office:value-type="time" office:time-value="PT1056024H51M35.999999531S" calcext:value-type="time">
            <text:p>00:51: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0:51:36" calcext:value-type="date">
            <text:p>19/06/20</text:p>
          </table:table-cell>
          <table:table-cell office:value-type="time" office:time-value="PT1056024H51M35.999999531S" calcext:value-type="time">
            <text:p>00:51: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1:51:35" calcext:value-type="date">
            <text:p>19/06/20</text:p>
          </table:table-cell>
          <table:table-cell office:value-type="time" office:time-value="PT1056025H51M34.999999925S" calcext:value-type="time">
            <text:p>01:51: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1:51:35" calcext:value-type="date">
            <text:p>19/06/20</text:p>
          </table:table-cell>
          <table:table-cell office:value-type="time" office:time-value="PT1056025H51M34.999999925S" calcext:value-type="time">
            <text:p>01:51: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1:51:35" calcext:value-type="date">
            <text:p>19/06/20</text:p>
          </table:table-cell>
          <table:table-cell office:value-type="time" office:time-value="PT1056025H51M34.999999925S" calcext:value-type="time">
            <text:p>01:51: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1:51:35" calcext:value-type="date">
            <text:p>19/06/20</text:p>
          </table:table-cell>
          <table:table-cell office:value-type="time" office:time-value="PT1056025H51M34.999999925S" calcext:value-type="time">
            <text:p>01:51: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2:51:34" calcext:value-type="date">
            <text:p>19/06/20</text:p>
          </table:table-cell>
          <table:table-cell office:value-type="time" office:time-value="PT1056026H51M34.00000032S" calcext:value-type="time">
            <text:p>02:51: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2:51:34" calcext:value-type="date">
            <text:p>19/06/20</text:p>
          </table:table-cell>
          <table:table-cell office:value-type="time" office:time-value="PT1056026H51M34.00000032S" calcext:value-type="time">
            <text:p>02:51: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2:51:34" calcext:value-type="date">
            <text:p>19/06/20</text:p>
          </table:table-cell>
          <table:table-cell office:value-type="time" office:time-value="PT1056026H51M34.00000032S" calcext:value-type="time">
            <text:p>02:51: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2:51:34" calcext:value-type="date">
            <text:p>19/06/20</text:p>
          </table:table-cell>
          <table:table-cell office:value-type="time" office:time-value="PT1056026H51M34.00000032S" calcext:value-type="time">
            <text:p>02:51: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3:51:33" calcext:value-type="date">
            <text:p>19/06/20</text:p>
          </table:table-cell>
          <table:table-cell office:value-type="time" office:time-value="PT1056027H51M32.999999039S" calcext:value-type="time">
            <text:p>03:51: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3:51:33" calcext:value-type="date">
            <text:p>19/06/20</text:p>
          </table:table-cell>
          <table:table-cell office:value-type="time" office:time-value="PT1056027H51M32.999999039S" calcext:value-type="time">
            <text:p>03:51: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3:51:33" calcext:value-type="date">
            <text:p>19/06/20</text:p>
          </table:table-cell>
          <table:table-cell office:value-type="time" office:time-value="PT1056027H51M32.999999039S" calcext:value-type="time">
            <text:p>03:51: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3:51:33" calcext:value-type="date">
            <text:p>19/06/20</text:p>
          </table:table-cell>
          <table:table-cell office:value-type="time" office:time-value="PT1056027H51M32.999999039S" calcext:value-type="time">
            <text:p>03:51: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4:51:32" calcext:value-type="date">
            <text:p>19/06/20</text:p>
          </table:table-cell>
          <table:table-cell office:value-type="time" office:time-value="PT1056028H51M31.999999434S" calcext:value-type="time">
            <text:p>04:51: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4:51:32" calcext:value-type="date">
            <text:p>19/06/20</text:p>
          </table:table-cell>
          <table:table-cell office:value-type="time" office:time-value="PT1056028H51M31.999999434S" calcext:value-type="time">
            <text:p>04:51: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4:51:32" calcext:value-type="date">
            <text:p>19/06/20</text:p>
          </table:table-cell>
          <table:table-cell office:value-type="time" office:time-value="PT1056028H51M31.999999434S" calcext:value-type="time">
            <text:p>04:51: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4:51:32" calcext:value-type="date">
            <text:p>19/06/20</text:p>
          </table:table-cell>
          <table:table-cell office:value-type="time" office:time-value="PT1056028H51M31.999999434S" calcext:value-type="time">
            <text:p>04:51: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5:51:31" calcext:value-type="date">
            <text:p>19/06/20</text:p>
          </table:table-cell>
          <table:table-cell office:value-type="time" office:time-value="PT1056029H51M30.999999829S" calcext:value-type="time">
            <text:p>05:51: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5:51:31" calcext:value-type="date">
            <text:p>19/06/20</text:p>
          </table:table-cell>
          <table:table-cell office:value-type="time" office:time-value="PT1056029H51M30.999999829S" calcext:value-type="time">
            <text:p>05:51: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5:51:31" calcext:value-type="date">
            <text:p>19/06/20</text:p>
          </table:table-cell>
          <table:table-cell office:value-type="time" office:time-value="PT1056029H51M30.999999829S" calcext:value-type="time">
            <text:p>05:51: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5:51:31" calcext:value-type="date">
            <text:p>19/06/20</text:p>
          </table:table-cell>
          <table:table-cell office:value-type="time" office:time-value="PT1056029H51M30.999999829S" calcext:value-type="time">
            <text:p>05:51: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6:51:30" calcext:value-type="date">
            <text:p>19/06/20</text:p>
          </table:table-cell>
          <table:table-cell office:value-type="time" office:time-value="PT1056030H51M30.000000224S" calcext:value-type="time">
            <text:p>06:51: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6:51:30" calcext:value-type="date">
            <text:p>19/06/20</text:p>
          </table:table-cell>
          <table:table-cell office:value-type="time" office:time-value="PT1056030H51M30.000000224S" calcext:value-type="time">
            <text:p>06:51: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6:51:30" calcext:value-type="date">
            <text:p>19/06/20</text:p>
          </table:table-cell>
          <table:table-cell office:value-type="time" office:time-value="PT1056030H51M30.000000224S" calcext:value-type="time">
            <text:p>06:51: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6:51:30" calcext:value-type="date">
            <text:p>19/06/20</text:p>
          </table:table-cell>
          <table:table-cell office:value-type="time" office:time-value="PT1056030H51M30.000000224S" calcext:value-type="time">
            <text:p>06:51: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7:51:29" calcext:value-type="date">
            <text:p>19/06/20</text:p>
          </table:table-cell>
          <table:table-cell office:value-type="time" office:time-value="PT1056031H51M29.000000618S" calcext:value-type="time">
            <text:p>07:51: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7:51:29" calcext:value-type="date">
            <text:p>19/06/20</text:p>
          </table:table-cell>
          <table:table-cell office:value-type="time" office:time-value="PT1056031H51M29.000000618S" calcext:value-type="time">
            <text:p>07:51: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9T07:51:29" calcext:value-type="date">
            <text:p>19/06/20</text:p>
          </table:table-cell>
          <table:table-cell office:value-type="time" office:time-value="PT1056031H51M29.000000618S" calcext:value-type="time">
            <text:p>07:51: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7:51:29" calcext:value-type="date">
            <text:p>19/06/20</text:p>
          </table:table-cell>
          <table:table-cell office:value-type="time" office:time-value="PT1056031H51M29.000000618S" calcext:value-type="time">
            <text:p>07:51: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8:51:28" calcext:value-type="date">
            <text:p>19/06/20</text:p>
          </table:table-cell>
          <table:table-cell office:value-type="time" office:time-value="PT1056032H51M27.999999337S" calcext:value-type="time">
            <text:p>08:51: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8:51:28" calcext:value-type="date">
            <text:p>19/06/20</text:p>
          </table:table-cell>
          <table:table-cell office:value-type="time" office:time-value="PT1056032H51M27.999999337S" calcext:value-type="time">
            <text:p>08:51: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08:51:28" calcext:value-type="date">
            <text:p>19/06/20</text:p>
          </table:table-cell>
          <table:table-cell office:value-type="time" office:time-value="PT1056032H51M27.999999337S" calcext:value-type="time">
            <text:p>08:51: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08:51:28" calcext:value-type="date">
            <text:p>19/06/20</text:p>
          </table:table-cell>
          <table:table-cell office:value-type="time" office:time-value="PT1056032H51M27.999999337S" calcext:value-type="time">
            <text:p>08:51: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09:51:27" calcext:value-type="date">
            <text:p>19/06/20</text:p>
          </table:table-cell>
          <table:table-cell office:value-type="time" office:time-value="PT1056033H51M26.999999732S" calcext:value-type="time">
            <text:p>09:51: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09:51:27" calcext:value-type="date">
            <text:p>19/06/20</text:p>
          </table:table-cell>
          <table:table-cell office:value-type="time" office:time-value="PT1056033H51M26.999999732S" calcext:value-type="time">
            <text:p>09:51: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9T09:51:27" calcext:value-type="date">
            <text:p>19/06/20</text:p>
          </table:table-cell>
          <table:table-cell office:value-type="time" office:time-value="PT1056033H51M26.999999732S" calcext:value-type="time">
            <text:p>09:51: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09:51:27" calcext:value-type="date">
            <text:p>19/06/20</text:p>
          </table:table-cell>
          <table:table-cell office:value-type="time" office:time-value="PT1056033H51M26.999999732S" calcext:value-type="time">
            <text:p>09:51: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9T10:51:25.999999" calcext:value-type="date">
            <text:p>19/06/20</text:p>
          </table:table-cell>
          <table:table-cell office:value-type="time" office:time-value="PT1056034H51M25.999999288S" calcext:value-type="time">
            <text:p>10:51: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7.0</text:p>
          </table:table-cell>
          <table:table-cell office:value-type="date" office:date-value="2020-06-19T10:51:25.999999" calcext:value-type="date">
            <text:p>19/06/20</text:p>
          </table:table-cell>
          <table:table-cell office:value-type="time" office:time-value="PT1056034H51M25.999999288S" calcext:value-type="time">
            <text:p>10:51: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7.0</text:p>
          </table:table-cell>
          <table:table-cell office:value-type="date" office:date-value="2020-06-19T10:51:25.999999" calcext:value-type="date">
            <text:p>19/06/20</text:p>
          </table:table-cell>
          <table:table-cell office:value-type="time" office:time-value="PT1056034H51M25.999999288S" calcext:value-type="time">
            <text:p>10:51: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10:51:25.999999" calcext:value-type="date">
            <text:p>19/06/20</text:p>
          </table:table-cell>
          <table:table-cell office:value-type="time" office:time-value="PT1056034H51M25.999999288S" calcext:value-type="time">
            <text:p>10:51: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9T11:51:25" calcext:value-type="date">
            <text:p>19/06/20</text:p>
          </table:table-cell>
          <table:table-cell office:value-type="time" office:time-value="PT1056035H51M24.999999683S" calcext:value-type="time">
            <text:p>11:51: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1:51:25" calcext:value-type="date">
            <text:p>19/06/20</text:p>
          </table:table-cell>
          <table:table-cell office:value-type="time" office:time-value="PT1056035H51M24.999999683S" calcext:value-type="time">
            <text:p>11:51: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1:51:25" calcext:value-type="date">
            <text:p>19/06/20</text:p>
          </table:table-cell>
          <table:table-cell office:value-type="time" office:time-value="PT1056035H51M24.999999683S" calcext:value-type="time">
            <text:p>11:51: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11:51:25" calcext:value-type="date">
            <text:p>19/06/20</text:p>
          </table:table-cell>
          <table:table-cell office:value-type="time" office:time-value="PT1056035H51M24.999999683S" calcext:value-type="time">
            <text:p>11:51: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1.0</text:p>
          </table:table-cell>
          <table:table-cell office:value-type="date" office:date-value="2020-06-19T12:51:24" calcext:value-type="date">
            <text:p>19/06/20</text:p>
          </table:table-cell>
          <table:table-cell office:value-type="time" office:time-value="PT1056036H51M24.000000078S" calcext:value-type="time">
            <text:p>12:51: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2:51:24" calcext:value-type="date">
            <text:p>19/06/20</text:p>
          </table:table-cell>
          <table:table-cell office:value-type="time" office:time-value="PT1056036H51M24.000000078S" calcext:value-type="time">
            <text:p>12:51: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2:51:24" calcext:value-type="date">
            <text:p>19/06/20</text:p>
          </table:table-cell>
          <table:table-cell office:value-type="time" office:time-value="PT1056036H51M24.000000078S" calcext:value-type="time">
            <text:p>12:51: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12:51:24" calcext:value-type="date">
            <text:p>19/06/20</text:p>
          </table:table-cell>
          <table:table-cell office:value-type="time" office:time-value="PT1056036H51M24.000000078S" calcext:value-type="time">
            <text:p>12:51: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81.0</text:p>
          </table:table-cell>
          <table:table-cell office:value-type="date" office:date-value="2020-06-19T13:51:22.999999" calcext:value-type="date">
            <text:p>19/06/20</text:p>
          </table:table-cell>
          <table:table-cell office:value-type="time" office:time-value="PT1056037H51M22.999999635S" calcext:value-type="time">
            <text:p>13:51: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13:51:22.999999" calcext:value-type="date">
            <text:p>19/06/20</text:p>
          </table:table-cell>
          <table:table-cell office:value-type="time" office:time-value="PT1056037H51M22.999999635S" calcext:value-type="time">
            <text:p>13:51: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13:51:22.999999" calcext:value-type="date">
            <text:p>19/06/20</text:p>
          </table:table-cell>
          <table:table-cell office:value-type="time" office:time-value="PT1056037H51M22.999999635S" calcext:value-type="time">
            <text:p>13:51: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2.0</text:p>
          </table:table-cell>
          <table:table-cell office:value-type="date" office:date-value="2020-06-19T13:51:22.999999" calcext:value-type="date">
            <text:p>19/06/20</text:p>
          </table:table-cell>
          <table:table-cell office:value-type="time" office:time-value="PT1056037H51M22.999999635S" calcext:value-type="time">
            <text:p>13:51: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9T14:51:22" calcext:value-type="date">
            <text:p>19/06/20</text:p>
          </table:table-cell>
          <table:table-cell office:value-type="time" office:time-value="PT1056038H51M22.00000003S" calcext:value-type="time">
            <text:p>14:51: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14:51:22" calcext:value-type="date">
            <text:p>19/06/20</text:p>
          </table:table-cell>
          <table:table-cell office:value-type="time" office:time-value="PT1056038H51M22.00000003S" calcext:value-type="time">
            <text:p>14:51: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14:51:22" calcext:value-type="date">
            <text:p>19/06/20</text:p>
          </table:table-cell>
          <table:table-cell office:value-type="time" office:time-value="PT1056038H51M22.00000003S" calcext:value-type="time">
            <text:p>14:51: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14:51:22" calcext:value-type="date">
            <text:p>19/06/20</text:p>
          </table:table-cell>
          <table:table-cell office:value-type="time" office:time-value="PT1056038H51M22.00000003S" calcext:value-type="time">
            <text:p>14:51: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15:51:21" calcext:value-type="date">
            <text:p>19/06/20</text:p>
          </table:table-cell>
          <table:table-cell office:value-type="time" office:time-value="PT1056039H51M21.000000425S" calcext:value-type="time">
            <text:p>15:51: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5:51:21" calcext:value-type="date">
            <text:p>19/06/20</text:p>
          </table:table-cell>
          <table:table-cell office:value-type="time" office:time-value="PT1056039H51M21.000000425S" calcext:value-type="time">
            <text:p>15:51: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15:51:21" calcext:value-type="date">
            <text:p>19/06/20</text:p>
          </table:table-cell>
          <table:table-cell office:value-type="time" office:time-value="PT1056039H51M21.000000425S" calcext:value-type="time">
            <text:p>15:51: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15:51:21" calcext:value-type="date">
            <text:p>19/06/20</text:p>
          </table:table-cell>
          <table:table-cell office:value-type="time" office:time-value="PT1056039H51M21.000000425S" calcext:value-type="time">
            <text:p>15:51: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16:51:20" calcext:value-type="date">
            <text:p>19/06/20</text:p>
          </table:table-cell>
          <table:table-cell office:value-type="time" office:time-value="PT1056040H51M19.999999981S" calcext:value-type="time">
            <text:p>16:51: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6:51:20" calcext:value-type="date">
            <text:p>19/06/20</text:p>
          </table:table-cell>
          <table:table-cell office:value-type="time" office:time-value="PT1056040H51M19.999999981S" calcext:value-type="time">
            <text:p>16:51: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16:51:20" calcext:value-type="date">
            <text:p>19/06/20</text:p>
          </table:table-cell>
          <table:table-cell office:value-type="time" office:time-value="PT1056040H51M19.999999981S" calcext:value-type="time">
            <text:p>16:51: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16:51:20" calcext:value-type="date">
            <text:p>19/06/20</text:p>
          </table:table-cell>
          <table:table-cell office:value-type="time" office:time-value="PT1056040H51M19.999999981S" calcext:value-type="time">
            <text:p>16:51: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19T17:51:19" calcext:value-type="date">
            <text:p>19/06/20</text:p>
          </table:table-cell>
          <table:table-cell office:value-type="time" office:time-value="PT1056041H51M18.999999538S" calcext:value-type="time">
            <text:p>17:51: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7:51:19" calcext:value-type="date">
            <text:p>19/06/20</text:p>
          </table:table-cell>
          <table:table-cell office:value-type="time" office:time-value="PT1056041H51M18.999999538S" calcext:value-type="time">
            <text:p>17:51: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17:51:19" calcext:value-type="date">
            <text:p>19/06/20</text:p>
          </table:table-cell>
          <table:table-cell office:value-type="time" office:time-value="PT1056041H51M18.999999538S" calcext:value-type="time">
            <text:p>17:51: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17:51:19" calcext:value-type="date">
            <text:p>19/06/20</text:p>
          </table:table-cell>
          <table:table-cell office:value-type="time" office:time-value="PT1056041H51M18.999999538S" calcext:value-type="time">
            <text:p>17:51: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19T18:51:18" calcext:value-type="date">
            <text:p>19/06/20</text:p>
          </table:table-cell>
          <table:table-cell office:value-type="time" office:time-value="PT1056042H51M17.999999933S" calcext:value-type="time">
            <text:p>18:51: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8:51:18" calcext:value-type="date">
            <text:p>19/06/20</text:p>
          </table:table-cell>
          <table:table-cell office:value-type="time" office:time-value="PT1056042H51M17.999999933S" calcext:value-type="time">
            <text:p>18:51: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18:51:18" calcext:value-type="date">
            <text:p>19/06/20</text:p>
          </table:table-cell>
          <table:table-cell office:value-type="time" office:time-value="PT1056042H51M17.999999933S" calcext:value-type="time">
            <text:p>18:51: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18:51:18" calcext:value-type="date">
            <text:p>19/06/20</text:p>
          </table:table-cell>
          <table:table-cell office:value-type="time" office:time-value="PT1056042H51M17.999999933S" calcext:value-type="time">
            <text:p>18:51: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19T19:51:17" calcext:value-type="date">
            <text:p>19/06/20</text:p>
          </table:table-cell>
          <table:table-cell office:value-type="time" office:time-value="PT1056043H51M17.000000328S" calcext:value-type="time">
            <text:p>19:51: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19:51:17" calcext:value-type="date">
            <text:p>19/06/20</text:p>
          </table:table-cell>
          <table:table-cell office:value-type="time" office:time-value="PT1056043H51M17.000000328S" calcext:value-type="time">
            <text:p>19:51: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19:51:17" calcext:value-type="date">
            <text:p>19/06/20</text:p>
          </table:table-cell>
          <table:table-cell office:value-type="time" office:time-value="PT1056043H51M17.000000328S" calcext:value-type="time">
            <text:p>19:51: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19T19:51:17" calcext:value-type="date">
            <text:p>19/06/20</text:p>
          </table:table-cell>
          <table:table-cell office:value-type="time" office:time-value="PT1056043H51M17.000000328S" calcext:value-type="time">
            <text:p>19:51: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19T20:51:16" calcext:value-type="date">
            <text:p>19/06/20</text:p>
          </table:table-cell>
          <table:table-cell office:value-type="time" office:time-value="PT1056044H51M15.999999046S" calcext:value-type="time">
            <text:p>20:51: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20:51:16" calcext:value-type="date">
            <text:p>19/06/20</text:p>
          </table:table-cell>
          <table:table-cell office:value-type="time" office:time-value="PT1056044H51M15.999999046S" calcext:value-type="time">
            <text:p>20:51: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20:51:16" calcext:value-type="date">
            <text:p>19/06/20</text:p>
          </table:table-cell>
          <table:table-cell office:value-type="time" office:time-value="PT1056044H51M15.999999046S" calcext:value-type="time">
            <text:p>20:51: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20:51:16" calcext:value-type="date">
            <text:p>19/06/20</text:p>
          </table:table-cell>
          <table:table-cell office:value-type="time" office:time-value="PT1056044H51M15.999999046S" calcext:value-type="time">
            <text:p>20:51: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9T21:51:15" calcext:value-type="date">
            <text:p>19/06/20</text:p>
          </table:table-cell>
          <table:table-cell office:value-type="time" office:time-value="PT1056045H51M14.999999441S" calcext:value-type="time">
            <text:p>21:51: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21:51:15" calcext:value-type="date">
            <text:p>19/06/20</text:p>
          </table:table-cell>
          <table:table-cell office:value-type="time" office:time-value="PT1056045H51M14.999999441S" calcext:value-type="time">
            <text:p>21:51: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21:51:15" calcext:value-type="date">
            <text:p>19/06/20</text:p>
          </table:table-cell>
          <table:table-cell office:value-type="time" office:time-value="PT1056045H51M14.999999441S" calcext:value-type="time">
            <text:p>21:51: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21:51:15" calcext:value-type="date">
            <text:p>19/06/20</text:p>
          </table:table-cell>
          <table:table-cell office:value-type="time" office:time-value="PT1056045H51M14.999999441S" calcext:value-type="time">
            <text:p>21:51: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9T22:51:14" calcext:value-type="date">
            <text:p>19/06/20</text:p>
          </table:table-cell>
          <table:table-cell office:value-type="time" office:time-value="PT1056046H51M13.999998998S" calcext:value-type="time">
            <text:p>22:51: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19T22:51:14" calcext:value-type="date">
            <text:p>19/06/20</text:p>
          </table:table-cell>
          <table:table-cell office:value-type="time" office:time-value="PT1056046H51M13.999998998S" calcext:value-type="time">
            <text:p>22:51: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22:51:14" calcext:value-type="date">
            <text:p>19/06/20</text:p>
          </table:table-cell>
          <table:table-cell office:value-type="time" office:time-value="PT1056046H51M13.999998998S" calcext:value-type="time">
            <text:p>22:51: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22:51:14" calcext:value-type="date">
            <text:p>19/06/20</text:p>
          </table:table-cell>
          <table:table-cell office:value-type="time" office:time-value="PT1056046H51M13.999998998S" calcext:value-type="time">
            <text:p>22:51: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19T23:51:13" calcext:value-type="date">
            <text:p>19/06/20</text:p>
          </table:table-cell>
          <table:table-cell office:value-type="time" office:time-value="PT1056047H51M13.000000231S" calcext:value-type="time">
            <text:p>23:51: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19T23:51:13" calcext:value-type="date">
            <text:p>19/06/20</text:p>
          </table:table-cell>
          <table:table-cell office:value-type="time" office:time-value="PT1056047H51M13.000000231S" calcext:value-type="time">
            <text:p>23:51: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19T23:51:13" calcext:value-type="date">
            <text:p>19/06/20</text:p>
          </table:table-cell>
          <table:table-cell office:value-type="time" office:time-value="PT1056047H51M13.000000231S" calcext:value-type="time">
            <text:p>23:51: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19T23:51:13" calcext:value-type="date">
            <text:p>19/06/20</text:p>
          </table:table-cell>
          <table:table-cell office:value-type="time" office:time-value="PT1056047H51M13.000000231S" calcext:value-type="time">
            <text:p>23:51: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00:51:12" calcext:value-type="date">
            <text:p>20/06/20</text:p>
          </table:table-cell>
          <table:table-cell office:value-type="time" office:time-value="PT1056048H51M12.000000626S" calcext:value-type="time">
            <text:p>00:51: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0:51:12" calcext:value-type="date">
            <text:p>20/06/20</text:p>
          </table:table-cell>
          <table:table-cell office:value-type="time" office:time-value="PT1056048H51M12.000000626S" calcext:value-type="time">
            <text:p>00:51: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00:51:12" calcext:value-type="date">
            <text:p>20/06/20</text:p>
          </table:table-cell>
          <table:table-cell office:value-type="time" office:time-value="PT1056048H51M12.000000626S" calcext:value-type="time">
            <text:p>00:51: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00:51:12" calcext:value-type="date">
            <text:p>20/06/20</text:p>
          </table:table-cell>
          <table:table-cell office:value-type="time" office:time-value="PT1056048H51M12.000000626S" calcext:value-type="time">
            <text:p>00:51: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01:51:11" calcext:value-type="date">
            <text:p>20/06/20</text:p>
          </table:table-cell>
          <table:table-cell office:value-type="time" office:time-value="PT1056049H51M10.999999344S" calcext:value-type="time">
            <text:p>01:51: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1:51:11" calcext:value-type="date">
            <text:p>20/06/20</text:p>
          </table:table-cell>
          <table:table-cell office:value-type="time" office:time-value="PT1056049H51M10.999999344S" calcext:value-type="time">
            <text:p>01:51: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01:51:11" calcext:value-type="date">
            <text:p>20/06/20</text:p>
          </table:table-cell>
          <table:table-cell office:value-type="time" office:time-value="PT1056049H51M10.999999344S" calcext:value-type="time">
            <text:p>01:51: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01:51:11" calcext:value-type="date">
            <text:p>20/06/20</text:p>
          </table:table-cell>
          <table:table-cell office:value-type="time" office:time-value="PT1056049H51M10.999999344S" calcext:value-type="time">
            <text:p>01:51: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02:51:10" calcext:value-type="date">
            <text:p>20/06/20</text:p>
          </table:table-cell>
          <table:table-cell office:value-type="time" office:time-value="PT1056050H51M09.999999739S" calcext:value-type="time">
            <text:p>02:51: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2:51:10" calcext:value-type="date">
            <text:p>20/06/20</text:p>
          </table:table-cell>
          <table:table-cell office:value-type="time" office:time-value="PT1056050H51M09.999999739S" calcext:value-type="time">
            <text:p>02:51: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2:51:10" calcext:value-type="date">
            <text:p>20/06/20</text:p>
          </table:table-cell>
          <table:table-cell office:value-type="time" office:time-value="PT1056050H51M09.999999739S" calcext:value-type="time">
            <text:p>02:51: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02:51:10" calcext:value-type="date">
            <text:p>20/06/20</text:p>
          </table:table-cell>
          <table:table-cell office:value-type="time" office:time-value="PT1056050H51M09.999999739S" calcext:value-type="time">
            <text:p>02:51: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0T03:51:09" calcext:value-type="date">
            <text:p>20/06/20</text:p>
          </table:table-cell>
          <table:table-cell office:value-type="time" office:time-value="PT1056051H51M09.000000134S" calcext:value-type="time">
            <text:p>03:51: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3:51:09" calcext:value-type="date">
            <text:p>20/06/20</text:p>
          </table:table-cell>
          <table:table-cell office:value-type="time" office:time-value="PT1056051H51M09.000000134S" calcext:value-type="time">
            <text:p>03:51: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03:51:09" calcext:value-type="date">
            <text:p>20/06/20</text:p>
          </table:table-cell>
          <table:table-cell office:value-type="time" office:time-value="PT1056051H51M09.000000134S" calcext:value-type="time">
            <text:p>03:51: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03:51:09" calcext:value-type="date">
            <text:p>20/06/20</text:p>
          </table:table-cell>
          <table:table-cell office:value-type="time" office:time-value="PT1056051H51M09.000000134S" calcext:value-type="time">
            <text:p>03:51: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0T04:51:08" calcext:value-type="date">
            <text:p>20/06/20</text:p>
          </table:table-cell>
          <table:table-cell office:value-type="time" office:time-value="PT1056052H51M07.999998853S" calcext:value-type="time">
            <text:p>04:51: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4:51:08" calcext:value-type="date">
            <text:p>20/06/20</text:p>
          </table:table-cell>
          <table:table-cell office:value-type="time" office:time-value="PT1056052H51M07.999998853S" calcext:value-type="time">
            <text:p>04:51: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04:51:08" calcext:value-type="date">
            <text:p>20/06/20</text:p>
          </table:table-cell>
          <table:table-cell office:value-type="time" office:time-value="PT1056052H51M07.999998853S" calcext:value-type="time">
            <text:p>04:51: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04:51:08" calcext:value-type="date">
            <text:p>20/06/20</text:p>
          </table:table-cell>
          <table:table-cell office:value-type="time" office:time-value="PT1056052H51M07.999998853S" calcext:value-type="time">
            <text:p>04:51: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0T05:51:07" calcext:value-type="date">
            <text:p>20/06/20</text:p>
          </table:table-cell>
          <table:table-cell office:value-type="time" office:time-value="PT1056053H51M07.000000086S" calcext:value-type="time">
            <text:p>05:51: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05:51:07" calcext:value-type="date">
            <text:p>20/06/20</text:p>
          </table:table-cell>
          <table:table-cell office:value-type="time" office:time-value="PT1056053H51M07.000000086S" calcext:value-type="time">
            <text:p>05:51: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05:51:07" calcext:value-type="date">
            <text:p>20/06/20</text:p>
          </table:table-cell>
          <table:table-cell office:value-type="time" office:time-value="PT1056053H51M07.000000086S" calcext:value-type="time">
            <text:p>05:51: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05:51:07" calcext:value-type="date">
            <text:p>20/06/20</text:p>
          </table:table-cell>
          <table:table-cell office:value-type="time" office:time-value="PT1056053H51M07.000000086S" calcext:value-type="time">
            <text:p>05:51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06:51:06" calcext:value-type="date">
            <text:p>20/06/20</text:p>
          </table:table-cell>
          <table:table-cell office:value-type="time" office:time-value="PT1056054H51M05.999999642S" calcext:value-type="time">
            <text:p>06:51: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6:51:06" calcext:value-type="date">
            <text:p>20/06/20</text:p>
          </table:table-cell>
          <table:table-cell office:value-type="time" office:time-value="PT1056054H51M05.999999642S" calcext:value-type="time">
            <text:p>06:51: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06:51:06" calcext:value-type="date">
            <text:p>20/06/20</text:p>
          </table:table-cell>
          <table:table-cell office:value-type="time" office:time-value="PT1056054H51M05.999999642S" calcext:value-type="time">
            <text:p>06:51: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06:51:06" calcext:value-type="date">
            <text:p>20/06/20</text:p>
          </table:table-cell>
          <table:table-cell office:value-type="time" office:time-value="PT1056054H51M05.999999642S" calcext:value-type="time">
            <text:p>06:51: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0T07:51:05" calcext:value-type="date">
            <text:p>20/06/20</text:p>
          </table:table-cell>
          <table:table-cell office:value-type="time" office:time-value="PT1056055H51M05.000000037S" calcext:value-type="time">
            <text:p>07:51: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0T07:51:05" calcext:value-type="date">
            <text:p>20/06/20</text:p>
          </table:table-cell>
          <table:table-cell office:value-type="time" office:time-value="PT1056055H51M05.000000037S" calcext:value-type="time">
            <text:p>07:51: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7:51:05" calcext:value-type="date">
            <text:p>20/06/20</text:p>
          </table:table-cell>
          <table:table-cell office:value-type="time" office:time-value="PT1056055H51M05.000000037S" calcext:value-type="time">
            <text:p>07:51: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07:51:05" calcext:value-type="date">
            <text:p>20/06/20</text:p>
          </table:table-cell>
          <table:table-cell office:value-type="time" office:time-value="PT1056055H51M05.000000037S" calcext:value-type="time">
            <text:p>07:51: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0T08:51:04" calcext:value-type="date">
            <text:p>20/06/20</text:p>
          </table:table-cell>
          <table:table-cell office:value-type="time" office:time-value="PT1056056H51M04.00000127S" calcext:value-type="time">
            <text:p>08:51: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8:51:04" calcext:value-type="date">
            <text:p>20/06/20</text:p>
          </table:table-cell>
          <table:table-cell office:value-type="time" office:time-value="PT1056056H51M04.00000127S" calcext:value-type="time">
            <text:p>08:51: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08:51:04" calcext:value-type="date">
            <text:p>20/06/20</text:p>
          </table:table-cell>
          <table:table-cell office:value-type="time" office:time-value="PT1056056H51M04.00000127S" calcext:value-type="time">
            <text:p>08:51: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08:51:04" calcext:value-type="date">
            <text:p>20/06/20</text:p>
          </table:table-cell>
          <table:table-cell office:value-type="time" office:time-value="PT1056056H51M04.00000127S" calcext:value-type="time">
            <text:p>08:51: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0T09:51:03" calcext:value-type="date">
            <text:p>20/06/20</text:p>
          </table:table-cell>
          <table:table-cell office:value-type="time" office:time-value="PT1056057H51M02.999999989S" calcext:value-type="time">
            <text:p>09:51: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09:51:03" calcext:value-type="date">
            <text:p>20/06/20</text:p>
          </table:table-cell>
          <table:table-cell office:value-type="time" office:time-value="PT1056057H51M02.999999989S" calcext:value-type="time">
            <text:p>09:51: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09:51:03" calcext:value-type="date">
            <text:p>20/06/20</text:p>
          </table:table-cell>
          <table:table-cell office:value-type="time" office:time-value="PT1056057H51M02.999999989S" calcext:value-type="time">
            <text:p>09:51: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09:51:03" calcext:value-type="date">
            <text:p>20/06/20</text:p>
          </table:table-cell>
          <table:table-cell office:value-type="time" office:time-value="PT1056057H51M02.999999989S" calcext:value-type="time">
            <text:p>09:51: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10:51:02" calcext:value-type="date">
            <text:p>20/06/20</text:p>
          </table:table-cell>
          <table:table-cell office:value-type="time" office:time-value="PT1056058H51M01.999999546S" calcext:value-type="time">
            <text:p>10:51: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10:51:02" calcext:value-type="date">
            <text:p>20/06/20</text:p>
          </table:table-cell>
          <table:table-cell office:value-type="time" office:time-value="PT1056058H51M01.999999546S" calcext:value-type="time">
            <text:p>10:51: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10:51:02" calcext:value-type="date">
            <text:p>20/06/20</text:p>
          </table:table-cell>
          <table:table-cell office:value-type="time" office:time-value="PT1056058H51M01.999999546S" calcext:value-type="time">
            <text:p>10:51: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10:51:02" calcext:value-type="date">
            <text:p>20/06/20</text:p>
          </table:table-cell>
          <table:table-cell office:value-type="time" office:time-value="PT1056058H51M01.999999546S" calcext:value-type="time">
            <text:p>10:51: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0T11:51:01" calcext:value-type="date">
            <text:p>20/06/20</text:p>
          </table:table-cell>
          <table:table-cell office:value-type="time" office:time-value="PT1056059H51M00.99999994S" calcext:value-type="time">
            <text:p>11:51: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0T11:51:01" calcext:value-type="date">
            <text:p>20/06/20</text:p>
          </table:table-cell>
          <table:table-cell office:value-type="time" office:time-value="PT1056059H51M00.99999994S" calcext:value-type="time">
            <text:p>11:51: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11:51:01" calcext:value-type="date">
            <text:p>20/06/20</text:p>
          </table:table-cell>
          <table:table-cell office:value-type="time" office:time-value="PT1056059H51M00.99999994S" calcext:value-type="time">
            <text:p>11:51: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11:51:01" calcext:value-type="date">
            <text:p>20/06/20</text:p>
          </table:table-cell>
          <table:table-cell office:value-type="time" office:time-value="PT1056059H51M00.99999994S" calcext:value-type="time">
            <text:p>11:51: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0T12:51:00" calcext:value-type="date">
            <text:p>20/06/20</text:p>
          </table:table-cell>
          <table:table-cell office:value-type="time" office:time-value="PT1056060H51M00.000000335S" calcext:value-type="time">
            <text:p>12:51: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12:51:00" calcext:value-type="date">
            <text:p>20/06/20</text:p>
          </table:table-cell>
          <table:table-cell office:value-type="time" office:time-value="PT1056060H51M00.000000335S" calcext:value-type="time">
            <text:p>12:51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12:51:00" calcext:value-type="date">
            <text:p>20/06/20</text:p>
          </table:table-cell>
          <table:table-cell office:value-type="time" office:time-value="PT1056060H51M00.000000335S" calcext:value-type="time">
            <text:p>12:5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12:51:00" calcext:value-type="date">
            <text:p>20/06/20</text:p>
          </table:table-cell>
          <table:table-cell office:value-type="time" office:time-value="PT1056060H51M00.000000335S" calcext:value-type="time">
            <text:p>12:51: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13:50:58.999999" calcext:value-type="date">
            <text:p>20/06/20</text:p>
          </table:table-cell>
          <table:table-cell office:value-type="time" office:time-value="PT1056061H50M58.999999054S" calcext:value-type="time">
            <text:p>13:50: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13:50:58.999999" calcext:value-type="date">
            <text:p>20/06/20</text:p>
          </table:table-cell>
          <table:table-cell office:value-type="time" office:time-value="PT1056061H50M58.999999054S" calcext:value-type="time">
            <text:p>13:50: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13:50:58.999999" calcext:value-type="date">
            <text:p>20/06/20</text:p>
          </table:table-cell>
          <table:table-cell office:value-type="time" office:time-value="PT1056061H50M58.999999054S" calcext:value-type="time">
            <text:p>13:50: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13:50:58.999999" calcext:value-type="date">
            <text:p>20/06/20</text:p>
          </table:table-cell>
          <table:table-cell office:value-type="time" office:time-value="PT1056061H50M58.999999054S" calcext:value-type="time">
            <text:p>13:50: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0T14:50:58" calcext:value-type="date">
            <text:p>20/06/20</text:p>
          </table:table-cell>
          <table:table-cell office:value-type="time" office:time-value="PT1056062H50M57.999999449S" calcext:value-type="time">
            <text:p>14:50: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14:50:58" calcext:value-type="date">
            <text:p>20/06/20</text:p>
          </table:table-cell>
          <table:table-cell office:value-type="time" office:time-value="PT1056062H50M57.999999449S" calcext:value-type="time">
            <text:p>14:50: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14:50:58" calcext:value-type="date">
            <text:p>20/06/20</text:p>
          </table:table-cell>
          <table:table-cell office:value-type="time" office:time-value="PT1056062H50M57.999999449S" calcext:value-type="time">
            <text:p>14:50: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14:50:58" calcext:value-type="date">
            <text:p>20/06/20</text:p>
          </table:table-cell>
          <table:table-cell office:value-type="time" office:time-value="PT1056062H50M57.999999449S" calcext:value-type="time">
            <text:p>14:50: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15:50:57" calcext:value-type="date">
            <text:p>20/06/20</text:p>
          </table:table-cell>
          <table:table-cell office:value-type="time" office:time-value="PT1056063H50M56.999999005S" calcext:value-type="time">
            <text:p>15:50: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15:50:57" calcext:value-type="date">
            <text:p>20/06/20</text:p>
          </table:table-cell>
          <table:table-cell office:value-type="time" office:time-value="PT1056063H50M56.999999005S" calcext:value-type="time">
            <text:p>15:50: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15:50:57" calcext:value-type="date">
            <text:p>20/06/20</text:p>
          </table:table-cell>
          <table:table-cell office:value-type="time" office:time-value="PT1056063H50M56.999999005S" calcext:value-type="time">
            <text:p>15:50: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15:50:57" calcext:value-type="date">
            <text:p>20/06/20</text:p>
          </table:table-cell>
          <table:table-cell office:value-type="time" office:time-value="PT1056063H50M56.999999005S" calcext:value-type="time">
            <text:p>15:50: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0T16:50:55.999999" calcext:value-type="date">
            <text:p>20/06/20</text:p>
          </table:table-cell>
          <table:table-cell office:value-type="time" office:time-value="PT1056064H50M55.9999994S" calcext:value-type="time">
            <text:p>16:50: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0T16:50:55.999999" calcext:value-type="date">
            <text:p>20/06/20</text:p>
          </table:table-cell>
          <table:table-cell office:value-type="time" office:time-value="PT1056064H50M55.9999994S" calcext:value-type="time">
            <text:p>16:50: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16:50:55.999999" calcext:value-type="date">
            <text:p>20/06/20</text:p>
          </table:table-cell>
          <table:table-cell office:value-type="time" office:time-value="PT1056064H50M55.9999994S" calcext:value-type="time">
            <text:p>16:50: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0T16:50:55.999999" calcext:value-type="date">
            <text:p>20/06/20</text:p>
          </table:table-cell>
          <table:table-cell office:value-type="time" office:time-value="PT1056064H50M55.9999994S" calcext:value-type="time">
            <text:p>16:50: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0T17:50:55" calcext:value-type="date">
            <text:p>20/06/20</text:p>
          </table:table-cell>
          <table:table-cell office:value-type="time" office:time-value="PT1056065H50M55.000000633S" calcext:value-type="time">
            <text:p>17:50: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17:50:55" calcext:value-type="date">
            <text:p>20/06/20</text:p>
          </table:table-cell>
          <table:table-cell office:value-type="time" office:time-value="PT1056065H50M55.000000633S" calcext:value-type="time">
            <text:p>17:50: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17:50:55" calcext:value-type="date">
            <text:p>20/06/20</text:p>
          </table:table-cell>
          <table:table-cell office:value-type="time" office:time-value="PT1056065H50M55.000000633S" calcext:value-type="time">
            <text:p>17:50: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17:50:55" calcext:value-type="date">
            <text:p>20/06/20</text:p>
          </table:table-cell>
          <table:table-cell office:value-type="time" office:time-value="PT1056065H50M55.000000633S" calcext:value-type="time">
            <text:p>17:50: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18:50:54" calcext:value-type="date">
            <text:p>20/06/20</text:p>
          </table:table-cell>
          <table:table-cell office:value-type="time" office:time-value="PT1056066H50M53.999999352S" calcext:value-type="time">
            <text:p>18:50: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18:50:54" calcext:value-type="date">
            <text:p>20/06/20</text:p>
          </table:table-cell>
          <table:table-cell office:value-type="time" office:time-value="PT1056066H50M53.999999352S" calcext:value-type="time">
            <text:p>18:50: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18:50:54" calcext:value-type="date">
            <text:p>20/06/20</text:p>
          </table:table-cell>
          <table:table-cell office:value-type="time" office:time-value="PT1056066H50M53.999999352S" calcext:value-type="time">
            <text:p>18:50: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18:50:54" calcext:value-type="date">
            <text:p>20/06/20</text:p>
          </table:table-cell>
          <table:table-cell office:value-type="time" office:time-value="PT1056066H50M53.999999352S" calcext:value-type="time">
            <text:p>18:50: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19:50:52.999999" calcext:value-type="date">
            <text:p>20/06/20</text:p>
          </table:table-cell>
          <table:table-cell office:value-type="time" office:time-value="PT1056067H50M52.999999747S" calcext:value-type="time">
            <text:p>19:50: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19:50:52.999999" calcext:value-type="date">
            <text:p>20/06/20</text:p>
          </table:table-cell>
          <table:table-cell office:value-type="time" office:time-value="PT1056067H50M52.999999747S" calcext:value-type="time">
            <text:p>19:50: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19:50:52.999999" calcext:value-type="date">
            <text:p>20/06/20</text:p>
          </table:table-cell>
          <table:table-cell office:value-type="time" office:time-value="PT1056067H50M52.999999747S" calcext:value-type="time">
            <text:p>19:50: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0T19:50:52.999999" calcext:value-type="date">
            <text:p>20/06/20</text:p>
          </table:table-cell>
          <table:table-cell office:value-type="time" office:time-value="PT1056067H50M52.999999747S" calcext:value-type="time">
            <text:p>19:50: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0T20:50:52" calcext:value-type="date">
            <text:p>20/06/20</text:p>
          </table:table-cell>
          <table:table-cell office:value-type="time" office:time-value="PT1056068H50M52.000000142S" calcext:value-type="time">
            <text:p>20:50: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0T20:50:52" calcext:value-type="date">
            <text:p>20/06/20</text:p>
          </table:table-cell>
          <table:table-cell office:value-type="time" office:time-value="PT1056068H50M52.000000142S" calcext:value-type="time">
            <text:p>20:50: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20:50:52" calcext:value-type="date">
            <text:p>20/06/20</text:p>
          </table:table-cell>
          <table:table-cell office:value-type="time" office:time-value="PT1056068H50M52.000000142S" calcext:value-type="time">
            <text:p>20:50: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0T20:50:52" calcext:value-type="date">
            <text:p>20/06/20</text:p>
          </table:table-cell>
          <table:table-cell office:value-type="time" office:time-value="PT1056068H50M52.000000142S" calcext:value-type="time">
            <text:p>20:50: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0T21:50:51" calcext:value-type="date">
            <text:p>20/06/20</text:p>
          </table:table-cell>
          <table:table-cell office:value-type="time" office:time-value="PT1056069H50M50.99999886S" calcext:value-type="time">
            <text:p>21:50: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21:50:51" calcext:value-type="date">
            <text:p>20/06/20</text:p>
          </table:table-cell>
          <table:table-cell office:value-type="time" office:time-value="PT1056069H50M50.99999886S" calcext:value-type="time">
            <text:p>21:50: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21:50:51" calcext:value-type="date">
            <text:p>20/06/20</text:p>
          </table:table-cell>
          <table:table-cell office:value-type="time" office:time-value="PT1056069H50M50.99999886S" calcext:value-type="time">
            <text:p>21:50: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21:50:51" calcext:value-type="date">
            <text:p>20/06/20</text:p>
          </table:table-cell>
          <table:table-cell office:value-type="time" office:time-value="PT1056069H50M50.99999886S" calcext:value-type="time">
            <text:p>21:50: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0T22:50:49.999999" calcext:value-type="date">
            <text:p>20/06/20</text:p>
          </table:table-cell>
          <table:table-cell office:value-type="time" office:time-value="PT1056070H50M49.999999255S" calcext:value-type="time">
            <text:p>22:50: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22:50:49.999999" calcext:value-type="date">
            <text:p>20/06/20</text:p>
          </table:table-cell>
          <table:table-cell office:value-type="time" office:time-value="PT1056070H50M49.999999255S" calcext:value-type="time">
            <text:p>22:50: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0T22:50:49.999999" calcext:value-type="date">
            <text:p>20/06/20</text:p>
          </table:table-cell>
          <table:table-cell office:value-type="time" office:time-value="PT1056070H50M49.999999255S" calcext:value-type="time">
            <text:p>22:50: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22:50:49.999999" calcext:value-type="date">
            <text:p>20/06/20</text:p>
          </table:table-cell>
          <table:table-cell office:value-type="time" office:time-value="PT1056070H50M49.999999255S" calcext:value-type="time">
            <text:p>22:50: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0T23:50:49" calcext:value-type="date">
            <text:p>20/06/20</text:p>
          </table:table-cell>
          <table:table-cell office:value-type="time" office:time-value="PT1056071H50M48.99999965S" calcext:value-type="time">
            <text:p>23:50: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0T23:50:49" calcext:value-type="date">
            <text:p>20/06/20</text:p>
          </table:table-cell>
          <table:table-cell office:value-type="time" office:time-value="PT1056071H50M48.99999965S" calcext:value-type="time">
            <text:p>23:50: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7.0</text:p>
          </table:table-cell>
          <table:table-cell office:value-type="date" office:date-value="2020-06-20T23:50:49" calcext:value-type="date">
            <text:p>20/06/20</text:p>
          </table:table-cell>
          <table:table-cell office:value-type="time" office:time-value="PT1056071H50M48.99999965S" calcext:value-type="time">
            <text:p>23:50: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0T23:50:49" calcext:value-type="date">
            <text:p>20/06/20</text:p>
          </table:table-cell>
          <table:table-cell office:value-type="time" office:time-value="PT1056071H50M48.99999965S" calcext:value-type="time">
            <text:p>23:50: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1T00:50:48" calcext:value-type="date">
            <text:p>21/06/20</text:p>
          </table:table-cell>
          <table:table-cell office:value-type="time" office:time-value="PT1056072H50M48.000000045S" calcext:value-type="time">
            <text:p>00:50: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00:50:48" calcext:value-type="date">
            <text:p>21/06/20</text:p>
          </table:table-cell>
          <table:table-cell office:value-type="time" office:time-value="PT1056072H50M48.000000045S" calcext:value-type="time">
            <text:p>00:50: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0:50:48" calcext:value-type="date">
            <text:p>21/06/20</text:p>
          </table:table-cell>
          <table:table-cell office:value-type="time" office:time-value="PT1056072H50M48.000000045S" calcext:value-type="time">
            <text:p>00:50: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00:50:48" calcext:value-type="date">
            <text:p>21/06/20</text:p>
          </table:table-cell>
          <table:table-cell office:value-type="time" office:time-value="PT1056072H50M48.000000045S" calcext:value-type="time">
            <text:p>00:50: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1T01:50:47" calcext:value-type="date">
            <text:p>21/06/20</text:p>
          </table:table-cell>
          <table:table-cell office:value-type="time" office:time-value="PT1056073H50M47.00000044S" calcext:value-type="time">
            <text:p>01:50: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01:50:47" calcext:value-type="date">
            <text:p>21/06/20</text:p>
          </table:table-cell>
          <table:table-cell office:value-type="time" office:time-value="PT1056073H50M47.00000044S" calcext:value-type="time">
            <text:p>01:50: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01:50:47" calcext:value-type="date">
            <text:p>21/06/20</text:p>
          </table:table-cell>
          <table:table-cell office:value-type="time" office:time-value="PT1056073H50M47.00000044S" calcext:value-type="time">
            <text:p>01:50: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1T01:50:47" calcext:value-type="date">
            <text:p>21/06/20</text:p>
          </table:table-cell>
          <table:table-cell office:value-type="time" office:time-value="PT1056073H50M47.00000044S" calcext:value-type="time">
            <text:p>01:50: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02:50:46" calcext:value-type="date">
            <text:p>21/06/20</text:p>
          </table:table-cell>
          <table:table-cell office:value-type="time" office:time-value="PT1056074H50M45.999999996S" calcext:value-type="time">
            <text:p>02:50: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9.0</text:p>
          </table:table-cell>
          <table:table-cell office:value-type="date" office:date-value="2020-06-21T02:50:46" calcext:value-type="date">
            <text:p>21/06/20</text:p>
          </table:table-cell>
          <table:table-cell office:value-type="time" office:time-value="PT1056074H50M45.999999996S" calcext:value-type="time">
            <text:p>02:50: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2:50:46" calcext:value-type="date">
            <text:p>21/06/20</text:p>
          </table:table-cell>
          <table:table-cell office:value-type="time" office:time-value="PT1056074H50M45.999999996S" calcext:value-type="time">
            <text:p>02:50: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02:50:46" calcext:value-type="date">
            <text:p>21/06/20</text:p>
          </table:table-cell>
          <table:table-cell office:value-type="time" office:time-value="PT1056074H50M45.999999996S" calcext:value-type="time">
            <text:p>02:50: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1T03:50:45" calcext:value-type="date">
            <text:p>21/06/20</text:p>
          </table:table-cell>
          <table:table-cell office:value-type="time" office:time-value="PT1056075H50M44.999999553S" calcext:value-type="time">
            <text:p>03:50: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3:50:45" calcext:value-type="date">
            <text:p>21/06/20</text:p>
          </table:table-cell>
          <table:table-cell office:value-type="time" office:time-value="PT1056075H50M44.999999553S" calcext:value-type="time">
            <text:p>03:50: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3:50:45" calcext:value-type="date">
            <text:p>21/06/20</text:p>
          </table:table-cell>
          <table:table-cell office:value-type="time" office:time-value="PT1056075H50M44.999999553S" calcext:value-type="time">
            <text:p>03:50: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03:50:45" calcext:value-type="date">
            <text:p>21/06/20</text:p>
          </table:table-cell>
          <table:table-cell office:value-type="time" office:time-value="PT1056075H50M44.999999553S" calcext:value-type="time">
            <text:p>03:50: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1T04:50:44" calcext:value-type="date">
            <text:p>21/06/20</text:p>
          </table:table-cell>
          <table:table-cell office:value-type="time" office:time-value="PT1056076H50M43.999999948S" calcext:value-type="time">
            <text:p>04:50: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4:50:44" calcext:value-type="date">
            <text:p>21/06/20</text:p>
          </table:table-cell>
          <table:table-cell office:value-type="time" office:time-value="PT1056076H50M43.999999948S" calcext:value-type="time">
            <text:p>04:50: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4:50:44" calcext:value-type="date">
            <text:p>21/06/20</text:p>
          </table:table-cell>
          <table:table-cell office:value-type="time" office:time-value="PT1056076H50M43.999999948S" calcext:value-type="time">
            <text:p>04:50: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04:50:44" calcext:value-type="date">
            <text:p>21/06/20</text:p>
          </table:table-cell>
          <table:table-cell office:value-type="time" office:time-value="PT1056076H50M43.999999948S" calcext:value-type="time">
            <text:p>04:50: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1T05:50:43" calcext:value-type="date">
            <text:p>21/06/20</text:p>
          </table:table-cell>
          <table:table-cell office:value-type="time" office:time-value="PT1056077H50M43.000000343S" calcext:value-type="time">
            <text:p>05:50: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05:50:43" calcext:value-type="date">
            <text:p>21/06/20</text:p>
          </table:table-cell>
          <table:table-cell office:value-type="time" office:time-value="PT1056077H50M43.000000343S" calcext:value-type="time">
            <text:p>05:50: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5:50:43" calcext:value-type="date">
            <text:p>21/06/20</text:p>
          </table:table-cell>
          <table:table-cell office:value-type="time" office:time-value="PT1056077H50M43.000000343S" calcext:value-type="time">
            <text:p>05:50: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05:50:43" calcext:value-type="date">
            <text:p>21/06/20</text:p>
          </table:table-cell>
          <table:table-cell office:value-type="time" office:time-value="PT1056077H50M43.000000343S" calcext:value-type="time">
            <text:p>05:50: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1T06:50:41.999999" calcext:value-type="date">
            <text:p>21/06/20</text:p>
          </table:table-cell>
          <table:table-cell office:value-type="time" office:time-value="PT1056078H50M41.999999061S" calcext:value-type="time">
            <text:p>06:50: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06:50:41.999999" calcext:value-type="date">
            <text:p>21/06/20</text:p>
          </table:table-cell>
          <table:table-cell office:value-type="time" office:time-value="PT1056078H50M41.999999061S" calcext:value-type="time">
            <text:p>06:50: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6:50:41.999999" calcext:value-type="date">
            <text:p>21/06/20</text:p>
          </table:table-cell>
          <table:table-cell office:value-type="time" office:time-value="PT1056078H50M41.999999061S" calcext:value-type="time">
            <text:p>06:50: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06:50:41.999999" calcext:value-type="date">
            <text:p>21/06/20</text:p>
          </table:table-cell>
          <table:table-cell office:value-type="time" office:time-value="PT1056078H50M41.999999061S" calcext:value-type="time">
            <text:p>06:50: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1T07:50:41" calcext:value-type="date">
            <text:p>21/06/20</text:p>
          </table:table-cell>
          <table:table-cell office:value-type="time" office:time-value="PT1056079H50M40.999999456S" calcext:value-type="time">
            <text:p>07:50: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07:50:41" calcext:value-type="date">
            <text:p>21/06/20</text:p>
          </table:table-cell>
          <table:table-cell office:value-type="time" office:time-value="PT1056079H50M40.999999456S" calcext:value-type="time">
            <text:p>07:50: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7:50:41" calcext:value-type="date">
            <text:p>21/06/20</text:p>
          </table:table-cell>
          <table:table-cell office:value-type="time" office:time-value="PT1056079H50M40.999999456S" calcext:value-type="time">
            <text:p>07:50: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07:50:41" calcext:value-type="date">
            <text:p>21/06/20</text:p>
          </table:table-cell>
          <table:table-cell office:value-type="time" office:time-value="PT1056079H50M40.999999456S" calcext:value-type="time">
            <text:p>07:50: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1T08:50:40" calcext:value-type="date">
            <text:p>21/06/20</text:p>
          </table:table-cell>
          <table:table-cell office:value-type="time" office:time-value="PT1056080H50M39.999999013S" calcext:value-type="time">
            <text:p>08:50: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08:50:40" calcext:value-type="date">
            <text:p>21/06/20</text:p>
          </table:table-cell>
          <table:table-cell office:value-type="time" office:time-value="PT1056080H50M39.999999013S" calcext:value-type="time">
            <text:p>08:50: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8:50:40" calcext:value-type="date">
            <text:p>21/06/20</text:p>
          </table:table-cell>
          <table:table-cell office:value-type="time" office:time-value="PT1056080H50M39.999999013S" calcext:value-type="time">
            <text:p>08:50: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08:50:40" calcext:value-type="date">
            <text:p>21/06/20</text:p>
          </table:table-cell>
          <table:table-cell office:value-type="time" office:time-value="PT1056080H50M39.999999013S" calcext:value-type="time">
            <text:p>08:50: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1T09:50:38.999999" calcext:value-type="date">
            <text:p>21/06/20</text:p>
          </table:table-cell>
          <table:table-cell office:value-type="time" office:time-value="PT1056081H50M38.999999408S" calcext:value-type="time">
            <text:p>09:50: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09:50:38.999999" calcext:value-type="date">
            <text:p>21/06/20</text:p>
          </table:table-cell>
          <table:table-cell office:value-type="time" office:time-value="PT1056081H50M38.999999408S" calcext:value-type="time">
            <text:p>09:50: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09:50:38.999999" calcext:value-type="date">
            <text:p>21/06/20</text:p>
          </table:table-cell>
          <table:table-cell office:value-type="time" office:time-value="PT1056081H50M38.999999408S" calcext:value-type="time">
            <text:p>09:50: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09:50:38.999999" calcext:value-type="date">
            <text:p>21/06/20</text:p>
          </table:table-cell>
          <table:table-cell office:value-type="time" office:time-value="PT1056081H50M38.999999408S" calcext:value-type="time">
            <text:p>09:50: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1T10:50:38" calcext:value-type="date">
            <text:p>21/06/20</text:p>
          </table:table-cell>
          <table:table-cell office:value-type="time" office:time-value="PT1056082H50M38.000000641S" calcext:value-type="time">
            <text:p>10:50: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10:50:38" calcext:value-type="date">
            <text:p>21/06/20</text:p>
          </table:table-cell>
          <table:table-cell office:value-type="time" office:time-value="PT1056082H50M38.000000641S" calcext:value-type="time">
            <text:p>10:50: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10:50:38" calcext:value-type="date">
            <text:p>21/06/20</text:p>
          </table:table-cell>
          <table:table-cell office:value-type="time" office:time-value="PT1056082H50M38.000000641S" calcext:value-type="time">
            <text:p>10:50: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10:50:38" calcext:value-type="date">
            <text:p>21/06/20</text:p>
          </table:table-cell>
          <table:table-cell office:value-type="time" office:time-value="PT1056082H50M38.000000641S" calcext:value-type="time">
            <text:p>10:50: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1T11:50:37" calcext:value-type="date">
            <text:p>21/06/20</text:p>
          </table:table-cell>
          <table:table-cell office:value-type="time" office:time-value="PT1056083H50M36.999999359S" calcext:value-type="time">
            <text:p>11:50: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11:50:37" calcext:value-type="date">
            <text:p>21/06/20</text:p>
          </table:table-cell>
          <table:table-cell office:value-type="time" office:time-value="PT1056083H50M36.999999359S" calcext:value-type="time">
            <text:p>11:50: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11:50:37" calcext:value-type="date">
            <text:p>21/06/20</text:p>
          </table:table-cell>
          <table:table-cell office:value-type="time" office:time-value="PT1056083H50M36.999999359S" calcext:value-type="time">
            <text:p>11:50: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11:50:37" calcext:value-type="date">
            <text:p>21/06/20</text:p>
          </table:table-cell>
          <table:table-cell office:value-type="time" office:time-value="PT1056083H50M36.999999359S" calcext:value-type="time">
            <text:p>11:50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12:50:36" calcext:value-type="date">
            <text:p>21/06/20</text:p>
          </table:table-cell>
          <table:table-cell office:value-type="time" office:time-value="PT1056084H50M35.999999754S" calcext:value-type="time">
            <text:p>12:50: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12:50:36" calcext:value-type="date">
            <text:p>21/06/20</text:p>
          </table:table-cell>
          <table:table-cell office:value-type="time" office:time-value="PT1056084H50M35.999999754S" calcext:value-type="time">
            <text:p>12:50: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12:50:36" calcext:value-type="date">
            <text:p>21/06/20</text:p>
          </table:table-cell>
          <table:table-cell office:value-type="time" office:time-value="PT1056084H50M35.999999754S" calcext:value-type="time">
            <text:p>12:50: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1T12:50:36" calcext:value-type="date">
            <text:p>21/06/20</text:p>
          </table:table-cell>
          <table:table-cell office:value-type="time" office:time-value="PT1056084H50M35.999999754S" calcext:value-type="time">
            <text:p>12:50: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13:50:35" calcext:value-type="date">
            <text:p>21/06/20</text:p>
          </table:table-cell>
          <table:table-cell office:value-type="time" office:time-value="PT1056085H50M34.999999311S" calcext:value-type="time">
            <text:p>13:50: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13:50:35" calcext:value-type="date">
            <text:p>21/06/20</text:p>
          </table:table-cell>
          <table:table-cell office:value-type="time" office:time-value="PT1056085H50M34.999999311S" calcext:value-type="time">
            <text:p>13:50: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3:50:35" calcext:value-type="date">
            <text:p>21/06/20</text:p>
          </table:table-cell>
          <table:table-cell office:value-type="time" office:time-value="PT1056085H50M34.999999311S" calcext:value-type="time">
            <text:p>13:50: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1T13:50:35" calcext:value-type="date">
            <text:p>21/06/20</text:p>
          </table:table-cell>
          <table:table-cell office:value-type="time" office:time-value="PT1056085H50M34.999999311S" calcext:value-type="time">
            <text:p>13:50: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14:50:34" calcext:value-type="date">
            <text:p>21/06/20</text:p>
          </table:table-cell>
          <table:table-cell office:value-type="time" office:time-value="PT1056086H50M33.999999706S" calcext:value-type="time">
            <text:p>14:50: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4:50:34" calcext:value-type="date">
            <text:p>21/06/20</text:p>
          </table:table-cell>
          <table:table-cell office:value-type="time" office:time-value="PT1056086H50M33.999999706S" calcext:value-type="time">
            <text:p>14:50: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4:50:34" calcext:value-type="date">
            <text:p>21/06/20</text:p>
          </table:table-cell>
          <table:table-cell office:value-type="time" office:time-value="PT1056086H50M33.999999706S" calcext:value-type="time">
            <text:p>14:50: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1T14:50:34" calcext:value-type="date">
            <text:p>21/06/20</text:p>
          </table:table-cell>
          <table:table-cell office:value-type="time" office:time-value="PT1056086H50M33.999999706S" calcext:value-type="time">
            <text:p>14:50: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1T15:50:33" calcext:value-type="date">
            <text:p>21/06/20</text:p>
          </table:table-cell>
          <table:table-cell office:value-type="time" office:time-value="PT1056087H50M33.000000101S" calcext:value-type="time">
            <text:p>15:50: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5:50:33" calcext:value-type="date">
            <text:p>21/06/20</text:p>
          </table:table-cell>
          <table:table-cell office:value-type="time" office:time-value="PT1056087H50M33.000000101S" calcext:value-type="time">
            <text:p>15:50: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5:50:33" calcext:value-type="date">
            <text:p>21/06/20</text:p>
          </table:table-cell>
          <table:table-cell office:value-type="time" office:time-value="PT1056087H50M33.000000101S" calcext:value-type="time">
            <text:p>15:50: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15:50:33" calcext:value-type="date">
            <text:p>21/06/20</text:p>
          </table:table-cell>
          <table:table-cell office:value-type="time" office:time-value="PT1056087H50M33.000000101S" calcext:value-type="time">
            <text:p>15:50: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1T16:50:31.999999" calcext:value-type="date">
            <text:p>21/06/20</text:p>
          </table:table-cell>
          <table:table-cell office:value-type="time" office:time-value="PT1056088H50M31.999998819S" calcext:value-type="time">
            <text:p>16:50: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16:50:31.999999" calcext:value-type="date">
            <text:p>21/06/20</text:p>
          </table:table-cell>
          <table:table-cell office:value-type="time" office:time-value="PT1056088H50M31.999998819S" calcext:value-type="time">
            <text:p>16:50: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6:50:31.999999" calcext:value-type="date">
            <text:p>21/06/20</text:p>
          </table:table-cell>
          <table:table-cell office:value-type="time" office:time-value="PT1056088H50M31.999998819S" calcext:value-type="time">
            <text:p>16:50: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16:50:31.999999" calcext:value-type="date">
            <text:p>21/06/20</text:p>
          </table:table-cell>
          <table:table-cell office:value-type="time" office:time-value="PT1056088H50M31.999998819S" calcext:value-type="time">
            <text:p>16:50: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1T17:50:31" calcext:value-type="date">
            <text:p>21/06/20</text:p>
          </table:table-cell>
          <table:table-cell office:value-type="time" office:time-value="PT1056089H50M31.000000052S" calcext:value-type="time">
            <text:p>17:50: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17:50:31" calcext:value-type="date">
            <text:p>21/06/20</text:p>
          </table:table-cell>
          <table:table-cell office:value-type="time" office:time-value="PT1056089H50M31.000000052S" calcext:value-type="time">
            <text:p>17:50: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7:50:31" calcext:value-type="date">
            <text:p>21/06/20</text:p>
          </table:table-cell>
          <table:table-cell office:value-type="time" office:time-value="PT1056089H50M31.000000052S" calcext:value-type="time">
            <text:p>17:50: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1T17:50:31" calcext:value-type="date">
            <text:p>21/06/20</text:p>
          </table:table-cell>
          <table:table-cell office:value-type="time" office:time-value="PT1056089H50M31.000000052S" calcext:value-type="time">
            <text:p>17:50: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1T18:50:30" calcext:value-type="date">
            <text:p>21/06/20</text:p>
          </table:table-cell>
          <table:table-cell office:value-type="time" office:time-value="PT1056090H50M30.000000447S" calcext:value-type="time">
            <text:p>18:50: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18:50:30" calcext:value-type="date">
            <text:p>21/06/20</text:p>
          </table:table-cell>
          <table:table-cell office:value-type="time" office:time-value="PT1056090H50M30.000000447S" calcext:value-type="time">
            <text:p>18:50: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8:50:30" calcext:value-type="date">
            <text:p>21/06/20</text:p>
          </table:table-cell>
          <table:table-cell office:value-type="time" office:time-value="PT1056090H50M30.000000447S" calcext:value-type="time">
            <text:p>18:50: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18:50:30" calcext:value-type="date">
            <text:p>21/06/20</text:p>
          </table:table-cell>
          <table:table-cell office:value-type="time" office:time-value="PT1056090H50M30.000000447S" calcext:value-type="time">
            <text:p>18:50: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19:50:28.999999" calcext:value-type="date">
            <text:p>21/06/20</text:p>
          </table:table-cell>
          <table:table-cell office:value-type="time" office:time-value="PT1056091H50M28.999999166S" calcext:value-type="time">
            <text:p>19:50: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19:50:28.999999" calcext:value-type="date">
            <text:p>21/06/20</text:p>
          </table:table-cell>
          <table:table-cell office:value-type="time" office:time-value="PT1056091H50M28.999999166S" calcext:value-type="time">
            <text:p>19:50: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19:50:28.999999" calcext:value-type="date">
            <text:p>21/06/20</text:p>
          </table:table-cell>
          <table:table-cell office:value-type="time" office:time-value="PT1056091H50M28.999999166S" calcext:value-type="time">
            <text:p>19:50: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19:50:28.999999" calcext:value-type="date">
            <text:p>21/06/20</text:p>
          </table:table-cell>
          <table:table-cell office:value-type="time" office:time-value="PT1056091H50M28.999999166S" calcext:value-type="time">
            <text:p>19:50: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1.0</text:p>
          </table:table-cell>
          <table:table-cell office:value-type="date" office:date-value="2020-06-21T20:50:28" calcext:value-type="date">
            <text:p>21/06/20</text:p>
          </table:table-cell>
          <table:table-cell office:value-type="time" office:time-value="PT1056092H50M27.99999956S" calcext:value-type="time">
            <text:p>20:50: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1T20:50:28" calcext:value-type="date">
            <text:p>21/06/20</text:p>
          </table:table-cell>
          <table:table-cell office:value-type="time" office:time-value="PT1056092H50M27.99999956S" calcext:value-type="time">
            <text:p>20:50: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20:50:28" calcext:value-type="date">
            <text:p>21/06/20</text:p>
          </table:table-cell>
          <table:table-cell office:value-type="time" office:time-value="PT1056092H50M27.99999956S" calcext:value-type="time">
            <text:p>20:50: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20:50:28" calcext:value-type="date">
            <text:p>21/06/20</text:p>
          </table:table-cell>
          <table:table-cell office:value-type="time" office:time-value="PT1056092H50M27.99999956S" calcext:value-type="time">
            <text:p>20:50: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21:50:27" calcext:value-type="date">
            <text:p>21/06/20</text:p>
          </table:table-cell>
          <table:table-cell office:value-type="time" office:time-value="PT1056093H50M26.999999955S" calcext:value-type="time">
            <text:p>21:50: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21:50:27" calcext:value-type="date">
            <text:p>21/06/20</text:p>
          </table:table-cell>
          <table:table-cell office:value-type="time" office:time-value="PT1056093H50M26.999999955S" calcext:value-type="time">
            <text:p>21:50: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21:50:27" calcext:value-type="date">
            <text:p>21/06/20</text:p>
          </table:table-cell>
          <table:table-cell office:value-type="time" office:time-value="PT1056093H50M26.999999955S" calcext:value-type="time">
            <text:p>21:50: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1T21:50:27" calcext:value-type="date">
            <text:p>21/06/20</text:p>
          </table:table-cell>
          <table:table-cell office:value-type="time" office:time-value="PT1056093H50M26.999999955S" calcext:value-type="time">
            <text:p>21:50: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22:50:25.999999" calcext:value-type="date">
            <text:p>21/06/20</text:p>
          </table:table-cell>
          <table:table-cell office:value-type="time" office:time-value="PT1056094H50M26.00000035S" calcext:value-type="time">
            <text:p>22:50: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22:50:25.999999" calcext:value-type="date">
            <text:p>21/06/20</text:p>
          </table:table-cell>
          <table:table-cell office:value-type="time" office:time-value="PT1056094H50M26.00000035S" calcext:value-type="time">
            <text:p>22:50: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22:50:25.999999" calcext:value-type="date">
            <text:p>21/06/20</text:p>
          </table:table-cell>
          <table:table-cell office:value-type="time" office:time-value="PT1056094H50M26.00000035S" calcext:value-type="time">
            <text:p>22:50: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1T22:50:25.999999" calcext:value-type="date">
            <text:p>21/06/20</text:p>
          </table:table-cell>
          <table:table-cell office:value-type="time" office:time-value="PT1056094H50M26.00000035S" calcext:value-type="time">
            <text:p>22:50: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1T23:50:25" calcext:value-type="date">
            <text:p>21/06/20</text:p>
          </table:table-cell>
          <table:table-cell office:value-type="time" office:time-value="PT1056095H50M24.999999069S" calcext:value-type="time">
            <text:p>23:50: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1T23:50:25" calcext:value-type="date">
            <text:p>21/06/20</text:p>
          </table:table-cell>
          <table:table-cell office:value-type="time" office:time-value="PT1056095H50M24.999999069S" calcext:value-type="time">
            <text:p>23:50: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1T23:50:25" calcext:value-type="date">
            <text:p>21/06/20</text:p>
          </table:table-cell>
          <table:table-cell office:value-type="time" office:time-value="PT1056095H50M24.999999069S" calcext:value-type="time">
            <text:p>23:50: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1T23:50:25" calcext:value-type="date">
            <text:p>21/06/20</text:p>
          </table:table-cell>
          <table:table-cell office:value-type="time" office:time-value="PT1056095H50M24.999999069S" calcext:value-type="time">
            <text:p>23:50: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2T00:50:24" calcext:value-type="date">
            <text:p>22/06/20</text:p>
          </table:table-cell>
          <table:table-cell office:value-type="time" office:time-value="PT1056096H50M23.999999464S" calcext:value-type="time">
            <text:p>00:50: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0:50:24" calcext:value-type="date">
            <text:p>22/06/20</text:p>
          </table:table-cell>
          <table:table-cell office:value-type="time" office:time-value="PT1056096H50M23.999999464S" calcext:value-type="time">
            <text:p>00:50: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0:50:24" calcext:value-type="date">
            <text:p>22/06/20</text:p>
          </table:table-cell>
          <table:table-cell office:value-type="time" office:time-value="PT1056096H50M23.999999464S" calcext:value-type="time">
            <text:p>00:50: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00:50:24" calcext:value-type="date">
            <text:p>22/06/20</text:p>
          </table:table-cell>
          <table:table-cell office:value-type="time" office:time-value="PT1056096H50M23.999999464S" calcext:value-type="time">
            <text:p>00:50: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1.0</text:p>
          </table:table-cell>
          <table:table-cell office:value-type="date" office:date-value="2020-06-22T01:50:22.999999" calcext:value-type="date">
            <text:p>22/06/20</text:p>
          </table:table-cell>
          <table:table-cell office:value-type="time" office:time-value="PT1056097H50M22.99999902S" calcext:value-type="time">
            <text:p>01:50: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1:50:22.999999" calcext:value-type="date">
            <text:p>22/06/20</text:p>
          </table:table-cell>
          <table:table-cell office:value-type="time" office:time-value="PT1056097H50M22.99999902S" calcext:value-type="time">
            <text:p>01:50: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1:50:22.999999" calcext:value-type="date">
            <text:p>22/06/20</text:p>
          </table:table-cell>
          <table:table-cell office:value-type="time" office:time-value="PT1056097H50M22.99999902S" calcext:value-type="time">
            <text:p>01:50: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01:50:22.999999" calcext:value-type="date">
            <text:p>22/06/20</text:p>
          </table:table-cell>
          <table:table-cell office:value-type="time" office:time-value="PT1056097H50M22.99999902S" calcext:value-type="time">
            <text:p>01:50: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02:50:22" calcext:value-type="date">
            <text:p>22/06/20</text:p>
          </table:table-cell>
          <table:table-cell office:value-type="time" office:time-value="PT1056098H50M22.000000253S" calcext:value-type="time">
            <text:p>02:50: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02:50:22" calcext:value-type="date">
            <text:p>22/06/20</text:p>
          </table:table-cell>
          <table:table-cell office:value-type="time" office:time-value="PT1056098H50M22.000000253S" calcext:value-type="time">
            <text:p>02:50: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2:50:22" calcext:value-type="date">
            <text:p>22/06/20</text:p>
          </table:table-cell>
          <table:table-cell office:value-type="time" office:time-value="PT1056098H50M22.000000253S" calcext:value-type="time">
            <text:p>02:50: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02:50:22" calcext:value-type="date">
            <text:p>22/06/20</text:p>
          </table:table-cell>
          <table:table-cell office:value-type="time" office:time-value="PT1056098H50M22.000000253S" calcext:value-type="time">
            <text:p>02:50: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03:50:21" calcext:value-type="date">
            <text:p>22/06/20</text:p>
          </table:table-cell>
          <table:table-cell office:value-type="time" office:time-value="PT1056099H50M21.000000648S" calcext:value-type="time">
            <text:p>03:50: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03:50:21" calcext:value-type="date">
            <text:p>22/06/20</text:p>
          </table:table-cell>
          <table:table-cell office:value-type="time" office:time-value="PT1056099H50M21.000000648S" calcext:value-type="time">
            <text:p>03:50: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3:50:21" calcext:value-type="date">
            <text:p>22/06/20</text:p>
          </table:table-cell>
          <table:table-cell office:value-type="time" office:time-value="PT1056099H50M21.000000648S" calcext:value-type="time">
            <text:p>03:50: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03:50:21" calcext:value-type="date">
            <text:p>22/06/20</text:p>
          </table:table-cell>
          <table:table-cell office:value-type="time" office:time-value="PT1056099H50M21.000000648S" calcext:value-type="time">
            <text:p>03:50: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2T04:50:20" calcext:value-type="date">
            <text:p>22/06/20</text:p>
          </table:table-cell>
          <table:table-cell office:value-type="time" office:time-value="PT1056100H50M19.999999367S" calcext:value-type="time">
            <text:p>04:50: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04:50:20" calcext:value-type="date">
            <text:p>22/06/20</text:p>
          </table:table-cell>
          <table:table-cell office:value-type="time" office:time-value="PT1056100H50M19.999999367S" calcext:value-type="time">
            <text:p>04:50: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04:50:20" calcext:value-type="date">
            <text:p>22/06/20</text:p>
          </table:table-cell>
          <table:table-cell office:value-type="time" office:time-value="PT1056100H50M19.999999367S" calcext:value-type="time">
            <text:p>04:50: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04:50:20" calcext:value-type="date">
            <text:p>22/06/20</text:p>
          </table:table-cell>
          <table:table-cell office:value-type="time" office:time-value="PT1056100H50M19.999999367S" calcext:value-type="time">
            <text:p>04:50: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05:50:19" calcext:value-type="date">
            <text:p>22/06/20</text:p>
          </table:table-cell>
          <table:table-cell office:value-type="time" office:time-value="PT1056101H50M18.999999762S" calcext:value-type="time">
            <text:p>05:50: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05:50:19" calcext:value-type="date">
            <text:p>22/06/20</text:p>
          </table:table-cell>
          <table:table-cell office:value-type="time" office:time-value="PT1056101H50M18.999999762S" calcext:value-type="time">
            <text:p>05:50: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5:50:19" calcext:value-type="date">
            <text:p>22/06/20</text:p>
          </table:table-cell>
          <table:table-cell office:value-type="time" office:time-value="PT1056101H50M18.999999762S" calcext:value-type="time">
            <text:p>05:50: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2T05:50:19" calcext:value-type="date">
            <text:p>22/06/20</text:p>
          </table:table-cell>
          <table:table-cell office:value-type="time" office:time-value="PT1056101H50M18.999999762S" calcext:value-type="time">
            <text:p>05:50: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06:50:18" calcext:value-type="date">
            <text:p>22/06/20</text:p>
          </table:table-cell>
          <table:table-cell office:value-type="time" office:time-value="PT1056102H50M17.999999318S" calcext:value-type="time">
            <text:p>06:50: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06:50:18" calcext:value-type="date">
            <text:p>22/06/20</text:p>
          </table:table-cell>
          <table:table-cell office:value-type="time" office:time-value="PT1056102H50M17.999999318S" calcext:value-type="time">
            <text:p>06:50: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6:50:18" calcext:value-type="date">
            <text:p>22/06/20</text:p>
          </table:table-cell>
          <table:table-cell office:value-type="time" office:time-value="PT1056102H50M17.999999318S" calcext:value-type="time">
            <text:p>06:50: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2T06:50:18" calcext:value-type="date">
            <text:p>22/06/20</text:p>
          </table:table-cell>
          <table:table-cell office:value-type="time" office:time-value="PT1056102H50M17.999999318S" calcext:value-type="time">
            <text:p>06:50: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07:50:17" calcext:value-type="date">
            <text:p>22/06/20</text:p>
          </table:table-cell>
          <table:table-cell office:value-type="time" office:time-value="PT1056103H50M16.999998875S" calcext:value-type="time">
            <text:p>07:50: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7:50:17" calcext:value-type="date">
            <text:p>22/06/20</text:p>
          </table:table-cell>
          <table:table-cell office:value-type="time" office:time-value="PT1056103H50M16.999998875S" calcext:value-type="time">
            <text:p>07:50: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7:50:17" calcext:value-type="date">
            <text:p>22/06/20</text:p>
          </table:table-cell>
          <table:table-cell office:value-type="time" office:time-value="PT1056103H50M16.999998875S" calcext:value-type="time">
            <text:p>07:50: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2T07:50:17" calcext:value-type="date">
            <text:p>22/06/20</text:p>
          </table:table-cell>
          <table:table-cell office:value-type="time" office:time-value="PT1056103H50M16.999998875S" calcext:value-type="time">
            <text:p>07:50: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08:50:16" calcext:value-type="date">
            <text:p>22/06/20</text:p>
          </table:table-cell>
          <table:table-cell office:value-type="time" office:time-value="PT1056104H50M16.000000108S" calcext:value-type="time">
            <text:p>08:50: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08:50:16" calcext:value-type="date">
            <text:p>22/06/20</text:p>
          </table:table-cell>
          <table:table-cell office:value-type="time" office:time-value="PT1056104H50M16.000000108S" calcext:value-type="time">
            <text:p>08:50: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8:50:16" calcext:value-type="date">
            <text:p>22/06/20</text:p>
          </table:table-cell>
          <table:table-cell office:value-type="time" office:time-value="PT1056104H50M16.000000108S" calcext:value-type="time">
            <text:p>08:50: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08:50:16" calcext:value-type="date">
            <text:p>22/06/20</text:p>
          </table:table-cell>
          <table:table-cell office:value-type="time" office:time-value="PT1056104H50M16.000000108S" calcext:value-type="time">
            <text:p>08:50: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2T09:50:14.999999" calcext:value-type="date">
            <text:p>22/06/20</text:p>
          </table:table-cell>
          <table:table-cell office:value-type="time" office:time-value="PT1056105H50M14.999999665S" calcext:value-type="time">
            <text:p>09:50: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09:50:14.999999" calcext:value-type="date">
            <text:p>22/06/20</text:p>
          </table:table-cell>
          <table:table-cell office:value-type="time" office:time-value="PT1056105H50M14.999999665S" calcext:value-type="time">
            <text:p>09:50: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09:50:14.999999" calcext:value-type="date">
            <text:p>22/06/20</text:p>
          </table:table-cell>
          <table:table-cell office:value-type="time" office:time-value="PT1056105H50M14.999999665S" calcext:value-type="time">
            <text:p>09:50: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09:50:14.999999" calcext:value-type="date">
            <text:p>22/06/20</text:p>
          </table:table-cell>
          <table:table-cell office:value-type="time" office:time-value="PT1056105H50M14.999999665S" calcext:value-type="time">
            <text:p>09:50: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10:50:14" calcext:value-type="date">
            <text:p>22/06/20</text:p>
          </table:table-cell>
          <table:table-cell office:value-type="time" office:time-value="PT1056106H50M14.00000006S" calcext:value-type="time">
            <text:p>10:50: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10:50:14" calcext:value-type="date">
            <text:p>22/06/20</text:p>
          </table:table-cell>
          <table:table-cell office:value-type="time" office:time-value="PT1056106H50M14.00000006S" calcext:value-type="time">
            <text:p>10:50: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0:50:14" calcext:value-type="date">
            <text:p>22/06/20</text:p>
          </table:table-cell>
          <table:table-cell office:value-type="time" office:time-value="PT1056106H50M14.00000006S" calcext:value-type="time">
            <text:p>10:50: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10:50:14" calcext:value-type="date">
            <text:p>22/06/20</text:p>
          </table:table-cell>
          <table:table-cell office:value-type="time" office:time-value="PT1056106H50M14.00000006S" calcext:value-type="time">
            <text:p>10:50: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2T11:50:13" calcext:value-type="date">
            <text:p>22/06/20</text:p>
          </table:table-cell>
          <table:table-cell office:value-type="time" office:time-value="PT1056107H50M13.000000454S" calcext:value-type="time">
            <text:p>11:50: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11:50:13" calcext:value-type="date">
            <text:p>22/06/20</text:p>
          </table:table-cell>
          <table:table-cell office:value-type="time" office:time-value="PT1056107H50M13.000000454S" calcext:value-type="time">
            <text:p>11:50: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11:50:13" calcext:value-type="date">
            <text:p>22/06/20</text:p>
          </table:table-cell>
          <table:table-cell office:value-type="time" office:time-value="PT1056107H50M13.000000454S" calcext:value-type="time">
            <text:p>11:50: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2T11:50:13" calcext:value-type="date">
            <text:p>22/06/20</text:p>
          </table:table-cell>
          <table:table-cell office:value-type="time" office:time-value="PT1056107H50M13.000000454S" calcext:value-type="time">
            <text:p>11:50: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12:50:12" calcext:value-type="date">
            <text:p>22/06/20</text:p>
          </table:table-cell>
          <table:table-cell office:value-type="time" office:time-value="PT1056108H50M12.000000011S" calcext:value-type="time">
            <text:p>12:50: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12:50:12" calcext:value-type="date">
            <text:p>22/06/20</text:p>
          </table:table-cell>
          <table:table-cell office:value-type="time" office:time-value="PT1056108H50M12.000000011S" calcext:value-type="time">
            <text:p>12:50: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2:50:12" calcext:value-type="date">
            <text:p>22/06/20</text:p>
          </table:table-cell>
          <table:table-cell office:value-type="time" office:time-value="PT1056108H50M12.000000011S" calcext:value-type="time">
            <text:p>12:50: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12:50:12" calcext:value-type="date">
            <text:p>22/06/20</text:p>
          </table:table-cell>
          <table:table-cell office:value-type="time" office:time-value="PT1056108H50M12.000000011S" calcext:value-type="time">
            <text:p>12:50: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13:50:11" calcext:value-type="date">
            <text:p>22/06/20</text:p>
          </table:table-cell>
          <table:table-cell office:value-type="time" office:time-value="PT1056109H50M10.99999873S" calcext:value-type="time">
            <text:p>13:50: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13:50:11" calcext:value-type="date">
            <text:p>22/06/20</text:p>
          </table:table-cell>
          <table:table-cell office:value-type="time" office:time-value="PT1056109H50M10.99999873S" calcext:value-type="time">
            <text:p>13:50: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3:50:11" calcext:value-type="date">
            <text:p>22/06/20</text:p>
          </table:table-cell>
          <table:table-cell office:value-type="time" office:time-value="PT1056109H50M10.99999873S" calcext:value-type="time">
            <text:p>13:50: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13:50:11" calcext:value-type="date">
            <text:p>22/06/20</text:p>
          </table:table-cell>
          <table:table-cell office:value-type="time" office:time-value="PT1056109H50M10.99999873S" calcext:value-type="time">
            <text:p>13:50: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2T14:50:10" calcext:value-type="date">
            <text:p>22/06/20</text:p>
          </table:table-cell>
          <table:table-cell office:value-type="time" office:time-value="PT1056110H50M09.999999963S" calcext:value-type="time">
            <text:p>14:50: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14:50:10" calcext:value-type="date">
            <text:p>22/06/20</text:p>
          </table:table-cell>
          <table:table-cell office:value-type="time" office:time-value="PT1056110H50M09.999999963S" calcext:value-type="time">
            <text:p>14:50: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14:50:10" calcext:value-type="date">
            <text:p>22/06/20</text:p>
          </table:table-cell>
          <table:table-cell office:value-type="time" office:time-value="PT1056110H50M09.999999963S" calcext:value-type="time">
            <text:p>14:50: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14:50:10" calcext:value-type="date">
            <text:p>22/06/20</text:p>
          </table:table-cell>
          <table:table-cell office:value-type="time" office:time-value="PT1056110H50M09.999999963S" calcext:value-type="time">
            <text:p>14:50: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2T15:50:09" calcext:value-type="date">
            <text:p>22/06/20</text:p>
          </table:table-cell>
          <table:table-cell office:value-type="time" office:time-value="PT1056111H50M09.000000358S" calcext:value-type="time">
            <text:p>15:50: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15:50:09" calcext:value-type="date">
            <text:p>22/06/20</text:p>
          </table:table-cell>
          <table:table-cell office:value-type="time" office:time-value="PT1056111H50M09.000000358S" calcext:value-type="time">
            <text:p>15:50: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15:50:09" calcext:value-type="date">
            <text:p>22/06/20</text:p>
          </table:table-cell>
          <table:table-cell office:value-type="time" office:time-value="PT1056111H50M09.000000358S" calcext:value-type="time">
            <text:p>15:50: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2T15:50:09" calcext:value-type="date">
            <text:p>22/06/20</text:p>
          </table:table-cell>
          <table:table-cell office:value-type="time" office:time-value="PT1056111H50M09.000000358S" calcext:value-type="time">
            <text:p>15:50: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16:50:07.999999" calcext:value-type="date">
            <text:p>22/06/20</text:p>
          </table:table-cell>
          <table:table-cell office:value-type="time" office:time-value="PT1056112H50M07.999999076S" calcext:value-type="time">
            <text:p>16:50: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9.0</text:p>
          </table:table-cell>
          <table:table-cell office:value-type="date" office:date-value="2020-06-22T16:50:07.999999" calcext:value-type="date">
            <text:p>22/06/20</text:p>
          </table:table-cell>
          <table:table-cell office:value-type="time" office:time-value="PT1056112H50M07.999999076S" calcext:value-type="time">
            <text:p>16:50: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6:50:07.999999" calcext:value-type="date">
            <text:p>22/06/20</text:p>
          </table:table-cell>
          <table:table-cell office:value-type="time" office:time-value="PT1056112H50M07.999999076S" calcext:value-type="time">
            <text:p>16:50: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3.0</text:p>
          </table:table-cell>
          <table:table-cell office:value-type="date" office:date-value="2020-06-22T16:50:07.999999" calcext:value-type="date">
            <text:p>22/06/20</text:p>
          </table:table-cell>
          <table:table-cell office:value-type="time" office:time-value="PT1056112H50M07.999999076S" calcext:value-type="time">
            <text:p>16:50: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2T17:50:07" calcext:value-type="date">
            <text:p>22/06/20</text:p>
          </table:table-cell>
          <table:table-cell office:value-type="time" office:time-value="PT1056113H50M06.999999471S" calcext:value-type="time">
            <text:p>17:50: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17:50:07" calcext:value-type="date">
            <text:p>22/06/20</text:p>
          </table:table-cell>
          <table:table-cell office:value-type="time" office:time-value="PT1056113H50M06.999999471S" calcext:value-type="time">
            <text:p>17:50: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7:50:07" calcext:value-type="date">
            <text:p>22/06/20</text:p>
          </table:table-cell>
          <table:table-cell office:value-type="time" office:time-value="PT1056113H50M06.999999471S" calcext:value-type="time">
            <text:p>17:50: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17:50:07" calcext:value-type="date">
            <text:p>22/06/20</text:p>
          </table:table-cell>
          <table:table-cell office:value-type="time" office:time-value="PT1056113H50M06.999999471S" calcext:value-type="time">
            <text:p>17:50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2T18:50:06" calcext:value-type="date">
            <text:p>22/06/20</text:p>
          </table:table-cell>
          <table:table-cell office:value-type="time" office:time-value="PT1056114H50M05.999999028S" calcext:value-type="time">
            <text:p>18:50: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8:50:06" calcext:value-type="date">
            <text:p>22/06/20</text:p>
          </table:table-cell>
          <table:table-cell office:value-type="time" office:time-value="PT1056114H50M05.999999028S" calcext:value-type="time">
            <text:p>18:50: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8:50:06" calcext:value-type="date">
            <text:p>22/06/20</text:p>
          </table:table-cell>
          <table:table-cell office:value-type="time" office:time-value="PT1056114H50M05.999999028S" calcext:value-type="time">
            <text:p>18:50: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18:50:06" calcext:value-type="date">
            <text:p>22/06/20</text:p>
          </table:table-cell>
          <table:table-cell office:value-type="time" office:time-value="PT1056114H50M05.999999028S" calcext:value-type="time">
            <text:p>18:50: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19:50:04.999999" calcext:value-type="date">
            <text:p>22/06/20</text:p>
          </table:table-cell>
          <table:table-cell office:value-type="time" office:time-value="PT1056115H50M04.999999423S" calcext:value-type="time">
            <text:p>19:50: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19:50:04.999999" calcext:value-type="date">
            <text:p>22/06/20</text:p>
          </table:table-cell>
          <table:table-cell office:value-type="time" office:time-value="PT1056115H50M04.999999423S" calcext:value-type="time">
            <text:p>19:50: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19:50:04.999999" calcext:value-type="date">
            <text:p>22/06/20</text:p>
          </table:table-cell>
          <table:table-cell office:value-type="time" office:time-value="PT1056115H50M04.999999423S" calcext:value-type="time">
            <text:p>19:50: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2T19:50:04.999999" calcext:value-type="date">
            <text:p>22/06/20</text:p>
          </table:table-cell>
          <table:table-cell office:value-type="time" office:time-value="PT1056115H50M04.999999423S" calcext:value-type="time">
            <text:p>19:50: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20:50:04" calcext:value-type="date">
            <text:p>22/06/20</text:p>
          </table:table-cell>
          <table:table-cell office:value-type="time" office:time-value="PT1056116H50M04.000000656S" calcext:value-type="time">
            <text:p>20:50: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20:50:04" calcext:value-type="date">
            <text:p>22/06/20</text:p>
          </table:table-cell>
          <table:table-cell office:value-type="time" office:time-value="PT1056116H50M04.000000656S" calcext:value-type="time">
            <text:p>20:50: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20:50:04" calcext:value-type="date">
            <text:p>22/06/20</text:p>
          </table:table-cell>
          <table:table-cell office:value-type="time" office:time-value="PT1056116H50M04.000000656S" calcext:value-type="time">
            <text:p>20:50: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20:50:04" calcext:value-type="date">
            <text:p>22/06/20</text:p>
          </table:table-cell>
          <table:table-cell office:value-type="time" office:time-value="PT1056116H50M04.000000656S" calcext:value-type="time">
            <text:p>20:50: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2T21:50:03" calcext:value-type="date">
            <text:p>22/06/20</text:p>
          </table:table-cell>
          <table:table-cell office:value-type="time" office:time-value="PT1056117H50M02.999999374S" calcext:value-type="time">
            <text:p>21:50: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21:50:03" calcext:value-type="date">
            <text:p>22/06/20</text:p>
          </table:table-cell>
          <table:table-cell office:value-type="time" office:time-value="PT1056117H50M02.999999374S" calcext:value-type="time">
            <text:p>21:50: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2T21:50:03" calcext:value-type="date">
            <text:p>22/06/20</text:p>
          </table:table-cell>
          <table:table-cell office:value-type="time" office:time-value="PT1056117H50M02.999999374S" calcext:value-type="time">
            <text:p>21:50: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2T21:50:03" calcext:value-type="date">
            <text:p>22/06/20</text:p>
          </table:table-cell>
          <table:table-cell office:value-type="time" office:time-value="PT1056117H50M02.999999374S" calcext:value-type="time">
            <text:p>21:50: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2T22:50:01.999999" calcext:value-type="date">
            <text:p>22/06/20</text:p>
          </table:table-cell>
          <table:table-cell office:value-type="time" office:time-value="PT1056118H50M01.999999769S" calcext:value-type="time">
            <text:p>22:50: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22:50:01.999999" calcext:value-type="date">
            <text:p>22/06/20</text:p>
          </table:table-cell>
          <table:table-cell office:value-type="time" office:time-value="PT1056118H50M01.999999769S" calcext:value-type="time">
            <text:p>22:50: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22:50:01.999999" calcext:value-type="date">
            <text:p>22/06/20</text:p>
          </table:table-cell>
          <table:table-cell office:value-type="time" office:time-value="PT1056118H50M01.999999769S" calcext:value-type="time">
            <text:p>22:50: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2T22:50:01.999999" calcext:value-type="date">
            <text:p>22/06/20</text:p>
          </table:table-cell>
          <table:table-cell office:value-type="time" office:time-value="PT1056118H50M01.999999769S" calcext:value-type="time">
            <text:p>22:50: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2T23:50:01" calcext:value-type="date">
            <text:p>22/06/20</text:p>
          </table:table-cell>
          <table:table-cell office:value-type="time" office:time-value="PT1056119H50M01.000000164S" calcext:value-type="time">
            <text:p>23:50: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2T23:50:01" calcext:value-type="date">
            <text:p>22/06/20</text:p>
          </table:table-cell>
          <table:table-cell office:value-type="time" office:time-value="PT1056119H50M01.000000164S" calcext:value-type="time">
            <text:p>23:50: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2T23:50:01" calcext:value-type="date">
            <text:p>22/06/20</text:p>
          </table:table-cell>
          <table:table-cell office:value-type="time" office:time-value="PT1056119H50M01.000000164S" calcext:value-type="time">
            <text:p>23:50: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2T23:50:01" calcext:value-type="date">
            <text:p>22/06/20</text:p>
          </table:table-cell>
          <table:table-cell office:value-type="time" office:time-value="PT1056119H50M01.000000164S" calcext:value-type="time">
            <text:p>23:50: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0:50:00" calcext:value-type="date">
            <text:p>23/06/20</text:p>
          </table:table-cell>
          <table:table-cell office:value-type="time" office:time-value="PT1056120H49M59.999999721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9.0</text:p>
          </table:table-cell>
          <table:table-cell office:value-type="date" office:date-value="2020-06-23T00:50:00" calcext:value-type="date">
            <text:p>23/06/20</text:p>
          </table:table-cell>
          <table:table-cell office:value-type="time" office:time-value="PT1056120H49M59.999999721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00:50:00" calcext:value-type="date">
            <text:p>23/06/20</text:p>
          </table:table-cell>
          <table:table-cell office:value-type="time" office:time-value="PT1056120H49M59.999999721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00:50:00" calcext:value-type="date">
            <text:p>23/06/20</text:p>
          </table:table-cell>
          <table:table-cell office:value-type="time" office:time-value="PT1056120H49M59.999999721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1:49:59" calcext:value-type="date">
            <text:p>23/06/20</text:p>
          </table:table-cell>
          <table:table-cell office:value-type="time" office:time-value="PT1056121H49M59.000000115S" calcext:value-type="time">
            <text:p>01:49: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01:49:59" calcext:value-type="date">
            <text:p>23/06/20</text:p>
          </table:table-cell>
          <table:table-cell office:value-type="time" office:time-value="PT1056121H49M59.000000115S" calcext:value-type="time">
            <text:p>01:49: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1:49:59" calcext:value-type="date">
            <text:p>23/06/20</text:p>
          </table:table-cell>
          <table:table-cell office:value-type="time" office:time-value="PT1056121H49M59.000000115S" calcext:value-type="time">
            <text:p>01:49: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3.0</text:p>
          </table:table-cell>
          <table:table-cell office:value-type="date" office:date-value="2020-06-23T01:49:59" calcext:value-type="date">
            <text:p>23/06/20</text:p>
          </table:table-cell>
          <table:table-cell office:value-type="time" office:time-value="PT1056121H49M59.000000115S" calcext:value-type="time">
            <text:p>01:49: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2:49:58" calcext:value-type="date">
            <text:p>23/06/20</text:p>
          </table:table-cell>
          <table:table-cell office:value-type="time" office:time-value="PT1056122H49M57.999999672S" calcext:value-type="time">
            <text:p>02:49: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02:49:58" calcext:value-type="date">
            <text:p>23/06/20</text:p>
          </table:table-cell>
          <table:table-cell office:value-type="time" office:time-value="PT1056122H49M57.999999672S" calcext:value-type="time">
            <text:p>02:49: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2:49:58" calcext:value-type="date">
            <text:p>23/06/20</text:p>
          </table:table-cell>
          <table:table-cell office:value-type="time" office:time-value="PT1056122H49M57.999999672S" calcext:value-type="time">
            <text:p>02:49: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3.0</text:p>
          </table:table-cell>
          <table:table-cell office:value-type="date" office:date-value="2020-06-23T02:49:58" calcext:value-type="date">
            <text:p>23/06/20</text:p>
          </table:table-cell>
          <table:table-cell office:value-type="time" office:time-value="PT1056122H49M57.999999672S" calcext:value-type="time">
            <text:p>02:49: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3:49:57" calcext:value-type="date">
            <text:p>23/06/20</text:p>
          </table:table-cell>
          <table:table-cell office:value-type="time" office:time-value="PT1056123H49M57.000000067S" calcext:value-type="time">
            <text:p>03:49: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03:49:57" calcext:value-type="date">
            <text:p>23/06/20</text:p>
          </table:table-cell>
          <table:table-cell office:value-type="time" office:time-value="PT1056123H49M57.000000067S" calcext:value-type="time">
            <text:p>03:49: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3:49:57" calcext:value-type="date">
            <text:p>23/06/20</text:p>
          </table:table-cell>
          <table:table-cell office:value-type="time" office:time-value="PT1056123H49M57.000000067S" calcext:value-type="time">
            <text:p>03:49: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3T03:49:57" calcext:value-type="date">
            <text:p>23/06/20</text:p>
          </table:table-cell>
          <table:table-cell office:value-type="time" office:time-value="PT1056123H49M57.000000067S" calcext:value-type="time">
            <text:p>03:49: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3T04:49:56" calcext:value-type="date">
            <text:p>23/06/20</text:p>
          </table:table-cell>
          <table:table-cell office:value-type="time" office:time-value="PT1056124H49M56.000000462S" calcext:value-type="time">
            <text:p>04:49: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04:49:56" calcext:value-type="date">
            <text:p>23/06/20</text:p>
          </table:table-cell>
          <table:table-cell office:value-type="time" office:time-value="PT1056124H49M56.000000462S" calcext:value-type="time">
            <text:p>04:49: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4:49:56" calcext:value-type="date">
            <text:p>23/06/20</text:p>
          </table:table-cell>
          <table:table-cell office:value-type="time" office:time-value="PT1056124H49M56.000000462S" calcext:value-type="time">
            <text:p>04:49: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3T04:49:56" calcext:value-type="date">
            <text:p>23/06/20</text:p>
          </table:table-cell>
          <table:table-cell office:value-type="time" office:time-value="PT1056124H49M56.000000462S" calcext:value-type="time">
            <text:p>04:49: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5:49:55.000001" calcext:value-type="date">
            <text:p>23/06/20</text:p>
          </table:table-cell>
          <table:table-cell office:value-type="time" office:time-value="PT1056125H49M55.000000857S" calcext:value-type="time">
            <text:p>05:49: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05:49:55.000001" calcext:value-type="date">
            <text:p>23/06/20</text:p>
          </table:table-cell>
          <table:table-cell office:value-type="time" office:time-value="PT1056125H49M55.000000857S" calcext:value-type="time">
            <text:p>05:49: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5:49:55.000001" calcext:value-type="date">
            <text:p>23/06/20</text:p>
          </table:table-cell>
          <table:table-cell office:value-type="time" office:time-value="PT1056125H49M55.000000857S" calcext:value-type="time">
            <text:p>05:49: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3T05:49:55.000001" calcext:value-type="date">
            <text:p>23/06/20</text:p>
          </table:table-cell>
          <table:table-cell office:value-type="time" office:time-value="PT1056125H49M55.000000857S" calcext:value-type="time">
            <text:p>05:49: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6:49:54" calcext:value-type="date">
            <text:p>23/06/20</text:p>
          </table:table-cell>
          <table:table-cell office:value-type="time" office:time-value="PT1056126H49M53.999999575S" calcext:value-type="time">
            <text:p>06:49: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06:49:54" calcext:value-type="date">
            <text:p>23/06/20</text:p>
          </table:table-cell>
          <table:table-cell office:value-type="time" office:time-value="PT1056126H49M53.999999575S" calcext:value-type="time">
            <text:p>06:49: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6:49:54" calcext:value-type="date">
            <text:p>23/06/20</text:p>
          </table:table-cell>
          <table:table-cell office:value-type="time" office:time-value="PT1056126H49M53.999999575S" calcext:value-type="time">
            <text:p>06:49: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3T06:49:54" calcext:value-type="date">
            <text:p>23/06/20</text:p>
          </table:table-cell>
          <table:table-cell office:value-type="time" office:time-value="PT1056126H49M53.999999575S" calcext:value-type="time">
            <text:p>06:49: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7:49:53" calcext:value-type="date">
            <text:p>23/06/20</text:p>
          </table:table-cell>
          <table:table-cell office:value-type="time" office:time-value="PT1056127H49M52.99999997S" calcext:value-type="time">
            <text:p>07:49: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07:49:53" calcext:value-type="date">
            <text:p>23/06/20</text:p>
          </table:table-cell>
          <table:table-cell office:value-type="time" office:time-value="PT1056127H49M52.99999997S" calcext:value-type="time">
            <text:p>07:49: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07:49:53" calcext:value-type="date">
            <text:p>23/06/20</text:p>
          </table:table-cell>
          <table:table-cell office:value-type="time" office:time-value="PT1056127H49M52.99999997S" calcext:value-type="time">
            <text:p>07:49: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07:49:53" calcext:value-type="date">
            <text:p>23/06/20</text:p>
          </table:table-cell>
          <table:table-cell office:value-type="time" office:time-value="PT1056127H49M52.99999997S" calcext:value-type="time">
            <text:p>07:49: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08:49:52.000001" calcext:value-type="date">
            <text:p>23/06/20</text:p>
          </table:table-cell>
          <table:table-cell office:value-type="time" office:time-value="PT1056128H49M52.000001203S" calcext:value-type="time">
            <text:p>08:49: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08:49:52.000001" calcext:value-type="date">
            <text:p>23/06/20</text:p>
          </table:table-cell>
          <table:table-cell office:value-type="time" office:time-value="PT1056128H49M52.000001203S" calcext:value-type="time">
            <text:p>08:49: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8:49:52.000001" calcext:value-type="date">
            <text:p>23/06/20</text:p>
          </table:table-cell>
          <table:table-cell office:value-type="time" office:time-value="PT1056128H49M52.000001203S" calcext:value-type="time">
            <text:p>08:49: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08:49:52.000001" calcext:value-type="date">
            <text:p>23/06/20</text:p>
          </table:table-cell>
          <table:table-cell office:value-type="time" office:time-value="PT1056128H49M52.000001203S" calcext:value-type="time">
            <text:p>08:49: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3T09:49:51" calcext:value-type="date">
            <text:p>23/06/20</text:p>
          </table:table-cell>
          <table:table-cell office:value-type="time" office:time-value="PT1056129H49M50.999999922S" calcext:value-type="time">
            <text:p>09:49: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9.0</text:p>
          </table:table-cell>
          <table:table-cell office:value-type="date" office:date-value="2020-06-23T09:49:51" calcext:value-type="date">
            <text:p>23/06/20</text:p>
          </table:table-cell>
          <table:table-cell office:value-type="time" office:time-value="PT1056129H49M50.999999922S" calcext:value-type="time">
            <text:p>09:49: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09:49:51" calcext:value-type="date">
            <text:p>23/06/20</text:p>
          </table:table-cell>
          <table:table-cell office:value-type="time" office:time-value="PT1056129H49M50.999999922S" calcext:value-type="time">
            <text:p>09:49: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09:49:51" calcext:value-type="date">
            <text:p>23/06/20</text:p>
          </table:table-cell>
          <table:table-cell office:value-type="time" office:time-value="PT1056129H49M50.999999922S" calcext:value-type="time">
            <text:p>09:49: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10:49:50" calcext:value-type="date">
            <text:p>23/06/20</text:p>
          </table:table-cell>
          <table:table-cell office:value-type="time" office:time-value="PT1056130H49M50.000000317S" calcext:value-type="time">
            <text:p>10:49: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9.0</text:p>
          </table:table-cell>
          <table:table-cell office:value-type="date" office:date-value="2020-06-23T10:49:50" calcext:value-type="date">
            <text:p>23/06/20</text:p>
          </table:table-cell>
          <table:table-cell office:value-type="time" office:time-value="PT1056130H49M50.000000317S" calcext:value-type="time">
            <text:p>10:49: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10:49:50" calcext:value-type="date">
            <text:p>23/06/20</text:p>
          </table:table-cell>
          <table:table-cell office:value-type="time" office:time-value="PT1056130H49M50.000000317S" calcext:value-type="time">
            <text:p>10:49: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3.0</text:p>
          </table:table-cell>
          <table:table-cell office:value-type="date" office:date-value="2020-06-23T10:49:50" calcext:value-type="date">
            <text:p>23/06/20</text:p>
          </table:table-cell>
          <table:table-cell office:value-type="time" office:time-value="PT1056130H49M50.000000317S" calcext:value-type="time">
            <text:p>10:49: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3T11:49:49.000001" calcext:value-type="date">
            <text:p>23/06/20</text:p>
          </table:table-cell>
          <table:table-cell office:value-type="time" office:time-value="PT1056131H49M48.999999873S" calcext:value-type="time">
            <text:p>11:49: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11:49:49.000001" calcext:value-type="date">
            <text:p>23/06/20</text:p>
          </table:table-cell>
          <table:table-cell office:value-type="time" office:time-value="PT1056131H49M48.999999873S" calcext:value-type="time">
            <text:p>11:49: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11:49:49.000001" calcext:value-type="date">
            <text:p>23/06/20</text:p>
          </table:table-cell>
          <table:table-cell office:value-type="time" office:time-value="PT1056131H49M48.999999873S" calcext:value-type="time">
            <text:p>11:49: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3T11:49:49.000001" calcext:value-type="date">
            <text:p>23/06/20</text:p>
          </table:table-cell>
          <table:table-cell office:value-type="time" office:time-value="PT1056131H49M48.999999873S" calcext:value-type="time">
            <text:p>11:49: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3T12:49:48" calcext:value-type="date">
            <text:p>23/06/20</text:p>
          </table:table-cell>
          <table:table-cell office:value-type="time" office:time-value="PT1056132H49M48.000000268S" calcext:value-type="time">
            <text:p>12:49: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12:49:48" calcext:value-type="date">
            <text:p>23/06/20</text:p>
          </table:table-cell>
          <table:table-cell office:value-type="time" office:time-value="PT1056132H49M48.000000268S" calcext:value-type="time">
            <text:p>12:49: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12:49:48" calcext:value-type="date">
            <text:p>23/06/20</text:p>
          </table:table-cell>
          <table:table-cell office:value-type="time" office:time-value="PT1056132H49M48.000000268S" calcext:value-type="time">
            <text:p>12:49: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3T12:49:48" calcext:value-type="date">
            <text:p>23/06/20</text:p>
          </table:table-cell>
          <table:table-cell office:value-type="time" office:time-value="PT1056132H49M48.000000268S" calcext:value-type="time">
            <text:p>12:49: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13:49:47" calcext:value-type="date">
            <text:p>23/06/20</text:p>
          </table:table-cell>
          <table:table-cell office:value-type="time" office:time-value="PT1056133H49M47.000000663S" calcext:value-type="time">
            <text:p>13:49: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13:49:47" calcext:value-type="date">
            <text:p>23/06/20</text:p>
          </table:table-cell>
          <table:table-cell office:value-type="time" office:time-value="PT1056133H49M47.000000663S" calcext:value-type="time">
            <text:p>13:49: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3:49:47" calcext:value-type="date">
            <text:p>23/06/20</text:p>
          </table:table-cell>
          <table:table-cell office:value-type="time" office:time-value="PT1056133H49M47.000000663S" calcext:value-type="time">
            <text:p>13:49: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3T13:49:47" calcext:value-type="date">
            <text:p>23/06/20</text:p>
          </table:table-cell>
          <table:table-cell office:value-type="time" office:time-value="PT1056133H49M47.000000663S" calcext:value-type="time">
            <text:p>13:49: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3T14:49:46" calcext:value-type="date">
            <text:p>23/06/20</text:p>
          </table:table-cell>
          <table:table-cell office:value-type="time" office:time-value="PT1056134H49M45.999999382S" calcext:value-type="time">
            <text:p>14:49: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4:49:46" calcext:value-type="date">
            <text:p>23/06/20</text:p>
          </table:table-cell>
          <table:table-cell office:value-type="time" office:time-value="PT1056134H49M45.999999382S" calcext:value-type="time">
            <text:p>14:49: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14:49:46" calcext:value-type="date">
            <text:p>23/06/20</text:p>
          </table:table-cell>
          <table:table-cell office:value-type="time" office:time-value="PT1056134H49M45.999999382S" calcext:value-type="time">
            <text:p>14:49: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2.0</text:p>
          </table:table-cell>
          <table:table-cell office:value-type="date" office:date-value="2020-06-23T14:49:46" calcext:value-type="date">
            <text:p>23/06/20</text:p>
          </table:table-cell>
          <table:table-cell office:value-type="time" office:time-value="PT1056134H49M45.999999382S" calcext:value-type="time">
            <text:p>14:49: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3T15:49:45" calcext:value-type="date">
            <text:p>23/06/20</text:p>
          </table:table-cell>
          <table:table-cell office:value-type="time" office:time-value="PT1056135H49M44.999999776S" calcext:value-type="time">
            <text:p>15:49: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3T15:49:45" calcext:value-type="date">
            <text:p>23/06/20</text:p>
          </table:table-cell>
          <table:table-cell office:value-type="time" office:time-value="PT1056135H49M44.999999776S" calcext:value-type="time">
            <text:p>15:49: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5:49:45" calcext:value-type="date">
            <text:p>23/06/20</text:p>
          </table:table-cell>
          <table:table-cell office:value-type="time" office:time-value="PT1056135H49M44.999999776S" calcext:value-type="time">
            <text:p>15:49: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1.0</text:p>
          </table:table-cell>
          <table:table-cell office:value-type="date" office:date-value="2020-06-23T15:49:45" calcext:value-type="date">
            <text:p>23/06/20</text:p>
          </table:table-cell>
          <table:table-cell office:value-type="time" office:time-value="PT1056135H49M44.999999776S" calcext:value-type="time">
            <text:p>15:49: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16:49:44" calcext:value-type="date">
            <text:p>23/06/20</text:p>
          </table:table-cell>
          <table:table-cell office:value-type="time" office:time-value="PT1056136H49M44.000000171S" calcext:value-type="time">
            <text:p>16:49: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16:49:44" calcext:value-type="date">
            <text:p>23/06/20</text:p>
          </table:table-cell>
          <table:table-cell office:value-type="time" office:time-value="PT1056136H49M44.000000171S" calcext:value-type="time">
            <text:p>16:49: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6:49:44" calcext:value-type="date">
            <text:p>23/06/20</text:p>
          </table:table-cell>
          <table:table-cell office:value-type="time" office:time-value="PT1056136H49M44.000000171S" calcext:value-type="time">
            <text:p>16:49: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16:49:44" calcext:value-type="date">
            <text:p>23/06/20</text:p>
          </table:table-cell>
          <table:table-cell office:value-type="time" office:time-value="PT1056136H49M44.000000171S" calcext:value-type="time">
            <text:p>16:49: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17:49:43" calcext:value-type="date">
            <text:p>23/06/20</text:p>
          </table:table-cell>
          <table:table-cell office:value-type="time" office:time-value="PT1056137H49M42.999999728S" calcext:value-type="time">
            <text:p>17:49: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7:49:43" calcext:value-type="date">
            <text:p>23/06/20</text:p>
          </table:table-cell>
          <table:table-cell office:value-type="time" office:time-value="PT1056137H49M42.999999728S" calcext:value-type="time">
            <text:p>17:49: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7:49:43" calcext:value-type="date">
            <text:p>23/06/20</text:p>
          </table:table-cell>
          <table:table-cell office:value-type="time" office:time-value="PT1056137H49M42.999999728S" calcext:value-type="time">
            <text:p>17:49: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3T17:49:43" calcext:value-type="date">
            <text:p>23/06/20</text:p>
          </table:table-cell>
          <table:table-cell office:value-type="time" office:time-value="PT1056137H49M42.999999728S" calcext:value-type="time">
            <text:p>17:49: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3T18:49:42" calcext:value-type="date">
            <text:p>23/06/20</text:p>
          </table:table-cell>
          <table:table-cell office:value-type="time" office:time-value="PT1056138H49M42.000000123S" calcext:value-type="time">
            <text:p>18:49: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18:49:42" calcext:value-type="date">
            <text:p>23/06/20</text:p>
          </table:table-cell>
          <table:table-cell office:value-type="time" office:time-value="PT1056138H49M42.000000123S" calcext:value-type="time">
            <text:p>18:49: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8:49:42" calcext:value-type="date">
            <text:p>23/06/20</text:p>
          </table:table-cell>
          <table:table-cell office:value-type="time" office:time-value="PT1056138H49M42.000000123S" calcext:value-type="time">
            <text:p>18:49: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18:49:42" calcext:value-type="date">
            <text:p>23/06/20</text:p>
          </table:table-cell>
          <table:table-cell office:value-type="time" office:time-value="PT1056138H49M42.000000123S" calcext:value-type="time">
            <text:p>18:49: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19:49:41" calcext:value-type="date">
            <text:p>23/06/20</text:p>
          </table:table-cell>
          <table:table-cell office:value-type="time" office:time-value="PT1056139H49M40.99999968S" calcext:value-type="time">
            <text:p>19:49: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9:49:41" calcext:value-type="date">
            <text:p>23/06/20</text:p>
          </table:table-cell>
          <table:table-cell office:value-type="time" office:time-value="PT1056139H49M40.99999968S" calcext:value-type="time">
            <text:p>19:49: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19:49:41" calcext:value-type="date">
            <text:p>23/06/20</text:p>
          </table:table-cell>
          <table:table-cell office:value-type="time" office:time-value="PT1056139H49M40.99999968S" calcext:value-type="time">
            <text:p>19:49: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3T19:49:41" calcext:value-type="date">
            <text:p>23/06/20</text:p>
          </table:table-cell>
          <table:table-cell office:value-type="time" office:time-value="PT1056139H49M40.99999968S" calcext:value-type="time">
            <text:p>19:49: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3T20:49:40" calcext:value-type="date">
            <text:p>23/06/20</text:p>
          </table:table-cell>
          <table:table-cell office:value-type="time" office:time-value="PT1056140H49M40.000000075S" calcext:value-type="time">
            <text:p>20:49: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20:49:40" calcext:value-type="date">
            <text:p>23/06/20</text:p>
          </table:table-cell>
          <table:table-cell office:value-type="time" office:time-value="PT1056140H49M40.000000075S" calcext:value-type="time">
            <text:p>20:49: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20:49:40" calcext:value-type="date">
            <text:p>23/06/20</text:p>
          </table:table-cell>
          <table:table-cell office:value-type="time" office:time-value="PT1056140H49M40.000000075S" calcext:value-type="time">
            <text:p>20:49: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3T20:49:40" calcext:value-type="date">
            <text:p>23/06/20</text:p>
          </table:table-cell>
          <table:table-cell office:value-type="time" office:time-value="PT1056140H49M40.000000075S" calcext:value-type="time">
            <text:p>20:49: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3T21:49:39" calcext:value-type="date">
            <text:p>23/06/20</text:p>
          </table:table-cell>
          <table:table-cell office:value-type="time" office:time-value="PT1056141H49M39.000000469S" calcext:value-type="time">
            <text:p>21:49: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21:49:39" calcext:value-type="date">
            <text:p>23/06/20</text:p>
          </table:table-cell>
          <table:table-cell office:value-type="time" office:time-value="PT1056141H49M39.000000469S" calcext:value-type="time">
            <text:p>21:49: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3T21:49:39" calcext:value-type="date">
            <text:p>23/06/20</text:p>
          </table:table-cell>
          <table:table-cell office:value-type="time" office:time-value="PT1056141H49M39.000000469S" calcext:value-type="time">
            <text:p>21:49: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21:49:39" calcext:value-type="date">
            <text:p>23/06/20</text:p>
          </table:table-cell>
          <table:table-cell office:value-type="time" office:time-value="PT1056141H49M39.000000469S" calcext:value-type="time">
            <text:p>21:49: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3T22:49:38" calcext:value-type="date">
            <text:p>23/06/20</text:p>
          </table:table-cell>
          <table:table-cell office:value-type="time" office:time-value="PT1056142H49M38.000000026S" calcext:value-type="time">
            <text:p>22:49: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22:49:38" calcext:value-type="date">
            <text:p>23/06/20</text:p>
          </table:table-cell>
          <table:table-cell office:value-type="time" office:time-value="PT1056142H49M38.000000026S" calcext:value-type="time">
            <text:p>22:49: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22:49:38" calcext:value-type="date">
            <text:p>23/06/20</text:p>
          </table:table-cell>
          <table:table-cell office:value-type="time" office:time-value="PT1056142H49M38.000000026S" calcext:value-type="time">
            <text:p>22:49: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1.0</text:p>
          </table:table-cell>
          <table:table-cell office:value-type="date" office:date-value="2020-06-23T22:49:38" calcext:value-type="date">
            <text:p>23/06/20</text:p>
          </table:table-cell>
          <table:table-cell office:value-type="time" office:time-value="PT1056142H49M38.000000026S" calcext:value-type="time">
            <text:p>22:49: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3T23:49:37" calcext:value-type="date">
            <text:p>23/06/20</text:p>
          </table:table-cell>
          <table:table-cell office:value-type="time" office:time-value="PT1056143H49M37.000000421S" calcext:value-type="time">
            <text:p>23:49: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3T23:49:37" calcext:value-type="date">
            <text:p>23/06/20</text:p>
          </table:table-cell>
          <table:table-cell office:value-type="time" office:time-value="PT1056143H49M37.000000421S" calcext:value-type="time">
            <text:p>23:49: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3T23:49:37" calcext:value-type="date">
            <text:p>23/06/20</text:p>
          </table:table-cell>
          <table:table-cell office:value-type="time" office:time-value="PT1056143H49M37.000000421S" calcext:value-type="time">
            <text:p>23:49: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3T23:49:37" calcext:value-type="date">
            <text:p>23/06/20</text:p>
          </table:table-cell>
          <table:table-cell office:value-type="time" office:time-value="PT1056143H49M37.000000421S" calcext:value-type="time">
            <text:p>23:49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00:49:36" calcext:value-type="date">
            <text:p>24/06/20</text:p>
          </table:table-cell>
          <table:table-cell office:value-type="time" office:time-value="PT1056144H49M35.999999978S" calcext:value-type="time">
            <text:p>00:49: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0:49:36" calcext:value-type="date">
            <text:p>24/06/20</text:p>
          </table:table-cell>
          <table:table-cell office:value-type="time" office:time-value="PT1056144H49M35.999999978S" calcext:value-type="time">
            <text:p>00:49: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4T00:49:36" calcext:value-type="date">
            <text:p>24/06/20</text:p>
          </table:table-cell>
          <table:table-cell office:value-type="time" office:time-value="PT1056144H49M35.999999978S" calcext:value-type="time">
            <text:p>00:49: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4T00:49:36" calcext:value-type="date">
            <text:p>24/06/20</text:p>
          </table:table-cell>
          <table:table-cell office:value-type="time" office:time-value="PT1056144H49M35.999999978S" calcext:value-type="time">
            <text:p>00:49: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4T01:49:35" calcext:value-type="date">
            <text:p>24/06/20</text:p>
          </table:table-cell>
          <table:table-cell office:value-type="time" office:time-value="PT1056145H49M35.000000373S" calcext:value-type="time">
            <text:p>01:49: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4T01:49:35" calcext:value-type="date">
            <text:p>24/06/20</text:p>
          </table:table-cell>
          <table:table-cell office:value-type="time" office:time-value="PT1056145H49M35.000000373S" calcext:value-type="time">
            <text:p>01:49: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1:49:35" calcext:value-type="date">
            <text:p>24/06/20</text:p>
          </table:table-cell>
          <table:table-cell office:value-type="time" office:time-value="PT1056145H49M35.000000373S" calcext:value-type="time">
            <text:p>01:49: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01:49:35" calcext:value-type="date">
            <text:p>24/06/20</text:p>
          </table:table-cell>
          <table:table-cell office:value-type="time" office:time-value="PT1056145H49M35.000000373S" calcext:value-type="time">
            <text:p>01:49: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02:49:34" calcext:value-type="date">
            <text:p>24/06/20</text:p>
          </table:table-cell>
          <table:table-cell office:value-type="time" office:time-value="PT1056146H49M34.000000767S" calcext:value-type="time">
            <text:p>02:49: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02:49:34" calcext:value-type="date">
            <text:p>24/06/20</text:p>
          </table:table-cell>
          <table:table-cell office:value-type="time" office:time-value="PT1056146H49M34.000000767S" calcext:value-type="time">
            <text:p>02:49: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2:49:34" calcext:value-type="date">
            <text:p>24/06/20</text:p>
          </table:table-cell>
          <table:table-cell office:value-type="time" office:time-value="PT1056146H49M34.000000767S" calcext:value-type="time">
            <text:p>02:49: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02:49:34" calcext:value-type="date">
            <text:p>24/06/20</text:p>
          </table:table-cell>
          <table:table-cell office:value-type="time" office:time-value="PT1056146H49M34.000000767S" calcext:value-type="time">
            <text:p>02:49: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03:49:33" calcext:value-type="date">
            <text:p>24/06/20</text:p>
          </table:table-cell>
          <table:table-cell office:value-type="time" office:time-value="PT1056147H49M33.000001162S" calcext:value-type="time">
            <text:p>03:49: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3:49:33" calcext:value-type="date">
            <text:p>24/06/20</text:p>
          </table:table-cell>
          <table:table-cell office:value-type="time" office:time-value="PT1056147H49M33.000001162S" calcext:value-type="time">
            <text:p>03:49: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4T03:49:33" calcext:value-type="date">
            <text:p>24/06/20</text:p>
          </table:table-cell>
          <table:table-cell office:value-type="time" office:time-value="PT1056147H49M33.000001162S" calcext:value-type="time">
            <text:p>03:49: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03:49:33" calcext:value-type="date">
            <text:p>24/06/20</text:p>
          </table:table-cell>
          <table:table-cell office:value-type="time" office:time-value="PT1056147H49M33.000001162S" calcext:value-type="time">
            <text:p>03:49: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04:49:32" calcext:value-type="date">
            <text:p>24/06/20</text:p>
          </table:table-cell>
          <table:table-cell office:value-type="time" office:time-value="PT1056148H49M31.999999043S" calcext:value-type="time">
            <text:p>04:49: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04:49:32" calcext:value-type="date">
            <text:p>24/06/20</text:p>
          </table:table-cell>
          <table:table-cell office:value-type="time" office:time-value="PT1056148H49M31.999999043S" calcext:value-type="time">
            <text:p>04:49: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4:49:32" calcext:value-type="date">
            <text:p>24/06/20</text:p>
          </table:table-cell>
          <table:table-cell office:value-type="time" office:time-value="PT1056148H49M31.999999043S" calcext:value-type="time">
            <text:p>04:49: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4T04:49:32" calcext:value-type="date">
            <text:p>24/06/20</text:p>
          </table:table-cell>
          <table:table-cell office:value-type="time" office:time-value="PT1056148H49M31.999999043S" calcext:value-type="time">
            <text:p>04:49: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05:49:31" calcext:value-type="date">
            <text:p>24/06/20</text:p>
          </table:table-cell>
          <table:table-cell office:value-type="time" office:time-value="PT1056149H49M31.000000276S" calcext:value-type="time">
            <text:p>05:49: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05:49:31" calcext:value-type="date">
            <text:p>24/06/20</text:p>
          </table:table-cell>
          <table:table-cell office:value-type="time" office:time-value="PT1056149H49M31.000000276S" calcext:value-type="time">
            <text:p>05:49: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5:49:31" calcext:value-type="date">
            <text:p>24/06/20</text:p>
          </table:table-cell>
          <table:table-cell office:value-type="time" office:time-value="PT1056149H49M31.000000276S" calcext:value-type="time">
            <text:p>05:49: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05:49:31" calcext:value-type="date">
            <text:p>24/06/20</text:p>
          </table:table-cell>
          <table:table-cell office:value-type="time" office:time-value="PT1056149H49M31.000000276S" calcext:value-type="time">
            <text:p>05:49: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4T06:49:30" calcext:value-type="date">
            <text:p>24/06/20</text:p>
          </table:table-cell>
          <table:table-cell office:value-type="time" office:time-value="PT1056150H49M30.000000671S" calcext:value-type="time">
            <text:p>06:49: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06:49:30" calcext:value-type="date">
            <text:p>24/06/20</text:p>
          </table:table-cell>
          <table:table-cell office:value-type="time" office:time-value="PT1056150H49M30.000000671S" calcext:value-type="time">
            <text:p>06:49: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6:49:30" calcext:value-type="date">
            <text:p>24/06/20</text:p>
          </table:table-cell>
          <table:table-cell office:value-type="time" office:time-value="PT1056150H49M30.000000671S" calcext:value-type="time">
            <text:p>06:49: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06:49:30" calcext:value-type="date">
            <text:p>24/06/20</text:p>
          </table:table-cell>
          <table:table-cell office:value-type="time" office:time-value="PT1056150H49M30.000000671S" calcext:value-type="time">
            <text:p>06:49: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07:49:29" calcext:value-type="date">
            <text:p>24/06/20</text:p>
          </table:table-cell>
          <table:table-cell office:value-type="time" office:time-value="PT1056151H49M28.999999389S" calcext:value-type="time">
            <text:p>07:49: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07:49:29" calcext:value-type="date">
            <text:p>24/06/20</text:p>
          </table:table-cell>
          <table:table-cell office:value-type="time" office:time-value="PT1056151H49M28.999999389S" calcext:value-type="time">
            <text:p>07:49: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4T07:49:29" calcext:value-type="date">
            <text:p>24/06/20</text:p>
          </table:table-cell>
          <table:table-cell office:value-type="time" office:time-value="PT1056151H49M28.999999389S" calcext:value-type="time">
            <text:p>07:49: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07:49:29" calcext:value-type="date">
            <text:p>24/06/20</text:p>
          </table:table-cell>
          <table:table-cell office:value-type="time" office:time-value="PT1056151H49M28.999999389S" calcext:value-type="time">
            <text:p>07:49: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08:49:28.000001" calcext:value-type="date">
            <text:p>24/06/20</text:p>
          </table:table-cell>
          <table:table-cell office:value-type="time" office:time-value="PT1056152H49M27.999999784S" calcext:value-type="time">
            <text:p>08:49: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8:49:28.000001" calcext:value-type="date">
            <text:p>24/06/20</text:p>
          </table:table-cell>
          <table:table-cell office:value-type="time" office:time-value="PT1056152H49M27.999999784S" calcext:value-type="time">
            <text:p>08:49: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8:49:28.000001" calcext:value-type="date">
            <text:p>24/06/20</text:p>
          </table:table-cell>
          <table:table-cell office:value-type="time" office:time-value="PT1056152H49M27.999999784S" calcext:value-type="time">
            <text:p>08:49: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4T08:49:28.000001" calcext:value-type="date">
            <text:p>24/06/20</text:p>
          </table:table-cell>
          <table:table-cell office:value-type="time" office:time-value="PT1056152H49M27.999999784S" calcext:value-type="time">
            <text:p>08:49: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09:49:27" calcext:value-type="date">
            <text:p>24/06/20</text:p>
          </table:table-cell>
          <table:table-cell office:value-type="time" office:time-value="PT1056153H49M27.000000179S" calcext:value-type="time">
            <text:p>09:49: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4T09:49:27" calcext:value-type="date">
            <text:p>24/06/20</text:p>
          </table:table-cell>
          <table:table-cell office:value-type="time" office:time-value="PT1056153H49M27.000000179S" calcext:value-type="time">
            <text:p>09:49: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09:49:27" calcext:value-type="date">
            <text:p>24/06/20</text:p>
          </table:table-cell>
          <table:table-cell office:value-type="time" office:time-value="PT1056153H49M27.000000179S" calcext:value-type="time">
            <text:p>09:49: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09:49:27" calcext:value-type="date">
            <text:p>24/06/20</text:p>
          </table:table-cell>
          <table:table-cell office:value-type="time" office:time-value="PT1056153H49M27.000000179S" calcext:value-type="time">
            <text:p>09:49: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4T10:49:26" calcext:value-type="date">
            <text:p>24/06/20</text:p>
          </table:table-cell>
          <table:table-cell office:value-type="time" office:time-value="PT1056154H49M25.999999736S" calcext:value-type="time">
            <text:p>10:49: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0:49:26" calcext:value-type="date">
            <text:p>24/06/20</text:p>
          </table:table-cell>
          <table:table-cell office:value-type="time" office:time-value="PT1056154H49M25.999999736S" calcext:value-type="time">
            <text:p>10:49: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10:49:26" calcext:value-type="date">
            <text:p>24/06/20</text:p>
          </table:table-cell>
          <table:table-cell office:value-type="time" office:time-value="PT1056154H49M25.999999736S" calcext:value-type="time">
            <text:p>10:49: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10:49:26" calcext:value-type="date">
            <text:p>24/06/20</text:p>
          </table:table-cell>
          <table:table-cell office:value-type="time" office:time-value="PT1056154H49M25.999999736S" calcext:value-type="time">
            <text:p>10:49: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11:49:25.000001" calcext:value-type="date">
            <text:p>24/06/20</text:p>
          </table:table-cell>
          <table:table-cell office:value-type="time" office:time-value="PT1056155H49M25.000000969S" calcext:value-type="time">
            <text:p>11:49: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1:49:25.000001" calcext:value-type="date">
            <text:p>24/06/20</text:p>
          </table:table-cell>
          <table:table-cell office:value-type="time" office:time-value="PT1056155H49M25.000000969S" calcext:value-type="time">
            <text:p>11:49: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11:49:25.000001" calcext:value-type="date">
            <text:p>24/06/20</text:p>
          </table:table-cell>
          <table:table-cell office:value-type="time" office:time-value="PT1056155H49M25.000000969S" calcext:value-type="time">
            <text:p>11:49: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4T11:49:25.000001" calcext:value-type="date">
            <text:p>24/06/20</text:p>
          </table:table-cell>
          <table:table-cell office:value-type="time" office:time-value="PT1056155H49M25.000000969S" calcext:value-type="time">
            <text:p>11:49: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12:49:24" calcext:value-type="date">
            <text:p>24/06/20</text:p>
          </table:table-cell>
          <table:table-cell office:value-type="time" office:time-value="PT1056156H49M23.999999687S" calcext:value-type="time">
            <text:p>12:49: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2:49:24" calcext:value-type="date">
            <text:p>24/06/20</text:p>
          </table:table-cell>
          <table:table-cell office:value-type="time" office:time-value="PT1056156H49M23.999999687S" calcext:value-type="time">
            <text:p>12:49: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12:49:24" calcext:value-type="date">
            <text:p>24/06/20</text:p>
          </table:table-cell>
          <table:table-cell office:value-type="time" office:time-value="PT1056156H49M23.999999687S" calcext:value-type="time">
            <text:p>12:49: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12:49:24" calcext:value-type="date">
            <text:p>24/06/20</text:p>
          </table:table-cell>
          <table:table-cell office:value-type="time" office:time-value="PT1056156H49M23.999999687S" calcext:value-type="time">
            <text:p>12:49: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13:49:23" calcext:value-type="date">
            <text:p>24/06/20</text:p>
          </table:table-cell>
          <table:table-cell office:value-type="time" office:time-value="PT1056157H49M23.000000082S" calcext:value-type="time">
            <text:p>13:49: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3:49:23" calcext:value-type="date">
            <text:p>24/06/20</text:p>
          </table:table-cell>
          <table:table-cell office:value-type="time" office:time-value="PT1056157H49M23.000000082S" calcext:value-type="time">
            <text:p>13:49: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4T13:49:23" calcext:value-type="date">
            <text:p>24/06/20</text:p>
          </table:table-cell>
          <table:table-cell office:value-type="time" office:time-value="PT1056157H49M23.000000082S" calcext:value-type="time">
            <text:p>13:49: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4T13:49:23" calcext:value-type="date">
            <text:p>24/06/20</text:p>
          </table:table-cell>
          <table:table-cell office:value-type="time" office:time-value="PT1056157H49M23.000000082S" calcext:value-type="time">
            <text:p>13:49: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14:49:22" calcext:value-type="date">
            <text:p>24/06/20</text:p>
          </table:table-cell>
          <table:table-cell office:value-type="time" office:time-value="PT1056158H49M21.999999639S" calcext:value-type="time">
            <text:p>14:49: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4:49:22" calcext:value-type="date">
            <text:p>24/06/20</text:p>
          </table:table-cell>
          <table:table-cell office:value-type="time" office:time-value="PT1056158H49M21.999999639S" calcext:value-type="time">
            <text:p>14:49: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14:49:22" calcext:value-type="date">
            <text:p>24/06/20</text:p>
          </table:table-cell>
          <table:table-cell office:value-type="time" office:time-value="PT1056158H49M21.999999639S" calcext:value-type="time">
            <text:p>14:49: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14:49:22" calcext:value-type="date">
            <text:p>24/06/20</text:p>
          </table:table-cell>
          <table:table-cell office:value-type="time" office:time-value="PT1056158H49M21.999999639S" calcext:value-type="time">
            <text:p>14:49: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15:49:21" calcext:value-type="date">
            <text:p>24/06/20</text:p>
          </table:table-cell>
          <table:table-cell office:value-type="time" office:time-value="PT1056159H49M21.000000034S" calcext:value-type="time">
            <text:p>15:49: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5:49:21" calcext:value-type="date">
            <text:p>24/06/20</text:p>
          </table:table-cell>
          <table:table-cell office:value-type="time" office:time-value="PT1056159H49M21.000000034S" calcext:value-type="time">
            <text:p>15:49: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4T15:49:21" calcext:value-type="date">
            <text:p>24/06/20</text:p>
          </table:table-cell>
          <table:table-cell office:value-type="time" office:time-value="PT1056159H49M21.000000034S" calcext:value-type="time">
            <text:p>15:49: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4T15:49:21" calcext:value-type="date">
            <text:p>24/06/20</text:p>
          </table:table-cell>
          <table:table-cell office:value-type="time" office:time-value="PT1056159H49M21.000000034S" calcext:value-type="time">
            <text:p>15:49: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16:49:20" calcext:value-type="date">
            <text:p>24/06/20</text:p>
          </table:table-cell>
          <table:table-cell office:value-type="time" office:time-value="PT1056160H49M19.99999959S" calcext:value-type="time">
            <text:p>16:49: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6:49:20" calcext:value-type="date">
            <text:p>24/06/20</text:p>
          </table:table-cell>
          <table:table-cell office:value-type="time" office:time-value="PT1056160H49M19.99999959S" calcext:value-type="time">
            <text:p>16:49: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16:49:20" calcext:value-type="date">
            <text:p>24/06/20</text:p>
          </table:table-cell>
          <table:table-cell office:value-type="time" office:time-value="PT1056160H49M19.99999959S" calcext:value-type="time">
            <text:p>16:49: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16:49:20" calcext:value-type="date">
            <text:p>24/06/20</text:p>
          </table:table-cell>
          <table:table-cell office:value-type="time" office:time-value="PT1056160H49M19.99999959S" calcext:value-type="time">
            <text:p>16:49: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17:49:19" calcext:value-type="date">
            <text:p>24/06/20</text:p>
          </table:table-cell>
          <table:table-cell office:value-type="time" office:time-value="PT1056161H49M18.999999985S" calcext:value-type="time">
            <text:p>17:49: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7:49:19" calcext:value-type="date">
            <text:p>24/06/20</text:p>
          </table:table-cell>
          <table:table-cell office:value-type="time" office:time-value="PT1056161H49M18.999999985S" calcext:value-type="time">
            <text:p>17:49: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17:49:19" calcext:value-type="date">
            <text:p>24/06/20</text:p>
          </table:table-cell>
          <table:table-cell office:value-type="time" office:time-value="PT1056161H49M18.999999985S" calcext:value-type="time">
            <text:p>17:49: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4T17:49:19" calcext:value-type="date">
            <text:p>24/06/20</text:p>
          </table:table-cell>
          <table:table-cell office:value-type="time" office:time-value="PT1056161H49M18.999999985S" calcext:value-type="time">
            <text:p>17:49: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18:49:18" calcext:value-type="date">
            <text:p>24/06/20</text:p>
          </table:table-cell>
          <table:table-cell office:value-type="time" office:time-value="PT1056162H49M18.00000038S" calcext:value-type="time">
            <text:p>18:49: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8:49:18" calcext:value-type="date">
            <text:p>24/06/20</text:p>
          </table:table-cell>
          <table:table-cell office:value-type="time" office:time-value="PT1056162H49M18.00000038S" calcext:value-type="time">
            <text:p>18:49: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18:49:18" calcext:value-type="date">
            <text:p>24/06/20</text:p>
          </table:table-cell>
          <table:table-cell office:value-type="time" office:time-value="PT1056162H49M18.00000038S" calcext:value-type="time">
            <text:p>18:49: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18:49:18" calcext:value-type="date">
            <text:p>24/06/20</text:p>
          </table:table-cell>
          <table:table-cell office:value-type="time" office:time-value="PT1056162H49M18.00000038S" calcext:value-type="time">
            <text:p>18:49: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19:49:17" calcext:value-type="date">
            <text:p>24/06/20</text:p>
          </table:table-cell>
          <table:table-cell office:value-type="time" office:time-value="PT1056163H49M16.999999937S" calcext:value-type="time">
            <text:p>19:49: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19:49:17" calcext:value-type="date">
            <text:p>24/06/20</text:p>
          </table:table-cell>
          <table:table-cell office:value-type="time" office:time-value="PT1056163H49M16.999999937S" calcext:value-type="time">
            <text:p>19:49: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4T19:49:17" calcext:value-type="date">
            <text:p>24/06/20</text:p>
          </table:table-cell>
          <table:table-cell office:value-type="time" office:time-value="PT1056163H49M16.999999937S" calcext:value-type="time">
            <text:p>19:49: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19:49:17" calcext:value-type="date">
            <text:p>24/06/20</text:p>
          </table:table-cell>
          <table:table-cell office:value-type="time" office:time-value="PT1056163H49M16.999999937S" calcext:value-type="time">
            <text:p>19:49: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20:49:16" calcext:value-type="date">
            <text:p>24/06/20</text:p>
          </table:table-cell>
          <table:table-cell office:value-type="time" office:time-value="PT1056164H49M16.00000117S" calcext:value-type="time">
            <text:p>20:49: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20:49:16" calcext:value-type="date">
            <text:p>24/06/20</text:p>
          </table:table-cell>
          <table:table-cell office:value-type="time" office:time-value="PT1056164H49M16.00000117S" calcext:value-type="time">
            <text:p>20:49: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20:49:16" calcext:value-type="date">
            <text:p>24/06/20</text:p>
          </table:table-cell>
          <table:table-cell office:value-type="time" office:time-value="PT1056164H49M16.00000117S" calcext:value-type="time">
            <text:p>20:49: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20:49:16" calcext:value-type="date">
            <text:p>24/06/20</text:p>
          </table:table-cell>
          <table:table-cell office:value-type="time" office:time-value="PT1056164H49M16.00000117S" calcext:value-type="time">
            <text:p>20:49: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4T21:49:15" calcext:value-type="date">
            <text:p>24/06/20</text:p>
          </table:table-cell>
          <table:table-cell office:value-type="time" office:time-value="PT1056165H49M14.999999888S" calcext:value-type="time">
            <text:p>21:49: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21:49:15" calcext:value-type="date">
            <text:p>24/06/20</text:p>
          </table:table-cell>
          <table:table-cell office:value-type="time" office:time-value="PT1056165H49M14.999999888S" calcext:value-type="time">
            <text:p>21:49: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21:49:15" calcext:value-type="date">
            <text:p>24/06/20</text:p>
          </table:table-cell>
          <table:table-cell office:value-type="time" office:time-value="PT1056165H49M14.999999888S" calcext:value-type="time">
            <text:p>21:49: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21:49:15" calcext:value-type="date">
            <text:p>24/06/20</text:p>
          </table:table-cell>
          <table:table-cell office:value-type="time" office:time-value="PT1056165H49M14.999999888S" calcext:value-type="time">
            <text:p>21:49: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4T22:49:14" calcext:value-type="date">
            <text:p>24/06/20</text:p>
          </table:table-cell>
          <table:table-cell office:value-type="time" office:time-value="PT1056166H49M14.000000283S" calcext:value-type="time">
            <text:p>22:49: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4T22:49:14" calcext:value-type="date">
            <text:p>24/06/20</text:p>
          </table:table-cell>
          <table:table-cell office:value-type="time" office:time-value="PT1056166H49M14.000000283S" calcext:value-type="time">
            <text:p>22:49: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4T22:49:14" calcext:value-type="date">
            <text:p>24/06/20</text:p>
          </table:table-cell>
          <table:table-cell office:value-type="time" office:time-value="PT1056166H49M14.000000283S" calcext:value-type="time">
            <text:p>22:49: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4T22:49:14" calcext:value-type="date">
            <text:p>24/06/20</text:p>
          </table:table-cell>
          <table:table-cell office:value-type="time" office:time-value="PT1056166H49M14.000000283S" calcext:value-type="time">
            <text:p>22:49: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4T23:49:13" calcext:value-type="date">
            <text:p>24/06/20</text:p>
          </table:table-cell>
          <table:table-cell office:value-type="time" office:time-value="PT1056167H49M13.000000678S" calcext:value-type="time">
            <text:p>23:49: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4T23:49:13" calcext:value-type="date">
            <text:p>24/06/20</text:p>
          </table:table-cell>
          <table:table-cell office:value-type="time" office:time-value="PT1056167H49M13.000000678S" calcext:value-type="time">
            <text:p>23:49: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4T23:49:13" calcext:value-type="date">
            <text:p>24/06/20</text:p>
          </table:table-cell>
          <table:table-cell office:value-type="time" office:time-value="PT1056167H49M13.000000678S" calcext:value-type="time">
            <text:p>23:49: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4T23:49:13" calcext:value-type="date">
            <text:p>24/06/20</text:p>
          </table:table-cell>
          <table:table-cell office:value-type="time" office:time-value="PT1056167H49M13.000000678S" calcext:value-type="time">
            <text:p>23:49: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5T00:49:12" calcext:value-type="date">
            <text:p>25/06/20</text:p>
          </table:table-cell>
          <table:table-cell office:value-type="time" office:time-value="PT1056168H49M11.999999397S" calcext:value-type="time">
            <text:p>00:49: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0:49:12" calcext:value-type="date">
            <text:p>25/06/20</text:p>
          </table:table-cell>
          <table:table-cell office:value-type="time" office:time-value="PT1056168H49M11.999999397S" calcext:value-type="time">
            <text:p>00:49: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0:49:12" calcext:value-type="date">
            <text:p>25/06/20</text:p>
          </table:table-cell>
          <table:table-cell office:value-type="time" office:time-value="PT1056168H49M11.999999397S" calcext:value-type="time">
            <text:p>00:49: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2.0</text:p>
          </table:table-cell>
          <table:table-cell office:value-type="date" office:date-value="2020-06-25T00:49:12" calcext:value-type="date">
            <text:p>25/06/20</text:p>
          </table:table-cell>
          <table:table-cell office:value-type="time" office:time-value="PT1056168H49M11.999999397S" calcext:value-type="time">
            <text:p>00:49: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01:49:11" calcext:value-type="date">
            <text:p>25/06/20</text:p>
          </table:table-cell>
          <table:table-cell office:value-type="time" office:time-value="PT1056169H49M10.999999791S" calcext:value-type="time">
            <text:p>01:49: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1:49:11" calcext:value-type="date">
            <text:p>25/06/20</text:p>
          </table:table-cell>
          <table:table-cell office:value-type="time" office:time-value="PT1056169H49M10.999999791S" calcext:value-type="time">
            <text:p>01:49: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1:49:11" calcext:value-type="date">
            <text:p>25/06/20</text:p>
          </table:table-cell>
          <table:table-cell office:value-type="time" office:time-value="PT1056169H49M10.999999791S" calcext:value-type="time">
            <text:p>01:49: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01:49:11" calcext:value-type="date">
            <text:p>25/06/20</text:p>
          </table:table-cell>
          <table:table-cell office:value-type="time" office:time-value="PT1056169H49M10.999999791S" calcext:value-type="time">
            <text:p>01:49: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5T02:49:10" calcext:value-type="date">
            <text:p>25/06/20</text:p>
          </table:table-cell>
          <table:table-cell office:value-type="time" office:time-value="PT1056170H49M10.000000186S" calcext:value-type="time">
            <text:p>02:49: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2:49:10" calcext:value-type="date">
            <text:p>25/06/20</text:p>
          </table:table-cell>
          <table:table-cell office:value-type="time" office:time-value="PT1056170H49M10.000000186S" calcext:value-type="time">
            <text:p>02:49: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2:49:10" calcext:value-type="date">
            <text:p>25/06/20</text:p>
          </table:table-cell>
          <table:table-cell office:value-type="time" office:time-value="PT1056170H49M10.000000186S" calcext:value-type="time">
            <text:p>02:49: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02:49:10" calcext:value-type="date">
            <text:p>25/06/20</text:p>
          </table:table-cell>
          <table:table-cell office:value-type="time" office:time-value="PT1056170H49M10.000000186S" calcext:value-type="time">
            <text:p>02:49: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5T03:49:09" calcext:value-type="date">
            <text:p>25/06/20</text:p>
          </table:table-cell>
          <table:table-cell office:value-type="time" office:time-value="PT1056171H49M08.999999743S" calcext:value-type="time">
            <text:p>03:49: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3:49:09" calcext:value-type="date">
            <text:p>25/06/20</text:p>
          </table:table-cell>
          <table:table-cell office:value-type="time" office:time-value="PT1056171H49M08.999999743S" calcext:value-type="time">
            <text:p>03:49: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3:49:09" calcext:value-type="date">
            <text:p>25/06/20</text:p>
          </table:table-cell>
          <table:table-cell office:value-type="time" office:time-value="PT1056171H49M08.999999743S" calcext:value-type="time">
            <text:p>03:49: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03:49:09" calcext:value-type="date">
            <text:p>25/06/20</text:p>
          </table:table-cell>
          <table:table-cell office:value-type="time" office:time-value="PT1056171H49M08.999999743S" calcext:value-type="time">
            <text:p>03:49: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04:49:08" calcext:value-type="date">
            <text:p>25/06/20</text:p>
          </table:table-cell>
          <table:table-cell office:value-type="time" office:time-value="PT1056172H49M08.000000138S" calcext:value-type="time">
            <text:p>04:49: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5T04:49:08" calcext:value-type="date">
            <text:p>25/06/20</text:p>
          </table:table-cell>
          <table:table-cell office:value-type="time" office:time-value="PT1056172H49M08.000000138S" calcext:value-type="time">
            <text:p>04:49: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4:49:08" calcext:value-type="date">
            <text:p>25/06/20</text:p>
          </table:table-cell>
          <table:table-cell office:value-type="time" office:time-value="PT1056172H49M08.000000138S" calcext:value-type="time">
            <text:p>04:49: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04:49:08" calcext:value-type="date">
            <text:p>25/06/20</text:p>
          </table:table-cell>
          <table:table-cell office:value-type="time" office:time-value="PT1056172H49M08.000000138S" calcext:value-type="time">
            <text:p>04:49: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05:49:07" calcext:value-type="date">
            <text:p>25/06/20</text:p>
          </table:table-cell>
          <table:table-cell office:value-type="time" office:time-value="PT1056173H49M06.999999695S" calcext:value-type="time">
            <text:p>05:49: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5:49:07" calcext:value-type="date">
            <text:p>25/06/20</text:p>
          </table:table-cell>
          <table:table-cell office:value-type="time" office:time-value="PT1056173H49M06.999999695S" calcext:value-type="time">
            <text:p>05:49: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5:49:07" calcext:value-type="date">
            <text:p>25/06/20</text:p>
          </table:table-cell>
          <table:table-cell office:value-type="time" office:time-value="PT1056173H49M06.999999695S" calcext:value-type="time">
            <text:p>05:49: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05:49:07" calcext:value-type="date">
            <text:p>25/06/20</text:p>
          </table:table-cell>
          <table:table-cell office:value-type="time" office:time-value="PT1056173H49M06.999999695S" calcext:value-type="time">
            <text:p>05:49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5T06:49:06" calcext:value-type="date">
            <text:p>25/06/20</text:p>
          </table:table-cell>
          <table:table-cell office:value-type="time" office:time-value="PT1056174H49M06.000000089S" calcext:value-type="time">
            <text:p>06:49: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6:49:06" calcext:value-type="date">
            <text:p>25/06/20</text:p>
          </table:table-cell>
          <table:table-cell office:value-type="time" office:time-value="PT1056174H49M06.000000089S" calcext:value-type="time">
            <text:p>06:49: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5T06:49:06" calcext:value-type="date">
            <text:p>25/06/20</text:p>
          </table:table-cell>
          <table:table-cell office:value-type="time" office:time-value="PT1056174H49M06.000000089S" calcext:value-type="time">
            <text:p>06:49: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06:49:06" calcext:value-type="date">
            <text:p>25/06/20</text:p>
          </table:table-cell>
          <table:table-cell office:value-type="time" office:time-value="PT1056174H49M06.000000089S" calcext:value-type="time">
            <text:p>06:49: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07:49:05" calcext:value-type="date">
            <text:p>25/06/20</text:p>
          </table:table-cell>
          <table:table-cell office:value-type="time" office:time-value="PT1056175H49M04.999999646S" calcext:value-type="time">
            <text:p>07:49: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5T07:49:05" calcext:value-type="date">
            <text:p>25/06/20</text:p>
          </table:table-cell>
          <table:table-cell office:value-type="time" office:time-value="PT1056175H49M04.999999646S" calcext:value-type="time">
            <text:p>07:49: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7:49:05" calcext:value-type="date">
            <text:p>25/06/20</text:p>
          </table:table-cell>
          <table:table-cell office:value-type="time" office:time-value="PT1056175H49M04.999999646S" calcext:value-type="time">
            <text:p>07:49: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07:49:05" calcext:value-type="date">
            <text:p>25/06/20</text:p>
          </table:table-cell>
          <table:table-cell office:value-type="time" office:time-value="PT1056175H49M04.999999646S" calcext:value-type="time">
            <text:p>07:49: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08:49:04.000001" calcext:value-type="date">
            <text:p>25/06/20</text:p>
          </table:table-cell>
          <table:table-cell office:value-type="time" office:time-value="PT1056176H49M04.000000879S" calcext:value-type="time">
            <text:p>08:49: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8:49:04.000001" calcext:value-type="date">
            <text:p>25/06/20</text:p>
          </table:table-cell>
          <table:table-cell office:value-type="time" office:time-value="PT1056176H49M04.000000879S" calcext:value-type="time">
            <text:p>08:49: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8:49:04.000001" calcext:value-type="date">
            <text:p>25/06/20</text:p>
          </table:table-cell>
          <table:table-cell office:value-type="time" office:time-value="PT1056176H49M04.000000879S" calcext:value-type="time">
            <text:p>08:49: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08:49:04.000001" calcext:value-type="date">
            <text:p>25/06/20</text:p>
          </table:table-cell>
          <table:table-cell office:value-type="time" office:time-value="PT1056176H49M04.000000879S" calcext:value-type="time">
            <text:p>08:49: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2.0</text:p>
          </table:table-cell>
          <table:table-cell office:value-type="date" office:date-value="2020-06-25T09:49:03" calcext:value-type="date">
            <text:p>25/06/20</text:p>
          </table:table-cell>
          <table:table-cell office:value-type="time" office:time-value="PT1056177H49M02.999999598S" calcext:value-type="time">
            <text:p>09:49: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09:49:03" calcext:value-type="date">
            <text:p>25/06/20</text:p>
          </table:table-cell>
          <table:table-cell office:value-type="time" office:time-value="PT1056177H49M02.999999598S" calcext:value-type="time">
            <text:p>09:49: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09:49:03" calcext:value-type="date">
            <text:p>25/06/20</text:p>
          </table:table-cell>
          <table:table-cell office:value-type="time" office:time-value="PT1056177H49M02.999999598S" calcext:value-type="time">
            <text:p>09:49: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09:49:03" calcext:value-type="date">
            <text:p>25/06/20</text:p>
          </table:table-cell>
          <table:table-cell office:value-type="time" office:time-value="PT1056177H49M02.999999598S" calcext:value-type="time">
            <text:p>09:49: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10:49:02" calcext:value-type="date">
            <text:p>25/06/20</text:p>
          </table:table-cell>
          <table:table-cell office:value-type="time" office:time-value="PT1056178H49M01.999999993S" calcext:value-type="time">
            <text:p>10:49: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10:49:02" calcext:value-type="date">
            <text:p>25/06/20</text:p>
          </table:table-cell>
          <table:table-cell office:value-type="time" office:time-value="PT1056178H49M01.999999993S" calcext:value-type="time">
            <text:p>10:49: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10:49:02" calcext:value-type="date">
            <text:p>25/06/20</text:p>
          </table:table-cell>
          <table:table-cell office:value-type="time" office:time-value="PT1056178H49M01.999999993S" calcext:value-type="time">
            <text:p>10:49: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10:49:02" calcext:value-type="date">
            <text:p>25/06/20</text:p>
          </table:table-cell>
          <table:table-cell office:value-type="time" office:time-value="PT1056178H49M01.999999993S" calcext:value-type="time">
            <text:p>10:49: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5T11:49:01.000001" calcext:value-type="date">
            <text:p>25/06/20</text:p>
          </table:table-cell>
          <table:table-cell office:value-type="time" office:time-value="PT1056179H49M01.000001226S" calcext:value-type="time">
            <text:p>11:49: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5T11:49:01.000001" calcext:value-type="date">
            <text:p>25/06/20</text:p>
          </table:table-cell>
          <table:table-cell office:value-type="time" office:time-value="PT1056179H49M01.000001226S" calcext:value-type="time">
            <text:p>11:49: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11:49:01.000001" calcext:value-type="date">
            <text:p>25/06/20</text:p>
          </table:table-cell>
          <table:table-cell office:value-type="time" office:time-value="PT1056179H49M01.000001226S" calcext:value-type="time">
            <text:p>11:49: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1.0</text:p>
          </table:table-cell>
          <table:table-cell office:value-type="date" office:date-value="2020-06-25T11:49:01.000001" calcext:value-type="date">
            <text:p>25/06/20</text:p>
          </table:table-cell>
          <table:table-cell office:value-type="time" office:time-value="PT1056179H49M01.000001226S" calcext:value-type="time">
            <text:p>11:49: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5T12:49:00" calcext:value-type="date">
            <text:p>25/06/20</text:p>
          </table:table-cell>
          <table:table-cell office:value-type="time" office:time-value="PT1056180H48M59.999999944S" calcext:value-type="time">
            <text:p>12:49: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12:49:00" calcext:value-type="date">
            <text:p>25/06/20</text:p>
          </table:table-cell>
          <table:table-cell office:value-type="time" office:time-value="PT1056180H48M59.999999944S" calcext:value-type="time">
            <text:p>12:49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5T12:49:00" calcext:value-type="date">
            <text:p>25/06/20</text:p>
          </table:table-cell>
          <table:table-cell office:value-type="time" office:time-value="PT1056180H48M59.999999944S" calcext:value-type="time">
            <text:p>12:49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12:49:00" calcext:value-type="date">
            <text:p>25/06/20</text:p>
          </table:table-cell>
          <table:table-cell office:value-type="time" office:time-value="PT1056180H48M59.999999944S" calcext:value-type="time">
            <text:p>12:49: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13:48:59" calcext:value-type="date">
            <text:p>25/06/20</text:p>
          </table:table-cell>
          <table:table-cell office:value-type="time" office:time-value="PT1056181H48M59.000000339S" calcext:value-type="time">
            <text:p>13:48: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13:48:59" calcext:value-type="date">
            <text:p>25/06/20</text:p>
          </table:table-cell>
          <table:table-cell office:value-type="time" office:time-value="PT1056181H48M59.000000339S" calcext:value-type="time">
            <text:p>13:48: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13:48:59" calcext:value-type="date">
            <text:p>25/06/20</text:p>
          </table:table-cell>
          <table:table-cell office:value-type="time" office:time-value="PT1056181H48M59.000000339S" calcext:value-type="time">
            <text:p>13:48: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13:48:59" calcext:value-type="date">
            <text:p>25/06/20</text:p>
          </table:table-cell>
          <table:table-cell office:value-type="time" office:time-value="PT1056181H48M59.000000339S" calcext:value-type="time">
            <text:p>13:48: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5T14:48:58" calcext:value-type="date">
            <text:p>25/06/20</text:p>
          </table:table-cell>
          <table:table-cell office:value-type="time" office:time-value="PT1056182H48M57.999999896S" calcext:value-type="time">
            <text:p>14:48: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5T14:48:58" calcext:value-type="date">
            <text:p>25/06/20</text:p>
          </table:table-cell>
          <table:table-cell office:value-type="time" office:time-value="PT1056182H48M57.999999896S" calcext:value-type="time">
            <text:p>14:48: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14:48:58" calcext:value-type="date">
            <text:p>25/06/20</text:p>
          </table:table-cell>
          <table:table-cell office:value-type="time" office:time-value="PT1056182H48M57.999999896S" calcext:value-type="time">
            <text:p>14:48: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14:48:58" calcext:value-type="date">
            <text:p>25/06/20</text:p>
          </table:table-cell>
          <table:table-cell office:value-type="time" office:time-value="PT1056182H48M57.999999896S" calcext:value-type="time">
            <text:p>14:48: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5T15:48:57" calcext:value-type="date">
            <text:p>25/06/20</text:p>
          </table:table-cell>
          <table:table-cell office:value-type="time" office:time-value="PT1056183H48M57.000000291S" calcext:value-type="time">
            <text:p>15:48: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15:48:57" calcext:value-type="date">
            <text:p>25/06/20</text:p>
          </table:table-cell>
          <table:table-cell office:value-type="time" office:time-value="PT1056183H48M57.000000291S" calcext:value-type="time">
            <text:p>15:48: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15:48:57" calcext:value-type="date">
            <text:p>25/06/20</text:p>
          </table:table-cell>
          <table:table-cell office:value-type="time" office:time-value="PT1056183H48M57.000000291S" calcext:value-type="time">
            <text:p>15:48: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15:48:57" calcext:value-type="date">
            <text:p>25/06/20</text:p>
          </table:table-cell>
          <table:table-cell office:value-type="time" office:time-value="PT1056183H48M57.000000291S" calcext:value-type="time">
            <text:p>15:48: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5T16:48:56" calcext:value-type="date">
            <text:p>25/06/20</text:p>
          </table:table-cell>
          <table:table-cell office:value-type="time" office:time-value="PT1056184H48M56.000000685S" calcext:value-type="time">
            <text:p>16:48: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16:48:56" calcext:value-type="date">
            <text:p>25/06/20</text:p>
          </table:table-cell>
          <table:table-cell office:value-type="time" office:time-value="PT1056184H48M56.000000685S" calcext:value-type="time">
            <text:p>16:48: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16:48:56" calcext:value-type="date">
            <text:p>25/06/20</text:p>
          </table:table-cell>
          <table:table-cell office:value-type="time" office:time-value="PT1056184H48M56.000000685S" calcext:value-type="time">
            <text:p>16:48: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16:48:56" calcext:value-type="date">
            <text:p>25/06/20</text:p>
          </table:table-cell>
          <table:table-cell office:value-type="time" office:time-value="PT1056184H48M56.000000685S" calcext:value-type="time">
            <text:p>16:48: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17:48:55" calcext:value-type="date">
            <text:p>25/06/20</text:p>
          </table:table-cell>
          <table:table-cell office:value-type="time" office:time-value="PT1056185H48M54.999999404S" calcext:value-type="time">
            <text:p>17:48: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5T17:48:55" calcext:value-type="date">
            <text:p>25/06/20</text:p>
          </table:table-cell>
          <table:table-cell office:value-type="time" office:time-value="PT1056185H48M54.999999404S" calcext:value-type="time">
            <text:p>17:48: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17:48:55" calcext:value-type="date">
            <text:p>25/06/20</text:p>
          </table:table-cell>
          <table:table-cell office:value-type="time" office:time-value="PT1056185H48M54.999999404S" calcext:value-type="time">
            <text:p>17:48: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17:48:55" calcext:value-type="date">
            <text:p>25/06/20</text:p>
          </table:table-cell>
          <table:table-cell office:value-type="time" office:time-value="PT1056185H48M54.999999404S" calcext:value-type="time">
            <text:p>17:48: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5T18:48:54" calcext:value-type="date">
            <text:p>25/06/20</text:p>
          </table:table-cell>
          <table:table-cell office:value-type="time" office:time-value="PT1056186H48M53.999999799S" calcext:value-type="time">
            <text:p>18:48: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9.0</text:p>
          </table:table-cell>
          <table:table-cell office:value-type="date" office:date-value="2020-06-25T18:48:54" calcext:value-type="date">
            <text:p>25/06/20</text:p>
          </table:table-cell>
          <table:table-cell office:value-type="time" office:time-value="PT1056186H48M53.999999799S" calcext:value-type="time">
            <text:p>18:48: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58.0</text:p>
          </table:table-cell>
          <table:table-cell office:value-type="date" office:date-value="2020-06-25T18:48:54" calcext:value-type="date">
            <text:p>25/06/20</text:p>
          </table:table-cell>
          <table:table-cell office:value-type="time" office:time-value="PT1056186H48M53.999999799S" calcext:value-type="time">
            <text:p>18:48: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3.0</text:p>
          </table:table-cell>
          <table:table-cell office:value-type="date" office:date-value="2020-06-25T18:48:54" calcext:value-type="date">
            <text:p>25/06/20</text:p>
          </table:table-cell>
          <table:table-cell office:value-type="time" office:time-value="PT1056186H48M53.999999799S" calcext:value-type="time">
            <text:p>18:48: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2.0</text:p>
          </table:table-cell>
          <table:table-cell office:value-type="date" office:date-value="2020-06-25T19:48:53" calcext:value-type="date">
            <text:p>25/06/20</text:p>
          </table:table-cell>
          <table:table-cell office:value-type="time" office:time-value="PT1056187H48M52.999999356S" calcext:value-type="time">
            <text:p>19:48: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9.0</text:p>
          </table:table-cell>
          <table:table-cell office:value-type="date" office:date-value="2020-06-25T19:48:53" calcext:value-type="date">
            <text:p>25/06/20</text:p>
          </table:table-cell>
          <table:table-cell office:value-type="time" office:time-value="PT1056187H48M52.999999356S" calcext:value-type="time">
            <text:p>19:48: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5T19:48:53" calcext:value-type="date">
            <text:p>25/06/20</text:p>
          </table:table-cell>
          <table:table-cell office:value-type="time" office:time-value="PT1056187H48M52.999999356S" calcext:value-type="time">
            <text:p>19:48: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3.0</text:p>
          </table:table-cell>
          <table:table-cell office:value-type="date" office:date-value="2020-06-25T19:48:53" calcext:value-type="date">
            <text:p>25/06/20</text:p>
          </table:table-cell>
          <table:table-cell office:value-type="time" office:time-value="PT1056187H48M52.999999356S" calcext:value-type="time">
            <text:p>19:48: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3.0</text:p>
          </table:table-cell>
          <table:table-cell office:value-type="date" office:date-value="2020-06-25T20:48:52" calcext:value-type="date">
            <text:p>25/06/20</text:p>
          </table:table-cell>
          <table:table-cell office:value-type="time" office:time-value="PT1056188H48M51.99999975S" calcext:value-type="time">
            <text:p>20:48: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20:48:52" calcext:value-type="date">
            <text:p>25/06/20</text:p>
          </table:table-cell>
          <table:table-cell office:value-type="time" office:time-value="PT1056188H48M51.99999975S" calcext:value-type="time">
            <text:p>20:48: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5T20:48:52" calcext:value-type="date">
            <text:p>25/06/20</text:p>
          </table:table-cell>
          <table:table-cell office:value-type="time" office:time-value="PT1056188H48M51.99999975S" calcext:value-type="time">
            <text:p>20:48: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63.0</text:p>
          </table:table-cell>
          <table:table-cell office:value-type="date" office:date-value="2020-06-25T20:48:52" calcext:value-type="date">
            <text:p>25/06/20</text:p>
          </table:table-cell>
          <table:table-cell office:value-type="time" office:time-value="PT1056188H48M51.99999975S" calcext:value-type="time">
            <text:p>20:48: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5T21:48:51" calcext:value-type="date">
            <text:p>25/06/20</text:p>
          </table:table-cell>
          <table:table-cell office:value-type="time" office:time-value="PT1056189H48M51.000000145S" calcext:value-type="time">
            <text:p>21:48: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21:48:51" calcext:value-type="date">
            <text:p>25/06/20</text:p>
          </table:table-cell>
          <table:table-cell office:value-type="time" office:time-value="PT1056189H48M51.000000145S" calcext:value-type="time">
            <text:p>21:48: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21:48:51" calcext:value-type="date">
            <text:p>25/06/20</text:p>
          </table:table-cell>
          <table:table-cell office:value-type="time" office:time-value="PT1056189H48M51.000000145S" calcext:value-type="time">
            <text:p>21:48: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5T21:48:51" calcext:value-type="date">
            <text:p>25/06/20</text:p>
          </table:table-cell>
          <table:table-cell office:value-type="time" office:time-value="PT1056189H48M51.000000145S" calcext:value-type="time">
            <text:p>21:48: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22:48:49.999999" calcext:value-type="date">
            <text:p>25/06/20</text:p>
          </table:table-cell>
          <table:table-cell office:value-type="time" office:time-value="PT1056190H48M49.999999702S" calcext:value-type="time">
            <text:p>22:48: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5T22:48:49.999999" calcext:value-type="date">
            <text:p>25/06/20</text:p>
          </table:table-cell>
          <table:table-cell office:value-type="time" office:time-value="PT1056190H48M49.999999702S" calcext:value-type="time">
            <text:p>22:48: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22:48:49.999999" calcext:value-type="date">
            <text:p>25/06/20</text:p>
          </table:table-cell>
          <table:table-cell office:value-type="time" office:time-value="PT1056190H48M49.999999702S" calcext:value-type="time">
            <text:p>22:48: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22:48:49.999999" calcext:value-type="date">
            <text:p>25/06/20</text:p>
          </table:table-cell>
          <table:table-cell office:value-type="time" office:time-value="PT1056190H48M49.999999702S" calcext:value-type="time">
            <text:p>22:48: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5T23:48:49" calcext:value-type="date">
            <text:p>25/06/20</text:p>
          </table:table-cell>
          <table:table-cell office:value-type="time" office:time-value="PT1056191H48M49.000000097S" calcext:value-type="time">
            <text:p>23:48: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5T23:48:49" calcext:value-type="date">
            <text:p>25/06/20</text:p>
          </table:table-cell>
          <table:table-cell office:value-type="time" office:time-value="PT1056191H48M49.000000097S" calcext:value-type="time">
            <text:p>23:48: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5T23:48:49" calcext:value-type="date">
            <text:p>25/06/20</text:p>
          </table:table-cell>
          <table:table-cell office:value-type="time" office:time-value="PT1056191H48M49.000000097S" calcext:value-type="time">
            <text:p>23:48: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5T23:48:49" calcext:value-type="date">
            <text:p>25/06/20</text:p>
          </table:table-cell>
          <table:table-cell office:value-type="time" office:time-value="PT1056191H48M49.000000097S" calcext:value-type="time">
            <text:p>23:48: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2.0</text:p>
          </table:table-cell>
          <table:table-cell office:value-type="date" office:date-value="2020-06-26T00:48:48" calcext:value-type="date">
            <text:p>26/06/20</text:p>
          </table:table-cell>
          <table:table-cell office:value-type="time" office:time-value="PT1056192H48M47.999999654S" calcext:value-type="time">
            <text:p>00:48: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0:48:48" calcext:value-type="date">
            <text:p>26/06/20</text:p>
          </table:table-cell>
          <table:table-cell office:value-type="time" office:time-value="PT1056192H48M47.999999654S" calcext:value-type="time">
            <text:p>00:48: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0:48:48" calcext:value-type="date">
            <text:p>26/06/20</text:p>
          </table:table-cell>
          <table:table-cell office:value-type="time" office:time-value="PT1056192H48M47.999999654S" calcext:value-type="time">
            <text:p>00:48: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0:48:48" calcext:value-type="date">
            <text:p>26/06/20</text:p>
          </table:table-cell>
          <table:table-cell office:value-type="time" office:time-value="PT1056192H48M47.999999654S" calcext:value-type="time">
            <text:p>00:48: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6T01:48:47" calcext:value-type="date">
            <text:p>26/06/20</text:p>
          </table:table-cell>
          <table:table-cell office:value-type="time" office:time-value="PT1056193H48M47.000000048S" calcext:value-type="time">
            <text:p>01:48: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01:48:47" calcext:value-type="date">
            <text:p>26/06/20</text:p>
          </table:table-cell>
          <table:table-cell office:value-type="time" office:time-value="PT1056193H48M47.000000048S" calcext:value-type="time">
            <text:p>01:48: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6T01:48:47" calcext:value-type="date">
            <text:p>26/06/20</text:p>
          </table:table-cell>
          <table:table-cell office:value-type="time" office:time-value="PT1056193H48M47.000000048S" calcext:value-type="time">
            <text:p>01:48: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6T01:48:47" calcext:value-type="date">
            <text:p>26/06/20</text:p>
          </table:table-cell>
          <table:table-cell office:value-type="time" office:time-value="PT1056193H48M47.000000048S" calcext:value-type="time">
            <text:p>01:48: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2:48:46" calcext:value-type="date">
            <text:p>26/06/20</text:p>
          </table:table-cell>
          <table:table-cell office:value-type="time" office:time-value="PT1056194H48M45.999999605S" calcext:value-type="time">
            <text:p>02:48: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02:48:46" calcext:value-type="date">
            <text:p>26/06/20</text:p>
          </table:table-cell>
          <table:table-cell office:value-type="time" office:time-value="PT1056194H48M45.999999605S" calcext:value-type="time">
            <text:p>02:48: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2:48:46" calcext:value-type="date">
            <text:p>26/06/20</text:p>
          </table:table-cell>
          <table:table-cell office:value-type="time" office:time-value="PT1056194H48M45.999999605S" calcext:value-type="time">
            <text:p>02:48: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2:48:46" calcext:value-type="date">
            <text:p>26/06/20</text:p>
          </table:table-cell>
          <table:table-cell office:value-type="time" office:time-value="PT1056194H48M45.999999605S" calcext:value-type="time">
            <text:p>02:48: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3:48:45" calcext:value-type="date">
            <text:p>26/06/20</text:p>
          </table:table-cell>
          <table:table-cell office:value-type="time" office:time-value="PT1056195H48M45S" calcext:value-type="time">
            <text:p>03:48: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3:48:45" calcext:value-type="date">
            <text:p>26/06/20</text:p>
          </table:table-cell>
          <table:table-cell office:value-type="time" office:time-value="PT1056195H48M45S" calcext:value-type="time">
            <text:p>03:48: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3:48:45" calcext:value-type="date">
            <text:p>26/06/20</text:p>
          </table:table-cell>
          <table:table-cell office:value-type="time" office:time-value="PT1056195H48M45S" calcext:value-type="time">
            <text:p>03:48: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3:48:45" calcext:value-type="date">
            <text:p>26/06/20</text:p>
          </table:table-cell>
          <table:table-cell office:value-type="time" office:time-value="PT1056195H48M45S" calcext:value-type="time">
            <text:p>03:48: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4:48:44" calcext:value-type="date">
            <text:p>26/06/20</text:p>
          </table:table-cell>
          <table:table-cell office:value-type="time" office:time-value="PT1056196H48M44.000000395S" calcext:value-type="time">
            <text:p>04:48: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4:48:44" calcext:value-type="date">
            <text:p>26/06/20</text:p>
          </table:table-cell>
          <table:table-cell office:value-type="time" office:time-value="PT1056196H48M44.000000395S" calcext:value-type="time">
            <text:p>04:48: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4:48:44" calcext:value-type="date">
            <text:p>26/06/20</text:p>
          </table:table-cell>
          <table:table-cell office:value-type="time" office:time-value="PT1056196H48M44.000000395S" calcext:value-type="time">
            <text:p>04:48: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4:48:44" calcext:value-type="date">
            <text:p>26/06/20</text:p>
          </table:table-cell>
          <table:table-cell office:value-type="time" office:time-value="PT1056196H48M44.000000395S" calcext:value-type="time">
            <text:p>04:48: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5:48:43" calcext:value-type="date">
            <text:p>26/06/20</text:p>
          </table:table-cell>
          <table:table-cell office:value-type="time" office:time-value="PT1056197H48M42.999999113S" calcext:value-type="time">
            <text:p>05:48: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5:48:43" calcext:value-type="date">
            <text:p>26/06/20</text:p>
          </table:table-cell>
          <table:table-cell office:value-type="time" office:time-value="PT1056197H48M42.999999113S" calcext:value-type="time">
            <text:p>05:48: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5:48:43" calcext:value-type="date">
            <text:p>26/06/20</text:p>
          </table:table-cell>
          <table:table-cell office:value-type="time" office:time-value="PT1056197H48M42.999999113S" calcext:value-type="time">
            <text:p>05:48: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5:48:43" calcext:value-type="date">
            <text:p>26/06/20</text:p>
          </table:table-cell>
          <table:table-cell office:value-type="time" office:time-value="PT1056197H48M42.999999113S" calcext:value-type="time">
            <text:p>05:48: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6:48:42" calcext:value-type="date">
            <text:p>26/06/20</text:p>
          </table:table-cell>
          <table:table-cell office:value-type="time" office:time-value="PT1056198H48M42.000000346S" calcext:value-type="time">
            <text:p>06:48: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6:48:42" calcext:value-type="date">
            <text:p>26/06/20</text:p>
          </table:table-cell>
          <table:table-cell office:value-type="time" office:time-value="PT1056198H48M42.000000346S" calcext:value-type="time">
            <text:p>06:48: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6:48:42" calcext:value-type="date">
            <text:p>26/06/20</text:p>
          </table:table-cell>
          <table:table-cell office:value-type="time" office:time-value="PT1056198H48M42.000000346S" calcext:value-type="time">
            <text:p>06:48: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6:48:42" calcext:value-type="date">
            <text:p>26/06/20</text:p>
          </table:table-cell>
          <table:table-cell office:value-type="time" office:time-value="PT1056198H48M42.000000346S" calcext:value-type="time">
            <text:p>06:48: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7:48:41" calcext:value-type="date">
            <text:p>26/06/20</text:p>
          </table:table-cell>
          <table:table-cell office:value-type="time" office:time-value="PT1056199H48M40.999999065S" calcext:value-type="time">
            <text:p>07:48: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7:48:41" calcext:value-type="date">
            <text:p>26/06/20</text:p>
          </table:table-cell>
          <table:table-cell office:value-type="time" office:time-value="PT1056199H48M40.999999065S" calcext:value-type="time">
            <text:p>07:48: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7:48:41" calcext:value-type="date">
            <text:p>26/06/20</text:p>
          </table:table-cell>
          <table:table-cell office:value-type="time" office:time-value="PT1056199H48M40.999999065S" calcext:value-type="time">
            <text:p>07:48: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7:48:41" calcext:value-type="date">
            <text:p>26/06/20</text:p>
          </table:table-cell>
          <table:table-cell office:value-type="time" office:time-value="PT1056199H48M40.999999065S" calcext:value-type="time">
            <text:p>07:48: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8:48:40" calcext:value-type="date">
            <text:p>26/06/20</text:p>
          </table:table-cell>
          <table:table-cell office:value-type="time" office:time-value="PT1056200H48M40.000000298S" calcext:value-type="time">
            <text:p>08:48: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8:48:40" calcext:value-type="date">
            <text:p>26/06/20</text:p>
          </table:table-cell>
          <table:table-cell office:value-type="time" office:time-value="PT1056200H48M40.000000298S" calcext:value-type="time">
            <text:p>08:48: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8:48:40" calcext:value-type="date">
            <text:p>26/06/20</text:p>
          </table:table-cell>
          <table:table-cell office:value-type="time" office:time-value="PT1056200H48M40.000000298S" calcext:value-type="time">
            <text:p>08:48: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2.0</text:p>
          </table:table-cell>
          <table:table-cell office:value-type="date" office:date-value="2020-06-26T08:48:40" calcext:value-type="date">
            <text:p>26/06/20</text:p>
          </table:table-cell>
          <table:table-cell office:value-type="time" office:time-value="PT1056200H48M40.000000298S" calcext:value-type="time">
            <text:p>08:48: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09:48:39" calcext:value-type="date">
            <text:p>26/06/20</text:p>
          </table:table-cell>
          <table:table-cell office:value-type="time" office:time-value="PT1056201H48M39.000000693S" calcext:value-type="time">
            <text:p>09:48: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09:48:39" calcext:value-type="date">
            <text:p>26/06/20</text:p>
          </table:table-cell>
          <table:table-cell office:value-type="time" office:time-value="PT1056201H48M39.000000693S" calcext:value-type="time">
            <text:p>09:48: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09:48:39" calcext:value-type="date">
            <text:p>26/06/20</text:p>
          </table:table-cell>
          <table:table-cell office:value-type="time" office:time-value="PT1056201H48M39.000000693S" calcext:value-type="time">
            <text:p>09:48: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09:48:39" calcext:value-type="date">
            <text:p>26/06/20</text:p>
          </table:table-cell>
          <table:table-cell office:value-type="time" office:time-value="PT1056201H48M39.000000693S" calcext:value-type="time">
            <text:p>09:48: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0:48:38" calcext:value-type="date">
            <text:p>26/06/20</text:p>
          </table:table-cell>
          <table:table-cell office:value-type="time" office:time-value="PT1056202H48M37.999999411S" calcext:value-type="time">
            <text:p>10:48: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10:48:38" calcext:value-type="date">
            <text:p>26/06/20</text:p>
          </table:table-cell>
          <table:table-cell office:value-type="time" office:time-value="PT1056202H48M37.999999411S" calcext:value-type="time">
            <text:p>10:48: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0:48:38" calcext:value-type="date">
            <text:p>26/06/20</text:p>
          </table:table-cell>
          <table:table-cell office:value-type="time" office:time-value="PT1056202H48M37.999999411S" calcext:value-type="time">
            <text:p>10:48: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0:48:38" calcext:value-type="date">
            <text:p>26/06/20</text:p>
          </table:table-cell>
          <table:table-cell office:value-type="time" office:time-value="PT1056202H48M37.999999411S" calcext:value-type="time">
            <text:p>10:48: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1:48:37" calcext:value-type="date">
            <text:p>26/06/20</text:p>
          </table:table-cell>
          <table:table-cell office:value-type="time" office:time-value="PT1056203H48M36.999999806S" calcext:value-type="time">
            <text:p>11:48: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11:48:37" calcext:value-type="date">
            <text:p>26/06/20</text:p>
          </table:table-cell>
          <table:table-cell office:value-type="time" office:time-value="PT1056203H48M36.999999806S" calcext:value-type="time">
            <text:p>11:48: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1:48:37" calcext:value-type="date">
            <text:p>26/06/20</text:p>
          </table:table-cell>
          <table:table-cell office:value-type="time" office:time-value="PT1056203H48M36.999999806S" calcext:value-type="time">
            <text:p>11:48: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1:48:37" calcext:value-type="date">
            <text:p>26/06/20</text:p>
          </table:table-cell>
          <table:table-cell office:value-type="time" office:time-value="PT1056203H48M36.999999806S" calcext:value-type="time">
            <text:p>11:48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2:48:36" calcext:value-type="date">
            <text:p>26/06/20</text:p>
          </table:table-cell>
          <table:table-cell office:value-type="time" office:time-value="PT1056204H48M36.000000201S" calcext:value-type="time">
            <text:p>12:48: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12:48:36" calcext:value-type="date">
            <text:p>26/06/20</text:p>
          </table:table-cell>
          <table:table-cell office:value-type="time" office:time-value="PT1056204H48M36.000000201S" calcext:value-type="time">
            <text:p>12:48: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2:48:36" calcext:value-type="date">
            <text:p>26/06/20</text:p>
          </table:table-cell>
          <table:table-cell office:value-type="time" office:time-value="PT1056204H48M36.000000201S" calcext:value-type="time">
            <text:p>12:48: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2:48:36" calcext:value-type="date">
            <text:p>26/06/20</text:p>
          </table:table-cell>
          <table:table-cell office:value-type="time" office:time-value="PT1056204H48M36.000000201S" calcext:value-type="time">
            <text:p>12:48: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3:48:35" calcext:value-type="date">
            <text:p>26/06/20</text:p>
          </table:table-cell>
          <table:table-cell office:value-type="time" office:time-value="PT1056205H48M34.99999892S" calcext:value-type="time">
            <text:p>13:48: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13:48:35" calcext:value-type="date">
            <text:p>26/06/20</text:p>
          </table:table-cell>
          <table:table-cell office:value-type="time" office:time-value="PT1056205H48M34.99999892S" calcext:value-type="time">
            <text:p>13:48: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3:48:35" calcext:value-type="date">
            <text:p>26/06/20</text:p>
          </table:table-cell>
          <table:table-cell office:value-type="time" office:time-value="PT1056205H48M34.99999892S" calcext:value-type="time">
            <text:p>13:48: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3:48:35" calcext:value-type="date">
            <text:p>26/06/20</text:p>
          </table:table-cell>
          <table:table-cell office:value-type="time" office:time-value="PT1056205H48M34.99999892S" calcext:value-type="time">
            <text:p>13:48: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4:48:34" calcext:value-type="date">
            <text:p>26/06/20</text:p>
          </table:table-cell>
          <table:table-cell office:value-type="time" office:time-value="PT1056206H48M34.000000153S" calcext:value-type="time">
            <text:p>14:48: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14:48:34" calcext:value-type="date">
            <text:p>26/06/20</text:p>
          </table:table-cell>
          <table:table-cell office:value-type="time" office:time-value="PT1056206H48M34.000000153S" calcext:value-type="time">
            <text:p>14:48: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4:48:34" calcext:value-type="date">
            <text:p>26/06/20</text:p>
          </table:table-cell>
          <table:table-cell office:value-type="time" office:time-value="PT1056206H48M34.000000153S" calcext:value-type="time">
            <text:p>14:48: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6T14:48:34" calcext:value-type="date">
            <text:p>26/06/20</text:p>
          </table:table-cell>
          <table:table-cell office:value-type="time" office:time-value="PT1056206H48M34.000000153S" calcext:value-type="time">
            <text:p>14:48: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5:48:33" calcext:value-type="date">
            <text:p>26/06/20</text:p>
          </table:table-cell>
          <table:table-cell office:value-type="time" office:time-value="PT1056207H48M32.999999709S" calcext:value-type="time">
            <text:p>15:48: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15:48:33" calcext:value-type="date">
            <text:p>26/06/20</text:p>
          </table:table-cell>
          <table:table-cell office:value-type="time" office:time-value="PT1056207H48M32.999999709S" calcext:value-type="time">
            <text:p>15:48: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5:48:33" calcext:value-type="date">
            <text:p>26/06/20</text:p>
          </table:table-cell>
          <table:table-cell office:value-type="time" office:time-value="PT1056207H48M32.999999709S" calcext:value-type="time">
            <text:p>15:48: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5:48:33" calcext:value-type="date">
            <text:p>26/06/20</text:p>
          </table:table-cell>
          <table:table-cell office:value-type="time" office:time-value="PT1056207H48M32.999999709S" calcext:value-type="time">
            <text:p>15:48: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6:48:32" calcext:value-type="date">
            <text:p>26/06/20</text:p>
          </table:table-cell>
          <table:table-cell office:value-type="time" office:time-value="PT1056208H48M32.000000104S" calcext:value-type="time">
            <text:p>16:48: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16:48:32" calcext:value-type="date">
            <text:p>26/06/20</text:p>
          </table:table-cell>
          <table:table-cell office:value-type="time" office:time-value="PT1056208H48M32.000000104S" calcext:value-type="time">
            <text:p>16:48: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6:48:32" calcext:value-type="date">
            <text:p>26/06/20</text:p>
          </table:table-cell>
          <table:table-cell office:value-type="time" office:time-value="PT1056208H48M32.000000104S" calcext:value-type="time">
            <text:p>16:48: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6:48:32" calcext:value-type="date">
            <text:p>26/06/20</text:p>
          </table:table-cell>
          <table:table-cell office:value-type="time" office:time-value="PT1056208H48M32.000000104S" calcext:value-type="time">
            <text:p>16:48: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7:48:31" calcext:value-type="date">
            <text:p>26/06/20</text:p>
          </table:table-cell>
          <table:table-cell office:value-type="time" office:time-value="PT1056209H48M30.999999661S" calcext:value-type="time">
            <text:p>17:48: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17:48:31" calcext:value-type="date">
            <text:p>26/06/20</text:p>
          </table:table-cell>
          <table:table-cell office:value-type="time" office:time-value="PT1056209H48M30.999999661S" calcext:value-type="time">
            <text:p>17:48: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7:48:31" calcext:value-type="date">
            <text:p>26/06/20</text:p>
          </table:table-cell>
          <table:table-cell office:value-type="time" office:time-value="PT1056209H48M30.999999661S" calcext:value-type="time">
            <text:p>17:48: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7:48:31" calcext:value-type="date">
            <text:p>26/06/20</text:p>
          </table:table-cell>
          <table:table-cell office:value-type="time" office:time-value="PT1056209H48M30.999999661S" calcext:value-type="time">
            <text:p>17:48: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8:48:30" calcext:value-type="date">
            <text:p>26/06/20</text:p>
          </table:table-cell>
          <table:table-cell office:value-type="time" office:time-value="PT1056210H48M30.000000056S" calcext:value-type="time">
            <text:p>18:48: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18:48:30" calcext:value-type="date">
            <text:p>26/06/20</text:p>
          </table:table-cell>
          <table:table-cell office:value-type="time" office:time-value="PT1056210H48M30.000000056S" calcext:value-type="time">
            <text:p>18:48: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8:48:30" calcext:value-type="date">
            <text:p>26/06/20</text:p>
          </table:table-cell>
          <table:table-cell office:value-type="time" office:time-value="PT1056210H48M30.000000056S" calcext:value-type="time">
            <text:p>18:48: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6T18:48:30" calcext:value-type="date">
            <text:p>26/06/20</text:p>
          </table:table-cell>
          <table:table-cell office:value-type="time" office:time-value="PT1056210H48M30.000000056S" calcext:value-type="time">
            <text:p>18:48: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19:48:29" calcext:value-type="date">
            <text:p>26/06/20</text:p>
          </table:table-cell>
          <table:table-cell office:value-type="time" office:time-value="PT1056211H48M28.999999613S" calcext:value-type="time">
            <text:p>19:48: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6T19:48:29" calcext:value-type="date">
            <text:p>26/06/20</text:p>
          </table:table-cell>
          <table:table-cell office:value-type="time" office:time-value="PT1056211H48M28.999999613S" calcext:value-type="time">
            <text:p>19:48: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19:48:29" calcext:value-type="date">
            <text:p>26/06/20</text:p>
          </table:table-cell>
          <table:table-cell office:value-type="time" office:time-value="PT1056211H48M28.999999613S" calcext:value-type="time">
            <text:p>19:48: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6T19:48:29" calcext:value-type="date">
            <text:p>26/06/20</text:p>
          </table:table-cell>
          <table:table-cell office:value-type="time" office:time-value="PT1056211H48M28.999999613S" calcext:value-type="time">
            <text:p>19:48: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6T20:48:28" calcext:value-type="date">
            <text:p>26/06/20</text:p>
          </table:table-cell>
          <table:table-cell office:value-type="time" office:time-value="PT1056212H48M28.000000007S" calcext:value-type="time">
            <text:p>20:48: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20:48:28" calcext:value-type="date">
            <text:p>26/06/20</text:p>
          </table:table-cell>
          <table:table-cell office:value-type="time" office:time-value="PT1056212H48M28.000000007S" calcext:value-type="time">
            <text:p>20:48: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20:48:28" calcext:value-type="date">
            <text:p>26/06/20</text:p>
          </table:table-cell>
          <table:table-cell office:value-type="time" office:time-value="PT1056212H48M28.000000007S" calcext:value-type="time">
            <text:p>20:48: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6T20:48:28" calcext:value-type="date">
            <text:p>26/06/20</text:p>
          </table:table-cell>
          <table:table-cell office:value-type="time" office:time-value="PT1056212H48M28.000000007S" calcext:value-type="time">
            <text:p>20:48: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6T21:48:27" calcext:value-type="date">
            <text:p>26/06/20</text:p>
          </table:table-cell>
          <table:table-cell office:value-type="time" office:time-value="PT1056213H48M27.000000402S" calcext:value-type="time">
            <text:p>21:48: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21:48:27" calcext:value-type="date">
            <text:p>26/06/20</text:p>
          </table:table-cell>
          <table:table-cell office:value-type="time" office:time-value="PT1056213H48M27.000000402S" calcext:value-type="time">
            <text:p>21:48: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6T21:48:27" calcext:value-type="date">
            <text:p>26/06/20</text:p>
          </table:table-cell>
          <table:table-cell office:value-type="time" office:time-value="PT1056213H48M27.000000402S" calcext:value-type="time">
            <text:p>21:48: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6T21:48:27" calcext:value-type="date">
            <text:p>26/06/20</text:p>
          </table:table-cell>
          <table:table-cell office:value-type="time" office:time-value="PT1056213H48M27.000000402S" calcext:value-type="time">
            <text:p>21:48: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6T22:48:26" calcext:value-type="date">
            <text:p>26/06/20</text:p>
          </table:table-cell>
          <table:table-cell office:value-type="time" office:time-value="PT1056214H48M25.999999121S" calcext:value-type="time">
            <text:p>22:48: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22:48:26" calcext:value-type="date">
            <text:p>26/06/20</text:p>
          </table:table-cell>
          <table:table-cell office:value-type="time" office:time-value="PT1056214H48M25.999999121S" calcext:value-type="time">
            <text:p>22:48: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22:48:26" calcext:value-type="date">
            <text:p>26/06/20</text:p>
          </table:table-cell>
          <table:table-cell office:value-type="time" office:time-value="PT1056214H48M25.999999121S" calcext:value-type="time">
            <text:p>22:48: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6T22:48:26" calcext:value-type="date">
            <text:p>26/06/20</text:p>
          </table:table-cell>
          <table:table-cell office:value-type="time" office:time-value="PT1056214H48M25.999999121S" calcext:value-type="time">
            <text:p>22:48: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6T23:48:25" calcext:value-type="date">
            <text:p>26/06/20</text:p>
          </table:table-cell>
          <table:table-cell office:value-type="time" office:time-value="PT1056215H48M25.000001192S" calcext:value-type="time">
            <text:p>23:48: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6T23:48:25" calcext:value-type="date">
            <text:p>26/06/20</text:p>
          </table:table-cell>
          <table:table-cell office:value-type="time" office:time-value="PT1056215H48M25.000001192S" calcext:value-type="time">
            <text:p>23:48: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6T23:48:25" calcext:value-type="date">
            <text:p>26/06/20</text:p>
          </table:table-cell>
          <table:table-cell office:value-type="time" office:time-value="PT1056215H48M25.000001192S" calcext:value-type="time">
            <text:p>23:48: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6T23:48:25" calcext:value-type="date">
            <text:p>26/06/20</text:p>
          </table:table-cell>
          <table:table-cell office:value-type="time" office:time-value="PT1056215H48M25.000001192S" calcext:value-type="time">
            <text:p>23:48: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7T00:48:24" calcext:value-type="date">
            <text:p>27/06/20</text:p>
          </table:table-cell>
          <table:table-cell office:value-type="time" office:time-value="PT1056216H48M23.999999072S" calcext:value-type="time">
            <text:p>00:48: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00:48:24" calcext:value-type="date">
            <text:p>27/06/20</text:p>
          </table:table-cell>
          <table:table-cell office:value-type="time" office:time-value="PT1056216H48M23.999999072S" calcext:value-type="time">
            <text:p>00:48: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0:48:24" calcext:value-type="date">
            <text:p>27/06/20</text:p>
          </table:table-cell>
          <table:table-cell office:value-type="time" office:time-value="PT1056216H48M23.999999072S" calcext:value-type="time">
            <text:p>00:48: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7T00:48:24" calcext:value-type="date">
            <text:p>27/06/20</text:p>
          </table:table-cell>
          <table:table-cell office:value-type="time" office:time-value="PT1056216H48M23.999999072S" calcext:value-type="time">
            <text:p>00:48: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7T01:48:22.999999" calcext:value-type="date">
            <text:p>27/06/20</text:p>
          </table:table-cell>
          <table:table-cell office:value-type="time" office:time-value="PT1056217H48M22.999999467S" calcext:value-type="time">
            <text:p>01:48: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01:48:22.999999" calcext:value-type="date">
            <text:p>27/06/20</text:p>
          </table:table-cell>
          <table:table-cell office:value-type="time" office:time-value="PT1056217H48M22.999999467S" calcext:value-type="time">
            <text:p>01:48: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1:48:22.999999" calcext:value-type="date">
            <text:p>27/06/20</text:p>
          </table:table-cell>
          <table:table-cell office:value-type="time" office:time-value="PT1056217H48M22.999999467S" calcext:value-type="time">
            <text:p>01:48: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01:48:22.999999" calcext:value-type="date">
            <text:p>27/06/20</text:p>
          </table:table-cell>
          <table:table-cell office:value-type="time" office:time-value="PT1056217H48M22.999999467S" calcext:value-type="time">
            <text:p>01:48: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02:48:22" calcext:value-type="date">
            <text:p>27/06/20</text:p>
          </table:table-cell>
          <table:table-cell office:value-type="time" office:time-value="PT1056218H48M22.0000007S" calcext:value-type="time">
            <text:p>02:48: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02:48:22" calcext:value-type="date">
            <text:p>27/06/20</text:p>
          </table:table-cell>
          <table:table-cell office:value-type="time" office:time-value="PT1056218H48M22.0000007S" calcext:value-type="time">
            <text:p>02:48: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2:48:22" calcext:value-type="date">
            <text:p>27/06/20</text:p>
          </table:table-cell>
          <table:table-cell office:value-type="time" office:time-value="PT1056218H48M22.0000007S" calcext:value-type="time">
            <text:p>02:48: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02:48:22" calcext:value-type="date">
            <text:p>27/06/20</text:p>
          </table:table-cell>
          <table:table-cell office:value-type="time" office:time-value="PT1056218H48M22.0000007S" calcext:value-type="time">
            <text:p>02:48: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7T03:48:21" calcext:value-type="date">
            <text:p>27/06/20</text:p>
          </table:table-cell>
          <table:table-cell office:value-type="time" office:time-value="PT1056219H48M20.999999419S" calcext:value-type="time">
            <text:p>03:48: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3:48:21" calcext:value-type="date">
            <text:p>27/06/20</text:p>
          </table:table-cell>
          <table:table-cell office:value-type="time" office:time-value="PT1056219H48M20.999999419S" calcext:value-type="time">
            <text:p>03:48: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3:48:21" calcext:value-type="date">
            <text:p>27/06/20</text:p>
          </table:table-cell>
          <table:table-cell office:value-type="time" office:time-value="PT1056219H48M20.999999419S" calcext:value-type="time">
            <text:p>03:48: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03:48:21" calcext:value-type="date">
            <text:p>27/06/20</text:p>
          </table:table-cell>
          <table:table-cell office:value-type="time" office:time-value="PT1056219H48M20.999999419S" calcext:value-type="time">
            <text:p>03:48: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7T04:48:20" calcext:value-type="date">
            <text:p>27/06/20</text:p>
          </table:table-cell>
          <table:table-cell office:value-type="time" office:time-value="PT1056220H48M19.999999814S" calcext:value-type="time">
            <text:p>04:48: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4:48:20" calcext:value-type="date">
            <text:p>27/06/20</text:p>
          </table:table-cell>
          <table:table-cell office:value-type="time" office:time-value="PT1056220H48M19.999999814S" calcext:value-type="time">
            <text:p>04:48: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4:48:20" calcext:value-type="date">
            <text:p>27/06/20</text:p>
          </table:table-cell>
          <table:table-cell office:value-type="time" office:time-value="PT1056220H48M19.999999814S" calcext:value-type="time">
            <text:p>04:48: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04:48:20" calcext:value-type="date">
            <text:p>27/06/20</text:p>
          </table:table-cell>
          <table:table-cell office:value-type="time" office:time-value="PT1056220H48M19.999999814S" calcext:value-type="time">
            <text:p>04:48: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7T05:48:19" calcext:value-type="date">
            <text:p>27/06/20</text:p>
          </table:table-cell>
          <table:table-cell office:value-type="time" office:time-value="PT1056221H48M19.000000209S" calcext:value-type="time">
            <text:p>05:48: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5:48:19" calcext:value-type="date">
            <text:p>27/06/20</text:p>
          </table:table-cell>
          <table:table-cell office:value-type="time" office:time-value="PT1056221H48M19.000000209S" calcext:value-type="time">
            <text:p>05:48: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5:48:19" calcext:value-type="date">
            <text:p>27/06/20</text:p>
          </table:table-cell>
          <table:table-cell office:value-type="time" office:time-value="PT1056221H48M19.000000209S" calcext:value-type="time">
            <text:p>05:48: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05:48:19" calcext:value-type="date">
            <text:p>27/06/20</text:p>
          </table:table-cell>
          <table:table-cell office:value-type="time" office:time-value="PT1056221H48M19.000000209S" calcext:value-type="time">
            <text:p>05:48: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7T06:48:18" calcext:value-type="date">
            <text:p>27/06/20</text:p>
          </table:table-cell>
          <table:table-cell office:value-type="time" office:time-value="PT1056222H48M17.999999765S" calcext:value-type="time">
            <text:p>06:48: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6:48:18" calcext:value-type="date">
            <text:p>27/06/20</text:p>
          </table:table-cell>
          <table:table-cell office:value-type="time" office:time-value="PT1056222H48M17.999999765S" calcext:value-type="time">
            <text:p>06:48: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6:48:18" calcext:value-type="date">
            <text:p>27/06/20</text:p>
          </table:table-cell>
          <table:table-cell office:value-type="time" office:time-value="PT1056222H48M17.999999765S" calcext:value-type="time">
            <text:p>06:48: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2.0</text:p>
          </table:table-cell>
          <table:table-cell office:value-type="date" office:date-value="2020-06-27T06:48:18" calcext:value-type="date">
            <text:p>27/06/20</text:p>
          </table:table-cell>
          <table:table-cell office:value-type="time" office:time-value="PT1056222H48M17.999999765S" calcext:value-type="time">
            <text:p>06:48: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4.0</text:p>
          </table:table-cell>
          <table:table-cell office:value-type="date" office:date-value="2020-06-27T07:48:17" calcext:value-type="date">
            <text:p>27/06/20</text:p>
          </table:table-cell>
          <table:table-cell office:value-type="time" office:time-value="PT1056223H48M17.00000016S" calcext:value-type="time">
            <text:p>07:48: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7:48:17" calcext:value-type="date">
            <text:p>27/06/20</text:p>
          </table:table-cell>
          <table:table-cell office:value-type="time" office:time-value="PT1056223H48M17.00000016S" calcext:value-type="time">
            <text:p>07:48: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7:48:17" calcext:value-type="date">
            <text:p>27/06/20</text:p>
          </table:table-cell>
          <table:table-cell office:value-type="time" office:time-value="PT1056223H48M17.00000016S" calcext:value-type="time">
            <text:p>07:48: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2.0</text:p>
          </table:table-cell>
          <table:table-cell office:value-type="date" office:date-value="2020-06-27T07:48:17" calcext:value-type="date">
            <text:p>27/06/20</text:p>
          </table:table-cell>
          <table:table-cell office:value-type="time" office:time-value="PT1056223H48M17.00000016S" calcext:value-type="time">
            <text:p>07:48: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3.0</text:p>
          </table:table-cell>
          <table:table-cell office:value-type="date" office:date-value="2020-06-27T08:48:16" calcext:value-type="date">
            <text:p>27/06/20</text:p>
          </table:table-cell>
          <table:table-cell office:value-type="time" office:time-value="PT1056224H48M15.999999717S" calcext:value-type="time">
            <text:p>08:48: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8:48:16" calcext:value-type="date">
            <text:p>27/06/20</text:p>
          </table:table-cell>
          <table:table-cell office:value-type="time" office:time-value="PT1056224H48M15.999999717S" calcext:value-type="time">
            <text:p>08:48: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08:48:16" calcext:value-type="date">
            <text:p>27/06/20</text:p>
          </table:table-cell>
          <table:table-cell office:value-type="time" office:time-value="PT1056224H48M15.999999717S" calcext:value-type="time">
            <text:p>08:48: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2.0</text:p>
          </table:table-cell>
          <table:table-cell office:value-type="date" office:date-value="2020-06-27T08:48:16" calcext:value-type="date">
            <text:p>27/06/20</text:p>
          </table:table-cell>
          <table:table-cell office:value-type="time" office:time-value="PT1056224H48M15.999999717S" calcext:value-type="time">
            <text:p>08:48: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7T09:48:15" calcext:value-type="date">
            <text:p>27/06/20</text:p>
          </table:table-cell>
          <table:table-cell office:value-type="time" office:time-value="PT1056225H48M15.000000112S" calcext:value-type="time">
            <text:p>09:48: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9:48:15" calcext:value-type="date">
            <text:p>27/06/20</text:p>
          </table:table-cell>
          <table:table-cell office:value-type="time" office:time-value="PT1056225H48M15.000000112S" calcext:value-type="time">
            <text:p>09:48: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09:48:15" calcext:value-type="date">
            <text:p>27/06/20</text:p>
          </table:table-cell>
          <table:table-cell office:value-type="time" office:time-value="PT1056225H48M15.000000112S" calcext:value-type="time">
            <text:p>09:48: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09:48:15" calcext:value-type="date">
            <text:p>27/06/20</text:p>
          </table:table-cell>
          <table:table-cell office:value-type="time" office:time-value="PT1056225H48M15.000000112S" calcext:value-type="time">
            <text:p>09:48: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3.0</text:p>
          </table:table-cell>
          <table:table-cell office:value-type="date" office:date-value="2020-06-27T10:48:14" calcext:value-type="date">
            <text:p>27/06/20</text:p>
          </table:table-cell>
          <table:table-cell office:value-type="time" office:time-value="PT1056226H48M13.99999883S" calcext:value-type="time">
            <text:p>10:48: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10:48:14" calcext:value-type="date">
            <text:p>27/06/20</text:p>
          </table:table-cell>
          <table:table-cell office:value-type="time" office:time-value="PT1056226H48M13.99999883S" calcext:value-type="time">
            <text:p>10:48: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0:48:14" calcext:value-type="date">
            <text:p>27/06/20</text:p>
          </table:table-cell>
          <table:table-cell office:value-type="time" office:time-value="PT1056226H48M13.99999883S" calcext:value-type="time">
            <text:p>10:48: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0:48:14" calcext:value-type="date">
            <text:p>27/06/20</text:p>
          </table:table-cell>
          <table:table-cell office:value-type="time" office:time-value="PT1056226H48M13.99999883S" calcext:value-type="time">
            <text:p>10:48: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4.0</text:p>
          </table:table-cell>
          <table:table-cell office:value-type="date" office:date-value="2020-06-27T11:48:13" calcext:value-type="date">
            <text:p>27/06/20</text:p>
          </table:table-cell>
          <table:table-cell office:value-type="time" office:time-value="PT1056227H48M13.000000063S" calcext:value-type="time">
            <text:p>11:48: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11:48:13" calcext:value-type="date">
            <text:p>27/06/20</text:p>
          </table:table-cell>
          <table:table-cell office:value-type="time" office:time-value="PT1056227H48M13.000000063S" calcext:value-type="time">
            <text:p>11:48: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1:48:13" calcext:value-type="date">
            <text:p>27/06/20</text:p>
          </table:table-cell>
          <table:table-cell office:value-type="time" office:time-value="PT1056227H48M13.000000063S" calcext:value-type="time">
            <text:p>11:48: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1:48:13" calcext:value-type="date">
            <text:p>27/06/20</text:p>
          </table:table-cell>
          <table:table-cell office:value-type="time" office:time-value="PT1056227H48M13.000000063S" calcext:value-type="time">
            <text:p>11:48: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4.0</text:p>
          </table:table-cell>
          <table:table-cell office:value-type="date" office:date-value="2020-06-27T12:48:12" calcext:value-type="date">
            <text:p>27/06/20</text:p>
          </table:table-cell>
          <table:table-cell office:value-type="time" office:time-value="PT1056228H48M11.99999962S" calcext:value-type="time">
            <text:p>12:48: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12:48:12" calcext:value-type="date">
            <text:p>27/06/20</text:p>
          </table:table-cell>
          <table:table-cell office:value-type="time" office:time-value="PT1056228H48M11.99999962S" calcext:value-type="time">
            <text:p>12:48: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2:48:12" calcext:value-type="date">
            <text:p>27/06/20</text:p>
          </table:table-cell>
          <table:table-cell office:value-type="time" office:time-value="PT1056228H48M11.99999962S" calcext:value-type="time">
            <text:p>12:48: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2:48:12" calcext:value-type="date">
            <text:p>27/06/20</text:p>
          </table:table-cell>
          <table:table-cell office:value-type="time" office:time-value="PT1056228H48M11.99999962S" calcext:value-type="time">
            <text:p>12:48: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13:48:11" calcext:value-type="date">
            <text:p>27/06/20</text:p>
          </table:table-cell>
          <table:table-cell office:value-type="time" office:time-value="PT1056229H48M11.000000015S" calcext:value-type="time">
            <text:p>13:48: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13:48:11" calcext:value-type="date">
            <text:p>27/06/20</text:p>
          </table:table-cell>
          <table:table-cell office:value-type="time" office:time-value="PT1056229H48M11.000000015S" calcext:value-type="time">
            <text:p>13:48: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13:48:11" calcext:value-type="date">
            <text:p>27/06/20</text:p>
          </table:table-cell>
          <table:table-cell office:value-type="time" office:time-value="PT1056229H48M11.000000015S" calcext:value-type="time">
            <text:p>13:48: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3:48:11" calcext:value-type="date">
            <text:p>27/06/20</text:p>
          </table:table-cell>
          <table:table-cell office:value-type="time" office:time-value="PT1056229H48M11.000000015S" calcext:value-type="time">
            <text:p>13:48: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14:48:10" calcext:value-type="date">
            <text:p>27/06/20</text:p>
          </table:table-cell>
          <table:table-cell office:value-type="time" office:time-value="PT1056230H48M10.00000041S" calcext:value-type="time">
            <text:p>14:48: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14:48:10" calcext:value-type="date">
            <text:p>27/06/20</text:p>
          </table:table-cell>
          <table:table-cell office:value-type="time" office:time-value="PT1056230H48M10.00000041S" calcext:value-type="time">
            <text:p>14:48: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4:48:10" calcext:value-type="date">
            <text:p>27/06/20</text:p>
          </table:table-cell>
          <table:table-cell office:value-type="time" office:time-value="PT1056230H48M10.00000041S" calcext:value-type="time">
            <text:p>14:48: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4:48:10" calcext:value-type="date">
            <text:p>27/06/20</text:p>
          </table:table-cell>
          <table:table-cell office:value-type="time" office:time-value="PT1056230H48M10.00000041S" calcext:value-type="time">
            <text:p>14:48: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15:48:09" calcext:value-type="date">
            <text:p>27/06/20</text:p>
          </table:table-cell>
          <table:table-cell office:value-type="time" office:time-value="PT1056231H48M08.999999128S" calcext:value-type="time">
            <text:p>15:48: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15:48:09" calcext:value-type="date">
            <text:p>27/06/20</text:p>
          </table:table-cell>
          <table:table-cell office:value-type="time" office:time-value="PT1056231H48M08.999999128S" calcext:value-type="time">
            <text:p>15:48: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5:48:09" calcext:value-type="date">
            <text:p>27/06/20</text:p>
          </table:table-cell>
          <table:table-cell office:value-type="time" office:time-value="PT1056231H48M08.999999128S" calcext:value-type="time">
            <text:p>15:48: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5:48:09" calcext:value-type="date">
            <text:p>27/06/20</text:p>
          </table:table-cell>
          <table:table-cell office:value-type="time" office:time-value="PT1056231H48M08.999999128S" calcext:value-type="time">
            <text:p>15:48: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16:48:08" calcext:value-type="date">
            <text:p>27/06/20</text:p>
          </table:table-cell>
          <table:table-cell office:value-type="time" office:time-value="PT1056232H48M08.000000361S" calcext:value-type="time">
            <text:p>16:48: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16:48:08" calcext:value-type="date">
            <text:p>27/06/20</text:p>
          </table:table-cell>
          <table:table-cell office:value-type="time" office:time-value="PT1056232H48M08.000000361S" calcext:value-type="time">
            <text:p>16:48: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6:48:08" calcext:value-type="date">
            <text:p>27/06/20</text:p>
          </table:table-cell>
          <table:table-cell office:value-type="time" office:time-value="PT1056232H48M08.000000361S" calcext:value-type="time">
            <text:p>16:48: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7T16:48:08" calcext:value-type="date">
            <text:p>27/06/20</text:p>
          </table:table-cell>
          <table:table-cell office:value-type="time" office:time-value="PT1056232H48M08.000000361S" calcext:value-type="time">
            <text:p>16:48: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17:48:07" calcext:value-type="date">
            <text:p>27/06/20</text:p>
          </table:table-cell>
          <table:table-cell office:value-type="time" office:time-value="PT1056233H48M06.999999918S" calcext:value-type="time">
            <text:p>17:48: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17:48:07" calcext:value-type="date">
            <text:p>27/06/20</text:p>
          </table:table-cell>
          <table:table-cell office:value-type="time" office:time-value="PT1056233H48M06.999999918S" calcext:value-type="time">
            <text:p>17:48: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7:48:07" calcext:value-type="date">
            <text:p>27/06/20</text:p>
          </table:table-cell>
          <table:table-cell office:value-type="time" office:time-value="PT1056233H48M06.999999918S" calcext:value-type="time">
            <text:p>17:48: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7:48:07" calcext:value-type="date">
            <text:p>27/06/20</text:p>
          </table:table-cell>
          <table:table-cell office:value-type="time" office:time-value="PT1056233H48M06.999999918S" calcext:value-type="time">
            <text:p>17:48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18:48:06" calcext:value-type="date">
            <text:p>27/06/20</text:p>
          </table:table-cell>
          <table:table-cell office:value-type="time" office:time-value="PT1056234H48M06.000000313S" calcext:value-type="time">
            <text:p>18:48: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18:48:06" calcext:value-type="date">
            <text:p>27/06/20</text:p>
          </table:table-cell>
          <table:table-cell office:value-type="time" office:time-value="PT1056234H48M06.000000313S" calcext:value-type="time">
            <text:p>18:48: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8:48:06" calcext:value-type="date">
            <text:p>27/06/20</text:p>
          </table:table-cell>
          <table:table-cell office:value-type="time" office:time-value="PT1056234H48M06.000000313S" calcext:value-type="time">
            <text:p>18:48: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7T18:48:06" calcext:value-type="date">
            <text:p>27/06/20</text:p>
          </table:table-cell>
          <table:table-cell office:value-type="time" office:time-value="PT1056234H48M06.000000313S" calcext:value-type="time">
            <text:p>18:48: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19:48:05" calcext:value-type="date">
            <text:p>27/06/20</text:p>
          </table:table-cell>
          <table:table-cell office:value-type="time" office:time-value="PT1056235H48M05.000000708S" calcext:value-type="time">
            <text:p>19:48: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19:48:05" calcext:value-type="date">
            <text:p>27/06/20</text:p>
          </table:table-cell>
          <table:table-cell office:value-type="time" office:time-value="PT1056235H48M05.000000708S" calcext:value-type="time">
            <text:p>19:48: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19:48:05" calcext:value-type="date">
            <text:p>27/06/20</text:p>
          </table:table-cell>
          <table:table-cell office:value-type="time" office:time-value="PT1056235H48M05.000000708S" calcext:value-type="time">
            <text:p>19:48: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19:48:05" calcext:value-type="date">
            <text:p>27/06/20</text:p>
          </table:table-cell>
          <table:table-cell office:value-type="time" office:time-value="PT1056235H48M05.000000708S" calcext:value-type="time">
            <text:p>19:48: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20:48:04" calcext:value-type="date">
            <text:p>27/06/20</text:p>
          </table:table-cell>
          <table:table-cell office:value-type="time" office:time-value="PT1056236H48M03.999999426S" calcext:value-type="time">
            <text:p>20:48: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7T20:48:04" calcext:value-type="date">
            <text:p>27/06/20</text:p>
          </table:table-cell>
          <table:table-cell office:value-type="time" office:time-value="PT1056236H48M03.999999426S" calcext:value-type="time">
            <text:p>20:48: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20:48:04" calcext:value-type="date">
            <text:p>27/06/20</text:p>
          </table:table-cell>
          <table:table-cell office:value-type="time" office:time-value="PT1056236H48M03.999999426S" calcext:value-type="time">
            <text:p>20:48: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20:48:04" calcext:value-type="date">
            <text:p>27/06/20</text:p>
          </table:table-cell>
          <table:table-cell office:value-type="time" office:time-value="PT1056236H48M03.999999426S" calcext:value-type="time">
            <text:p>20:48: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21:48:03" calcext:value-type="date">
            <text:p>27/06/20</text:p>
          </table:table-cell>
          <table:table-cell office:value-type="time" office:time-value="PT1056237H48M02.999999821S" calcext:value-type="time">
            <text:p>21:48: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21:48:03" calcext:value-type="date">
            <text:p>27/06/20</text:p>
          </table:table-cell>
          <table:table-cell office:value-type="time" office:time-value="PT1056237H48M02.999999821S" calcext:value-type="time">
            <text:p>21:48: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21:48:03" calcext:value-type="date">
            <text:p>27/06/20</text:p>
          </table:table-cell>
          <table:table-cell office:value-type="time" office:time-value="PT1056237H48M02.999999821S" calcext:value-type="time">
            <text:p>21:48: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21:48:03" calcext:value-type="date">
            <text:p>27/06/20</text:p>
          </table:table-cell>
          <table:table-cell office:value-type="time" office:time-value="PT1056237H48M02.999999821S" calcext:value-type="time">
            <text:p>21:48: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4.0</text:p>
          </table:table-cell>
          <table:table-cell office:value-type="date" office:date-value="2020-06-27T22:48:02" calcext:value-type="date">
            <text:p>27/06/20</text:p>
          </table:table-cell>
          <table:table-cell office:value-type="time" office:time-value="PT1056238H48M01.999999378S" calcext:value-type="time">
            <text:p>22:48: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22:48:02" calcext:value-type="date">
            <text:p>27/06/20</text:p>
          </table:table-cell>
          <table:table-cell office:value-type="time" office:time-value="PT1056238H48M01.999999378S" calcext:value-type="time">
            <text:p>22:48: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22:48:02" calcext:value-type="date">
            <text:p>27/06/20</text:p>
          </table:table-cell>
          <table:table-cell office:value-type="time" office:time-value="PT1056238H48M01.999999378S" calcext:value-type="time">
            <text:p>22:48: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22:48:02" calcext:value-type="date">
            <text:p>27/06/20</text:p>
          </table:table-cell>
          <table:table-cell office:value-type="time" office:time-value="PT1056238H48M01.999999378S" calcext:value-type="time">
            <text:p>22:48: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7T23:48:01" calcext:value-type="date">
            <text:p>27/06/20</text:p>
          </table:table-cell>
          <table:table-cell office:value-type="time" office:time-value="PT1056239H48M00.999999773S" calcext:value-type="time">
            <text:p>23:48: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7T23:48:01" calcext:value-type="date">
            <text:p>27/06/20</text:p>
          </table:table-cell>
          <table:table-cell office:value-type="time" office:time-value="PT1056239H48M00.999999773S" calcext:value-type="time">
            <text:p>23:48: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7T23:48:01" calcext:value-type="date">
            <text:p>27/06/20</text:p>
          </table:table-cell>
          <table:table-cell office:value-type="time" office:time-value="PT1056239H48M00.999999773S" calcext:value-type="time">
            <text:p>23:48: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7T23:48:01" calcext:value-type="date">
            <text:p>27/06/20</text:p>
          </table:table-cell>
          <table:table-cell office:value-type="time" office:time-value="PT1056239H48M00.999999773S" calcext:value-type="time">
            <text:p>23:48: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00:48:00" calcext:value-type="date">
            <text:p>28/06/20</text:p>
          </table:table-cell>
          <table:table-cell office:value-type="time" office:time-value="PT1056240H48M00.000000168S" calcext:value-type="time">
            <text:p>00:48: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0:48:00" calcext:value-type="date">
            <text:p>28/06/20</text:p>
          </table:table-cell>
          <table:table-cell office:value-type="time" office:time-value="PT1056240H48M00.000000168S" calcext:value-type="time">
            <text:p>00:48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0:48:00" calcext:value-type="date">
            <text:p>28/06/20</text:p>
          </table:table-cell>
          <table:table-cell office:value-type="time" office:time-value="PT1056240H48M00.000000168S" calcext:value-type="time">
            <text:p>00:48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00:48:00" calcext:value-type="date">
            <text:p>28/06/20</text:p>
          </table:table-cell>
          <table:table-cell office:value-type="time" office:time-value="PT1056240H48M00.000000168S" calcext:value-type="time">
            <text:p>00:48: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01:47:59" calcext:value-type="date">
            <text:p>28/06/20</text:p>
          </table:table-cell>
          <table:table-cell office:value-type="time" office:time-value="PT1056241H47M58.999998886S" calcext:value-type="time">
            <text:p>01:47: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1:47:59" calcext:value-type="date">
            <text:p>28/06/20</text:p>
          </table:table-cell>
          <table:table-cell office:value-type="time" office:time-value="PT1056241H47M58.999998886S" calcext:value-type="time">
            <text:p>01:47: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28T01:47:59" calcext:value-type="date">
            <text:p>28/06/20</text:p>
          </table:table-cell>
          <table:table-cell office:value-type="time" office:time-value="PT1056241H47M58.999998886S" calcext:value-type="time">
            <text:p>01:47: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01:47:59" calcext:value-type="date">
            <text:p>28/06/20</text:p>
          </table:table-cell>
          <table:table-cell office:value-type="time" office:time-value="PT1056241H47M58.999998886S" calcext:value-type="time">
            <text:p>01:47: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02:47:58" calcext:value-type="date">
            <text:p>28/06/20</text:p>
          </table:table-cell>
          <table:table-cell office:value-type="time" office:time-value="PT1056242H47M58.000000119S" calcext:value-type="time">
            <text:p>02:47: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2:47:58" calcext:value-type="date">
            <text:p>28/06/20</text:p>
          </table:table-cell>
          <table:table-cell office:value-type="time" office:time-value="PT1056242H47M58.000000119S" calcext:value-type="time">
            <text:p>02:47: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2:47:58" calcext:value-type="date">
            <text:p>28/06/20</text:p>
          </table:table-cell>
          <table:table-cell office:value-type="time" office:time-value="PT1056242H47M58.000000119S" calcext:value-type="time">
            <text:p>02:47: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02:47:58" calcext:value-type="date">
            <text:p>28/06/20</text:p>
          </table:table-cell>
          <table:table-cell office:value-type="time" office:time-value="PT1056242H47M58.000000119S" calcext:value-type="time">
            <text:p>02:47: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8T03:47:57" calcext:value-type="date">
            <text:p>28/06/20</text:p>
          </table:table-cell>
          <table:table-cell office:value-type="time" office:time-value="PT1056243H47M56.999998838S" calcext:value-type="time">
            <text:p>03:47: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3:47:57" calcext:value-type="date">
            <text:p>28/06/20</text:p>
          </table:table-cell>
          <table:table-cell office:value-type="time" office:time-value="PT1056243H47M56.999998838S" calcext:value-type="time">
            <text:p>03:47: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3:47:57" calcext:value-type="date">
            <text:p>28/06/20</text:p>
          </table:table-cell>
          <table:table-cell office:value-type="time" office:time-value="PT1056243H47M56.999998838S" calcext:value-type="time">
            <text:p>03:47: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03:47:57" calcext:value-type="date">
            <text:p>28/06/20</text:p>
          </table:table-cell>
          <table:table-cell office:value-type="time" office:time-value="PT1056243H47M56.999998838S" calcext:value-type="time">
            <text:p>03:47: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04:47:55.999999" calcext:value-type="date">
            <text:p>28/06/20</text:p>
          </table:table-cell>
          <table:table-cell office:value-type="time" office:time-value="PT1056244H47M55.999999233S" calcext:value-type="time">
            <text:p>04:47: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4:47:55.999999" calcext:value-type="date">
            <text:p>28/06/20</text:p>
          </table:table-cell>
          <table:table-cell office:value-type="time" office:time-value="PT1056244H47M55.999999233S" calcext:value-type="time">
            <text:p>04:47: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4:47:55.999999" calcext:value-type="date">
            <text:p>28/06/20</text:p>
          </table:table-cell>
          <table:table-cell office:value-type="time" office:time-value="PT1056244H47M55.999999233S" calcext:value-type="time">
            <text:p>04:47: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04:47:55.999999" calcext:value-type="date">
            <text:p>28/06/20</text:p>
          </table:table-cell>
          <table:table-cell office:value-type="time" office:time-value="PT1056244H47M55.999999233S" calcext:value-type="time">
            <text:p>04:47: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05:47:55" calcext:value-type="date">
            <text:p>28/06/20</text:p>
          </table:table-cell>
          <table:table-cell office:value-type="time" office:time-value="PT1056245H47M54.999999627S" calcext:value-type="time">
            <text:p>05:47: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5:47:55" calcext:value-type="date">
            <text:p>28/06/20</text:p>
          </table:table-cell>
          <table:table-cell office:value-type="time" office:time-value="PT1056245H47M54.999999627S" calcext:value-type="time">
            <text:p>05:47: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5:47:55" calcext:value-type="date">
            <text:p>28/06/20</text:p>
          </table:table-cell>
          <table:table-cell office:value-type="time" office:time-value="PT1056245H47M54.999999627S" calcext:value-type="time">
            <text:p>05:47: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05:47:55" calcext:value-type="date">
            <text:p>28/06/20</text:p>
          </table:table-cell>
          <table:table-cell office:value-type="time" office:time-value="PT1056245H47M54.999999627S" calcext:value-type="time">
            <text:p>05:47: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06:47:54" calcext:value-type="date">
            <text:p>28/06/20</text:p>
          </table:table-cell>
          <table:table-cell office:value-type="time" office:time-value="PT1056246H47M54.000000022S" calcext:value-type="time">
            <text:p>06:47: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6:47:54" calcext:value-type="date">
            <text:p>28/06/20</text:p>
          </table:table-cell>
          <table:table-cell office:value-type="time" office:time-value="PT1056246H47M54.000000022S" calcext:value-type="time">
            <text:p>06:47: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6:47:54" calcext:value-type="date">
            <text:p>28/06/20</text:p>
          </table:table-cell>
          <table:table-cell office:value-type="time" office:time-value="PT1056246H47M54.000000022S" calcext:value-type="time">
            <text:p>06:47: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06:47:54" calcext:value-type="date">
            <text:p>28/06/20</text:p>
          </table:table-cell>
          <table:table-cell office:value-type="time" office:time-value="PT1056246H47M54.000000022S" calcext:value-type="time">
            <text:p>06:47: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07:47:52.999999" calcext:value-type="date">
            <text:p>28/06/20</text:p>
          </table:table-cell>
          <table:table-cell office:value-type="time" office:time-value="PT1056247H47M53.000000417S" calcext:value-type="time">
            <text:p>07:47: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7:47:52.999999" calcext:value-type="date">
            <text:p>28/06/20</text:p>
          </table:table-cell>
          <table:table-cell office:value-type="time" office:time-value="PT1056247H47M53.000000417S" calcext:value-type="time">
            <text:p>07:47: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7:47:52.999999" calcext:value-type="date">
            <text:p>28/06/20</text:p>
          </table:table-cell>
          <table:table-cell office:value-type="time" office:time-value="PT1056247H47M53.000000417S" calcext:value-type="time">
            <text:p>07:47: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07:47:52.999999" calcext:value-type="date">
            <text:p>28/06/20</text:p>
          </table:table-cell>
          <table:table-cell office:value-type="time" office:time-value="PT1056247H47M53.000000417S" calcext:value-type="time">
            <text:p>07:47: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08:47:52" calcext:value-type="date">
            <text:p>28/06/20</text:p>
          </table:table-cell>
          <table:table-cell office:value-type="time" office:time-value="PT1056248H47M51.999999136S" calcext:value-type="time">
            <text:p>08:47: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8:47:52" calcext:value-type="date">
            <text:p>28/06/20</text:p>
          </table:table-cell>
          <table:table-cell office:value-type="time" office:time-value="PT1056248H47M51.999999136S" calcext:value-type="time">
            <text:p>08:47: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8:47:52" calcext:value-type="date">
            <text:p>28/06/20</text:p>
          </table:table-cell>
          <table:table-cell office:value-type="time" office:time-value="PT1056248H47M51.999999136S" calcext:value-type="time">
            <text:p>08:47: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08:47:52" calcext:value-type="date">
            <text:p>28/06/20</text:p>
          </table:table-cell>
          <table:table-cell office:value-type="time" office:time-value="PT1056248H47M51.999999136S" calcext:value-type="time">
            <text:p>08:47: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09:47:51" calcext:value-type="date">
            <text:p>28/06/20</text:p>
          </table:table-cell>
          <table:table-cell office:value-type="time" office:time-value="PT1056249H47M51.000000369S" calcext:value-type="time">
            <text:p>09:47: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09:47:51" calcext:value-type="date">
            <text:p>28/06/20</text:p>
          </table:table-cell>
          <table:table-cell office:value-type="time" office:time-value="PT1056249H47M51.000000369S" calcext:value-type="time">
            <text:p>09:47: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09:47:51" calcext:value-type="date">
            <text:p>28/06/20</text:p>
          </table:table-cell>
          <table:table-cell office:value-type="time" office:time-value="PT1056249H47M51.000000369S" calcext:value-type="time">
            <text:p>09:47: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09:47:51" calcext:value-type="date">
            <text:p>28/06/20</text:p>
          </table:table-cell>
          <table:table-cell office:value-type="time" office:time-value="PT1056249H47M51.000000369S" calcext:value-type="time">
            <text:p>09:47: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10:47:49.999999" calcext:value-type="date">
            <text:p>28/06/20</text:p>
          </table:table-cell>
          <table:table-cell office:value-type="time" office:time-value="PT1056250H47M49.999999925S" calcext:value-type="time">
            <text:p>10:47: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10:47:49.999999" calcext:value-type="date">
            <text:p>28/06/20</text:p>
          </table:table-cell>
          <table:table-cell office:value-type="time" office:time-value="PT1056250H47M49.999999925S" calcext:value-type="time">
            <text:p>10:47: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0:47:49.999999" calcext:value-type="date">
            <text:p>28/06/20</text:p>
          </table:table-cell>
          <table:table-cell office:value-type="time" office:time-value="PT1056250H47M49.999999925S" calcext:value-type="time">
            <text:p>10:47: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0:47:49.999999" calcext:value-type="date">
            <text:p>28/06/20</text:p>
          </table:table-cell>
          <table:table-cell office:value-type="time" office:time-value="PT1056250H47M49.999999925S" calcext:value-type="time">
            <text:p>10:47: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8T11:47:49" calcext:value-type="date">
            <text:p>28/06/20</text:p>
          </table:table-cell>
          <table:table-cell office:value-type="time" office:time-value="PT1056251H47M49.00000032S" calcext:value-type="time">
            <text:p>11:47: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11:47:49" calcext:value-type="date">
            <text:p>28/06/20</text:p>
          </table:table-cell>
          <table:table-cell office:value-type="time" office:time-value="PT1056251H47M49.00000032S" calcext:value-type="time">
            <text:p>11:47: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1:47:49" calcext:value-type="date">
            <text:p>28/06/20</text:p>
          </table:table-cell>
          <table:table-cell office:value-type="time" office:time-value="PT1056251H47M49.00000032S" calcext:value-type="time">
            <text:p>11:47: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11:47:49" calcext:value-type="date">
            <text:p>28/06/20</text:p>
          </table:table-cell>
          <table:table-cell office:value-type="time" office:time-value="PT1056251H47M49.00000032S" calcext:value-type="time">
            <text:p>11:47: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8T12:47:48" calcext:value-type="date">
            <text:p>28/06/20</text:p>
          </table:table-cell>
          <table:table-cell office:value-type="time" office:time-value="PT1056252H47M48.000000715S" calcext:value-type="time">
            <text:p>12:47: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8T12:47:48" calcext:value-type="date">
            <text:p>28/06/20</text:p>
          </table:table-cell>
          <table:table-cell office:value-type="time" office:time-value="PT1056252H47M48.000000715S" calcext:value-type="time">
            <text:p>12:47: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2:47:48" calcext:value-type="date">
            <text:p>28/06/20</text:p>
          </table:table-cell>
          <table:table-cell office:value-type="time" office:time-value="PT1056252H47M48.000000715S" calcext:value-type="time">
            <text:p>12:47: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2:47:48" calcext:value-type="date">
            <text:p>28/06/20</text:p>
          </table:table-cell>
          <table:table-cell office:value-type="time" office:time-value="PT1056252H47M48.000000715S" calcext:value-type="time">
            <text:p>12:47: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8T13:47:47" calcext:value-type="date">
            <text:p>28/06/20</text:p>
          </table:table-cell>
          <table:table-cell office:value-type="time" office:time-value="PT1056253H47M46.999999434S" calcext:value-type="time">
            <text:p>13:47: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8T13:47:47" calcext:value-type="date">
            <text:p>28/06/20</text:p>
          </table:table-cell>
          <table:table-cell office:value-type="time" office:time-value="PT1056253H47M46.999999434S" calcext:value-type="time">
            <text:p>13:47: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3:47:47" calcext:value-type="date">
            <text:p>28/06/20</text:p>
          </table:table-cell>
          <table:table-cell office:value-type="time" office:time-value="PT1056253H47M46.999999434S" calcext:value-type="time">
            <text:p>13:47: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3:47:47" calcext:value-type="date">
            <text:p>28/06/20</text:p>
          </table:table-cell>
          <table:table-cell office:value-type="time" office:time-value="PT1056253H47M46.999999434S" calcext:value-type="time">
            <text:p>13:47: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3.0</text:p>
          </table:table-cell>
          <table:table-cell office:value-type="date" office:date-value="2020-06-28T14:47:46" calcext:value-type="date">
            <text:p>28/06/20</text:p>
          </table:table-cell>
          <table:table-cell office:value-type="time" office:time-value="PT1056254H47M45.999999829S" calcext:value-type="time">
            <text:p>14:47: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8T14:47:46" calcext:value-type="date">
            <text:p>28/06/20</text:p>
          </table:table-cell>
          <table:table-cell office:value-type="time" office:time-value="PT1056254H47M45.999999829S" calcext:value-type="time">
            <text:p>14:47: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7.0</text:p>
          </table:table-cell>
          <table:table-cell office:value-type="date" office:date-value="2020-06-28T14:47:46" calcext:value-type="date">
            <text:p>28/06/20</text:p>
          </table:table-cell>
          <table:table-cell office:value-type="time" office:time-value="PT1056254H47M45.999999829S" calcext:value-type="time">
            <text:p>14:47: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4:47:46" calcext:value-type="date">
            <text:p>28/06/20</text:p>
          </table:table-cell>
          <table:table-cell office:value-type="time" office:time-value="PT1056254H47M45.999999829S" calcext:value-type="time">
            <text:p>14:47: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4.0</text:p>
          </table:table-cell>
          <table:table-cell office:value-type="date" office:date-value="2020-06-28T15:47:45" calcext:value-type="date">
            <text:p>28/06/20</text:p>
          </table:table-cell>
          <table:table-cell office:value-type="time" office:time-value="PT1056255H47M44.999999385S" calcext:value-type="time">
            <text:p>15:47: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8T15:47:45" calcext:value-type="date">
            <text:p>28/06/20</text:p>
          </table:table-cell>
          <table:table-cell office:value-type="time" office:time-value="PT1056255H47M44.999999385S" calcext:value-type="time">
            <text:p>15:47: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5:47:45" calcext:value-type="date">
            <text:p>28/06/20</text:p>
          </table:table-cell>
          <table:table-cell office:value-type="time" office:time-value="PT1056255H47M44.999999385S" calcext:value-type="time">
            <text:p>15:47: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5:47:45" calcext:value-type="date">
            <text:p>28/06/20</text:p>
          </table:table-cell>
          <table:table-cell office:value-type="time" office:time-value="PT1056255H47M44.999999385S" calcext:value-type="time">
            <text:p>15:47: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16:47:44" calcext:value-type="date">
            <text:p>28/06/20</text:p>
          </table:table-cell>
          <table:table-cell office:value-type="time" office:time-value="PT1056256H47M43.999998942S" calcext:value-type="time">
            <text:p>16:47: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8T16:47:44" calcext:value-type="date">
            <text:p>28/06/20</text:p>
          </table:table-cell>
          <table:table-cell office:value-type="time" office:time-value="PT1056256H47M43.999998942S" calcext:value-type="time">
            <text:p>16:47: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6:47:44" calcext:value-type="date">
            <text:p>28/06/20</text:p>
          </table:table-cell>
          <table:table-cell office:value-type="time" office:time-value="PT1056256H47M43.999998942S" calcext:value-type="time">
            <text:p>16:47: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6:47:44" calcext:value-type="date">
            <text:p>28/06/20</text:p>
          </table:table-cell>
          <table:table-cell office:value-type="time" office:time-value="PT1056256H47M43.999998942S" calcext:value-type="time">
            <text:p>16:47: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17:47:43" calcext:value-type="date">
            <text:p>28/06/20</text:p>
          </table:table-cell>
          <table:table-cell office:value-type="time" office:time-value="PT1056257H47M43.000000175S" calcext:value-type="time">
            <text:p>17:47: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17:47:43" calcext:value-type="date">
            <text:p>28/06/20</text:p>
          </table:table-cell>
          <table:table-cell office:value-type="time" office:time-value="PT1056257H47M43.000000175S" calcext:value-type="time">
            <text:p>17:47: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7:47:43" calcext:value-type="date">
            <text:p>28/06/20</text:p>
          </table:table-cell>
          <table:table-cell office:value-type="time" office:time-value="PT1056257H47M43.000000175S" calcext:value-type="time">
            <text:p>17:47: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7:47:43" calcext:value-type="date">
            <text:p>28/06/20</text:p>
          </table:table-cell>
          <table:table-cell office:value-type="time" office:time-value="PT1056257H47M43.000000175S" calcext:value-type="time">
            <text:p>17:47: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18:47:42" calcext:value-type="date">
            <text:p>28/06/20</text:p>
          </table:table-cell>
          <table:table-cell office:value-type="time" office:time-value="PT1056258H47M41.999999732S" calcext:value-type="time">
            <text:p>18:47: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18:47:42" calcext:value-type="date">
            <text:p>28/06/20</text:p>
          </table:table-cell>
          <table:table-cell office:value-type="time" office:time-value="PT1056258H47M41.999999732S" calcext:value-type="time">
            <text:p>18:47: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8:47:42" calcext:value-type="date">
            <text:p>28/06/20</text:p>
          </table:table-cell>
          <table:table-cell office:value-type="time" office:time-value="PT1056258H47M41.999999732S" calcext:value-type="time">
            <text:p>18:47: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8:47:42" calcext:value-type="date">
            <text:p>28/06/20</text:p>
          </table:table-cell>
          <table:table-cell office:value-type="time" office:time-value="PT1056258H47M41.999999732S" calcext:value-type="time">
            <text:p>18:47: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19:47:41" calcext:value-type="date">
            <text:p>28/06/20</text:p>
          </table:table-cell>
          <table:table-cell office:value-type="time" office:time-value="PT1056259H47M41.000000127S" calcext:value-type="time">
            <text:p>19:47: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19:47:41" calcext:value-type="date">
            <text:p>28/06/20</text:p>
          </table:table-cell>
          <table:table-cell office:value-type="time" office:time-value="PT1056259H47M41.000000127S" calcext:value-type="time">
            <text:p>19:47: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19:47:41" calcext:value-type="date">
            <text:p>28/06/20</text:p>
          </table:table-cell>
          <table:table-cell office:value-type="time" office:time-value="PT1056259H47M41.000000127S" calcext:value-type="time">
            <text:p>19:47: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19:47:41" calcext:value-type="date">
            <text:p>28/06/20</text:p>
          </table:table-cell>
          <table:table-cell office:value-type="time" office:time-value="PT1056259H47M41.000000127S" calcext:value-type="time">
            <text:p>19:47: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4.0</text:p>
          </table:table-cell>
          <table:table-cell office:value-type="date" office:date-value="2020-06-28T20:47:40" calcext:value-type="date">
            <text:p>28/06/20</text:p>
          </table:table-cell>
          <table:table-cell office:value-type="time" office:time-value="PT1056260H47M39.999998845S" calcext:value-type="time">
            <text:p>20:47: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20:47:40" calcext:value-type="date">
            <text:p>28/06/20</text:p>
          </table:table-cell>
          <table:table-cell office:value-type="time" office:time-value="PT1056260H47M39.999998845S" calcext:value-type="time">
            <text:p>20:47: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20:47:40" calcext:value-type="date">
            <text:p>28/06/20</text:p>
          </table:table-cell>
          <table:table-cell office:value-type="time" office:time-value="PT1056260H47M39.999998845S" calcext:value-type="time">
            <text:p>20:47: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20:47:40" calcext:value-type="date">
            <text:p>28/06/20</text:p>
          </table:table-cell>
          <table:table-cell office:value-type="time" office:time-value="PT1056260H47M39.999998845S" calcext:value-type="time">
            <text:p>20:47: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8T21:47:38.999999" calcext:value-type="date">
            <text:p>28/06/20</text:p>
          </table:table-cell>
          <table:table-cell office:value-type="time" office:time-value="PT1056261H47M38.99999924S" calcext:value-type="time">
            <text:p>21:47: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8T21:47:38.999999" calcext:value-type="date">
            <text:p>28/06/20</text:p>
          </table:table-cell>
          <table:table-cell office:value-type="time" office:time-value="PT1056261H47M38.99999924S" calcext:value-type="time">
            <text:p>21:47: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21:47:38.999999" calcext:value-type="date">
            <text:p>28/06/20</text:p>
          </table:table-cell>
          <table:table-cell office:value-type="time" office:time-value="PT1056261H47M38.99999924S" calcext:value-type="time">
            <text:p>21:47: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8T21:47:38.999999" calcext:value-type="date">
            <text:p>28/06/20</text:p>
          </table:table-cell>
          <table:table-cell office:value-type="time" office:time-value="PT1056261H47M38.99999924S" calcext:value-type="time">
            <text:p>21:47: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8T22:47:38" calcext:value-type="date">
            <text:p>28/06/20</text:p>
          </table:table-cell>
          <table:table-cell office:value-type="time" office:time-value="PT1056262H47M37.999998797S" calcext:value-type="time">
            <text:p>22:47: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22:47:38" calcext:value-type="date">
            <text:p>28/06/20</text:p>
          </table:table-cell>
          <table:table-cell office:value-type="time" office:time-value="PT1056262H47M37.999998797S" calcext:value-type="time">
            <text:p>22:47: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22:47:38" calcext:value-type="date">
            <text:p>28/06/20</text:p>
          </table:table-cell>
          <table:table-cell office:value-type="time" office:time-value="PT1056262H47M37.999998797S" calcext:value-type="time">
            <text:p>22:47: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22:47:38" calcext:value-type="date">
            <text:p>28/06/20</text:p>
          </table:table-cell>
          <table:table-cell office:value-type="time" office:time-value="PT1056262H47M37.999998797S" calcext:value-type="time">
            <text:p>22:47: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28T23:47:37" calcext:value-type="date">
            <text:p>28/06/20</text:p>
          </table:table-cell>
          <table:table-cell office:value-type="time" office:time-value="PT1056263H47M37.00000003S" calcext:value-type="time">
            <text:p>23:47: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8T23:47:37" calcext:value-type="date">
            <text:p>28/06/20</text:p>
          </table:table-cell>
          <table:table-cell office:value-type="time" office:time-value="PT1056263H47M37.00000003S" calcext:value-type="time">
            <text:p>23:47: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8T23:47:37" calcext:value-type="date">
            <text:p>28/06/20</text:p>
          </table:table-cell>
          <table:table-cell office:value-type="time" office:time-value="PT1056263H47M37.00000003S" calcext:value-type="time">
            <text:p>23:47: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8T23:47:37" calcext:value-type="date">
            <text:p>28/06/20</text:p>
          </table:table-cell>
          <table:table-cell office:value-type="time" office:time-value="PT1056263H47M37.00000003S" calcext:value-type="time">
            <text:p>23:47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00:47:36" calcext:value-type="date">
            <text:p>29/06/20</text:p>
          </table:table-cell>
          <table:table-cell office:value-type="time" office:time-value="PT1056264H47M36.000000425S" calcext:value-type="time">
            <text:p>00:47: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00:47:36" calcext:value-type="date">
            <text:p>29/06/20</text:p>
          </table:table-cell>
          <table:table-cell office:value-type="time" office:time-value="PT1056264H47M36.000000425S" calcext:value-type="time">
            <text:p>00:47: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0:47:36" calcext:value-type="date">
            <text:p>29/06/20</text:p>
          </table:table-cell>
          <table:table-cell office:value-type="time" office:time-value="PT1056264H47M36.000000425S" calcext:value-type="time">
            <text:p>00:47: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00:47:36" calcext:value-type="date">
            <text:p>29/06/20</text:p>
          </table:table-cell>
          <table:table-cell office:value-type="time" office:time-value="PT1056264H47M36.000000425S" calcext:value-type="time">
            <text:p>00:47: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01:47:35" calcext:value-type="date">
            <text:p>29/06/20</text:p>
          </table:table-cell>
          <table:table-cell office:value-type="time" office:time-value="PT1056265H47M34.999998305S" calcext:value-type="time">
            <text:p>01:47: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01:47:35" calcext:value-type="date">
            <text:p>29/06/20</text:p>
          </table:table-cell>
          <table:table-cell office:value-type="time" office:time-value="PT1056265H47M34.999998305S" calcext:value-type="time">
            <text:p>01:47: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1:47:35" calcext:value-type="date">
            <text:p>29/06/20</text:p>
          </table:table-cell>
          <table:table-cell office:value-type="time" office:time-value="PT1056265H47M34.999998305S" calcext:value-type="time">
            <text:p>01:47: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01:47:35" calcext:value-type="date">
            <text:p>29/06/20</text:p>
          </table:table-cell>
          <table:table-cell office:value-type="time" office:time-value="PT1056265H47M34.999998305S" calcext:value-type="time">
            <text:p>01:47: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3.0</text:p>
          </table:table-cell>
          <table:table-cell office:value-type="date" office:date-value="2020-06-29T02:47:34" calcext:value-type="date">
            <text:p>29/06/20</text:p>
          </table:table-cell>
          <table:table-cell office:value-type="time" office:time-value="PT1056266H47M34.000000376S" calcext:value-type="time">
            <text:p>02:47: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02:47:34" calcext:value-type="date">
            <text:p>29/06/20</text:p>
          </table:table-cell>
          <table:table-cell office:value-type="time" office:time-value="PT1056266H47M34.000000376S" calcext:value-type="time">
            <text:p>02:47: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2:47:34" calcext:value-type="date">
            <text:p>29/06/20</text:p>
          </table:table-cell>
          <table:table-cell office:value-type="time" office:time-value="PT1056266H47M34.000000376S" calcext:value-type="time">
            <text:p>02:47: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02:47:34" calcext:value-type="date">
            <text:p>29/06/20</text:p>
          </table:table-cell>
          <table:table-cell office:value-type="time" office:time-value="PT1056266H47M34.000000376S" calcext:value-type="time">
            <text:p>02:47: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29T03:47:33" calcext:value-type="date">
            <text:p>29/06/20</text:p>
          </table:table-cell>
          <table:table-cell office:value-type="time" office:time-value="PT1056267H47M32.999999933S" calcext:value-type="time">
            <text:p>03:47: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03:47:33" calcext:value-type="date">
            <text:p>29/06/20</text:p>
          </table:table-cell>
          <table:table-cell office:value-type="time" office:time-value="PT1056267H47M32.999999933S" calcext:value-type="time">
            <text:p>03:47: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3:47:33" calcext:value-type="date">
            <text:p>29/06/20</text:p>
          </table:table-cell>
          <table:table-cell office:value-type="time" office:time-value="PT1056267H47M32.999999933S" calcext:value-type="time">
            <text:p>03:47: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03:47:33" calcext:value-type="date">
            <text:p>29/06/20</text:p>
          </table:table-cell>
          <table:table-cell office:value-type="time" office:time-value="PT1056267H47M32.999999933S" calcext:value-type="time">
            <text:p>03:47: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04:47:31.999999" calcext:value-type="date">
            <text:p>29/06/20</text:p>
          </table:table-cell>
          <table:table-cell office:value-type="time" office:time-value="PT1056268H47M32.000000328S" calcext:value-type="time">
            <text:p>04:47: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04:47:31.999999" calcext:value-type="date">
            <text:p>29/06/20</text:p>
          </table:table-cell>
          <table:table-cell office:value-type="time" office:time-value="PT1056268H47M32.000000328S" calcext:value-type="time">
            <text:p>04:47: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4:47:31.999999" calcext:value-type="date">
            <text:p>29/06/20</text:p>
          </table:table-cell>
          <table:table-cell office:value-type="time" office:time-value="PT1056268H47M32.000000328S" calcext:value-type="time">
            <text:p>04:47: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04:47:31.999999" calcext:value-type="date">
            <text:p>29/06/20</text:p>
          </table:table-cell>
          <table:table-cell office:value-type="time" office:time-value="PT1056268H47M32.000000328S" calcext:value-type="time">
            <text:p>04:47: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3.0</text:p>
          </table:table-cell>
          <table:table-cell office:value-type="date" office:date-value="2020-06-29T05:47:31" calcext:value-type="date">
            <text:p>29/06/20</text:p>
          </table:table-cell>
          <table:table-cell office:value-type="time" office:time-value="PT1056269H47M31.000000723S" calcext:value-type="time">
            <text:p>05:47: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05:47:31" calcext:value-type="date">
            <text:p>29/06/20</text:p>
          </table:table-cell>
          <table:table-cell office:value-type="time" office:time-value="PT1056269H47M31.000000723S" calcext:value-type="time">
            <text:p>05:47: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5:47:31" calcext:value-type="date">
            <text:p>29/06/20</text:p>
          </table:table-cell>
          <table:table-cell office:value-type="time" office:time-value="PT1056269H47M31.000000723S" calcext:value-type="time">
            <text:p>05:47: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05:47:31" calcext:value-type="date">
            <text:p>29/06/20</text:p>
          </table:table-cell>
          <table:table-cell office:value-type="time" office:time-value="PT1056269H47M31.000000723S" calcext:value-type="time">
            <text:p>05:47: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06:47:30" calcext:value-type="date">
            <text:p>29/06/20</text:p>
          </table:table-cell>
          <table:table-cell office:value-type="time" office:time-value="PT1056270H47M29.999999441S" calcext:value-type="time">
            <text:p>06:47: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06:47:30" calcext:value-type="date">
            <text:p>29/06/20</text:p>
          </table:table-cell>
          <table:table-cell office:value-type="time" office:time-value="PT1056270H47M29.999999441S" calcext:value-type="time">
            <text:p>06:47: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6:47:30" calcext:value-type="date">
            <text:p>29/06/20</text:p>
          </table:table-cell>
          <table:table-cell office:value-type="time" office:time-value="PT1056270H47M29.999999441S" calcext:value-type="time">
            <text:p>06:47: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06:47:30" calcext:value-type="date">
            <text:p>29/06/20</text:p>
          </table:table-cell>
          <table:table-cell office:value-type="time" office:time-value="PT1056270H47M29.999999441S" calcext:value-type="time">
            <text:p>06:47: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07:47:28.999999" calcext:value-type="date">
            <text:p>29/06/20</text:p>
          </table:table-cell>
          <table:table-cell office:value-type="time" office:time-value="PT1056271H47M28.999999836S" calcext:value-type="time">
            <text:p>07:47: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07:47:28.999999" calcext:value-type="date">
            <text:p>29/06/20</text:p>
          </table:table-cell>
          <table:table-cell office:value-type="time" office:time-value="PT1056271H47M28.999999836S" calcext:value-type="time">
            <text:p>07:47: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7:47:28.999999" calcext:value-type="date">
            <text:p>29/06/20</text:p>
          </table:table-cell>
          <table:table-cell office:value-type="time" office:time-value="PT1056271H47M28.999999836S" calcext:value-type="time">
            <text:p>07:47: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07:47:28.999999" calcext:value-type="date">
            <text:p>29/06/20</text:p>
          </table:table-cell>
          <table:table-cell office:value-type="time" office:time-value="PT1056271H47M28.999999836S" calcext:value-type="time">
            <text:p>07:47: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29T08:47:28" calcext:value-type="date">
            <text:p>29/06/20</text:p>
          </table:table-cell>
          <table:table-cell office:value-type="time" office:time-value="PT1056272H47M28.000000231S" calcext:value-type="time">
            <text:p>08:47: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08:47:28" calcext:value-type="date">
            <text:p>29/06/20</text:p>
          </table:table-cell>
          <table:table-cell office:value-type="time" office:time-value="PT1056272H47M28.000000231S" calcext:value-type="time">
            <text:p>08:47: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8:47:28" calcext:value-type="date">
            <text:p>29/06/20</text:p>
          </table:table-cell>
          <table:table-cell office:value-type="time" office:time-value="PT1056272H47M28.000000231S" calcext:value-type="time">
            <text:p>08:47: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08:47:28" calcext:value-type="date">
            <text:p>29/06/20</text:p>
          </table:table-cell>
          <table:table-cell office:value-type="time" office:time-value="PT1056272H47M28.000000231S" calcext:value-type="time">
            <text:p>08:47: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29T09:47:27" calcext:value-type="date">
            <text:p>29/06/20</text:p>
          </table:table-cell>
          <table:table-cell office:value-type="time" office:time-value="PT1056273H47M26.999998949S" calcext:value-type="time">
            <text:p>09:47: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09:47:27" calcext:value-type="date">
            <text:p>29/06/20</text:p>
          </table:table-cell>
          <table:table-cell office:value-type="time" office:time-value="PT1056273H47M26.999998949S" calcext:value-type="time">
            <text:p>09:47: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09:47:27" calcext:value-type="date">
            <text:p>29/06/20</text:p>
          </table:table-cell>
          <table:table-cell office:value-type="time" office:time-value="PT1056273H47M26.999998949S" calcext:value-type="time">
            <text:p>09:47: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09:47:27" calcext:value-type="date">
            <text:p>29/06/20</text:p>
          </table:table-cell>
          <table:table-cell office:value-type="time" office:time-value="PT1056273H47M26.999998949S" calcext:value-type="time">
            <text:p>09:47: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0:47:25.999999" calcext:value-type="date">
            <text:p>29/06/20</text:p>
          </table:table-cell>
          <table:table-cell office:value-type="time" office:time-value="PT1056274H47M25.999999344S" calcext:value-type="time">
            <text:p>10:47: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0:47:25.999999" calcext:value-type="date">
            <text:p>29/06/20</text:p>
          </table:table-cell>
          <table:table-cell office:value-type="time" office:time-value="PT1056274H47M25.999999344S" calcext:value-type="time">
            <text:p>10:47: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10:47:25.999999" calcext:value-type="date">
            <text:p>29/06/20</text:p>
          </table:table-cell>
          <table:table-cell office:value-type="time" office:time-value="PT1056274H47M25.999999344S" calcext:value-type="time">
            <text:p>10:47: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10:47:25.999999" calcext:value-type="date">
            <text:p>29/06/20</text:p>
          </table:table-cell>
          <table:table-cell office:value-type="time" office:time-value="PT1056274H47M25.999999344S" calcext:value-type="time">
            <text:p>10:47: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1:47:25" calcext:value-type="date">
            <text:p>29/06/20</text:p>
          </table:table-cell>
          <table:table-cell office:value-type="time" office:time-value="PT1056275H47M24.999999739S" calcext:value-type="time">
            <text:p>11:47: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1:47:25" calcext:value-type="date">
            <text:p>29/06/20</text:p>
          </table:table-cell>
          <table:table-cell office:value-type="time" office:time-value="PT1056275H47M24.999999739S" calcext:value-type="time">
            <text:p>11:47: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1:47:25" calcext:value-type="date">
            <text:p>29/06/20</text:p>
          </table:table-cell>
          <table:table-cell office:value-type="time" office:time-value="PT1056275H47M24.999999739S" calcext:value-type="time">
            <text:p>11:47: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1:47:25" calcext:value-type="date">
            <text:p>29/06/20</text:p>
          </table:table-cell>
          <table:table-cell office:value-type="time" office:time-value="PT1056275H47M24.999999739S" calcext:value-type="time">
            <text:p>11:47: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2:47:24" calcext:value-type="date">
            <text:p>29/06/20</text:p>
          </table:table-cell>
          <table:table-cell office:value-type="time" office:time-value="PT1056276H47M24.000000134S" calcext:value-type="time">
            <text:p>12:47: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2:47:24" calcext:value-type="date">
            <text:p>29/06/20</text:p>
          </table:table-cell>
          <table:table-cell office:value-type="time" office:time-value="PT1056276H47M24.000000134S" calcext:value-type="time">
            <text:p>12:47: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2:47:24" calcext:value-type="date">
            <text:p>29/06/20</text:p>
          </table:table-cell>
          <table:table-cell office:value-type="time" office:time-value="PT1056276H47M24.000000134S" calcext:value-type="time">
            <text:p>12:47: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2:47:24" calcext:value-type="date">
            <text:p>29/06/20</text:p>
          </table:table-cell>
          <table:table-cell office:value-type="time" office:time-value="PT1056276H47M24.000000134S" calcext:value-type="time">
            <text:p>12:47: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3:47:22.999999" calcext:value-type="date">
            <text:p>29/06/20</text:p>
          </table:table-cell>
          <table:table-cell office:value-type="time" office:time-value="PT1056277H47M22.999998853S" calcext:value-type="time">
            <text:p>13:47: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13:47:22.999999" calcext:value-type="date">
            <text:p>29/06/20</text:p>
          </table:table-cell>
          <table:table-cell office:value-type="time" office:time-value="PT1056277H47M22.999998853S" calcext:value-type="time">
            <text:p>13:47: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13:47:22.999999" calcext:value-type="date">
            <text:p>29/06/20</text:p>
          </table:table-cell>
          <table:table-cell office:value-type="time" office:time-value="PT1056277H47M22.999998853S" calcext:value-type="time">
            <text:p>13:47: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3:47:22.999999" calcext:value-type="date">
            <text:p>29/06/20</text:p>
          </table:table-cell>
          <table:table-cell office:value-type="time" office:time-value="PT1056277H47M22.999998853S" calcext:value-type="time">
            <text:p>13:47: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4:47:22" calcext:value-type="date">
            <text:p>29/06/20</text:p>
          </table:table-cell>
          <table:table-cell office:value-type="time" office:time-value="PT1056278H47M22.000000086S" calcext:value-type="time">
            <text:p>14:47: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4:47:22" calcext:value-type="date">
            <text:p>29/06/20</text:p>
          </table:table-cell>
          <table:table-cell office:value-type="time" office:time-value="PT1056278H47M22.000000086S" calcext:value-type="time">
            <text:p>14:47: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14:47:22" calcext:value-type="date">
            <text:p>29/06/20</text:p>
          </table:table-cell>
          <table:table-cell office:value-type="time" office:time-value="PT1056278H47M22.000000086S" calcext:value-type="time">
            <text:p>14:47: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4:47:22" calcext:value-type="date">
            <text:p>29/06/20</text:p>
          </table:table-cell>
          <table:table-cell office:value-type="time" office:time-value="PT1056278H47M22.000000086S" calcext:value-type="time">
            <text:p>14:47: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5:47:21" calcext:value-type="date">
            <text:p>29/06/20</text:p>
          </table:table-cell>
          <table:table-cell office:value-type="time" office:time-value="PT1056279H47M20.999999642S" calcext:value-type="time">
            <text:p>15:47: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5:47:21" calcext:value-type="date">
            <text:p>29/06/20</text:p>
          </table:table-cell>
          <table:table-cell office:value-type="time" office:time-value="PT1056279H47M20.999999642S" calcext:value-type="time">
            <text:p>15:47: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5:47:21" calcext:value-type="date">
            <text:p>29/06/20</text:p>
          </table:table-cell>
          <table:table-cell office:value-type="time" office:time-value="PT1056279H47M20.999999642S" calcext:value-type="time">
            <text:p>15:47: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5:47:21" calcext:value-type="date">
            <text:p>29/06/20</text:p>
          </table:table-cell>
          <table:table-cell office:value-type="time" office:time-value="PT1056279H47M20.999999642S" calcext:value-type="time">
            <text:p>15:47: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6:47:20" calcext:value-type="date">
            <text:p>29/06/20</text:p>
          </table:table-cell>
          <table:table-cell office:value-type="time" office:time-value="PT1056280H47M20.000000037S" calcext:value-type="time">
            <text:p>16:47: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16:47:20" calcext:value-type="date">
            <text:p>29/06/20</text:p>
          </table:table-cell>
          <table:table-cell office:value-type="time" office:time-value="PT1056280H47M20.000000037S" calcext:value-type="time">
            <text:p>16:47: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6:47:20" calcext:value-type="date">
            <text:p>29/06/20</text:p>
          </table:table-cell>
          <table:table-cell office:value-type="time" office:time-value="PT1056280H47M20.000000037S" calcext:value-type="time">
            <text:p>16:47: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6:47:20" calcext:value-type="date">
            <text:p>29/06/20</text:p>
          </table:table-cell>
          <table:table-cell office:value-type="time" office:time-value="PT1056280H47M20.000000037S" calcext:value-type="time">
            <text:p>16:47: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7:47:19" calcext:value-type="date">
            <text:p>29/06/20</text:p>
          </table:table-cell>
          <table:table-cell office:value-type="time" office:time-value="PT1056281H47M19.000000432S" calcext:value-type="time">
            <text:p>17:47: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17:47:19" calcext:value-type="date">
            <text:p>29/06/20</text:p>
          </table:table-cell>
          <table:table-cell office:value-type="time" office:time-value="PT1056281H47M19.000000432S" calcext:value-type="time">
            <text:p>17:47: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7:47:19" calcext:value-type="date">
            <text:p>29/06/20</text:p>
          </table:table-cell>
          <table:table-cell office:value-type="time" office:time-value="PT1056281H47M19.000000432S" calcext:value-type="time">
            <text:p>17:47: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7:47:19" calcext:value-type="date">
            <text:p>29/06/20</text:p>
          </table:table-cell>
          <table:table-cell office:value-type="time" office:time-value="PT1056281H47M19.000000432S" calcext:value-type="time">
            <text:p>17:47: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8:47:18" calcext:value-type="date">
            <text:p>29/06/20</text:p>
          </table:table-cell>
          <table:table-cell office:value-type="time" office:time-value="PT1056282H47M17.999999151S" calcext:value-type="time">
            <text:p>18:47: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18:47:18" calcext:value-type="date">
            <text:p>29/06/20</text:p>
          </table:table-cell>
          <table:table-cell office:value-type="time" office:time-value="PT1056282H47M17.999999151S" calcext:value-type="time">
            <text:p>18:47: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18:47:18" calcext:value-type="date">
            <text:p>29/06/20</text:p>
          </table:table-cell>
          <table:table-cell office:value-type="time" office:time-value="PT1056282H47M17.999999151S" calcext:value-type="time">
            <text:p>18:47: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8:47:18" calcext:value-type="date">
            <text:p>29/06/20</text:p>
          </table:table-cell>
          <table:table-cell office:value-type="time" office:time-value="PT1056282H47M17.999999151S" calcext:value-type="time">
            <text:p>18:47: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29T19:47:17" calcext:value-type="date">
            <text:p>29/06/20</text:p>
          </table:table-cell>
          <table:table-cell office:value-type="time" office:time-value="PT1056283H47M17.000000384S" calcext:value-type="time">
            <text:p>19:47: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29T19:47:17" calcext:value-type="date">
            <text:p>29/06/20</text:p>
          </table:table-cell>
          <table:table-cell office:value-type="time" office:time-value="PT1056283H47M17.000000384S" calcext:value-type="time">
            <text:p>19:47: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19:47:17" calcext:value-type="date">
            <text:p>29/06/20</text:p>
          </table:table-cell>
          <table:table-cell office:value-type="time" office:time-value="PT1056283H47M17.000000384S" calcext:value-type="time">
            <text:p>19:47: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29T19:47:17" calcext:value-type="date">
            <text:p>29/06/20</text:p>
          </table:table-cell>
          <table:table-cell office:value-type="time" office:time-value="PT1056283H47M17.000000384S" calcext:value-type="time">
            <text:p>19:47: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29T20:47:16" calcext:value-type="date">
            <text:p>29/06/20</text:p>
          </table:table-cell>
          <table:table-cell office:value-type="time" office:time-value="PT1056284H47M15.99999994S" calcext:value-type="time">
            <text:p>20:47: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20:47:16" calcext:value-type="date">
            <text:p>29/06/20</text:p>
          </table:table-cell>
          <table:table-cell office:value-type="time" office:time-value="PT1056284H47M15.99999994S" calcext:value-type="time">
            <text:p>20:47: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20:47:16" calcext:value-type="date">
            <text:p>29/06/20</text:p>
          </table:table-cell>
          <table:table-cell office:value-type="time" office:time-value="PT1056284H47M15.99999994S" calcext:value-type="time">
            <text:p>20:47: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20:47:16" calcext:value-type="date">
            <text:p>29/06/20</text:p>
          </table:table-cell>
          <table:table-cell office:value-type="time" office:time-value="PT1056284H47M15.99999994S" calcext:value-type="time">
            <text:p>20:47: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29T21:47:14.999999" calcext:value-type="date">
            <text:p>29/06/20</text:p>
          </table:table-cell>
          <table:table-cell office:value-type="time" office:time-value="PT1056285H47M15.000000335S" calcext:value-type="time">
            <text:p>21:47: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21:47:14.999999" calcext:value-type="date">
            <text:p>29/06/20</text:p>
          </table:table-cell>
          <table:table-cell office:value-type="time" office:time-value="PT1056285H47M15.000000335S" calcext:value-type="time">
            <text:p>21:47: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21:47:14.999999" calcext:value-type="date">
            <text:p>29/06/20</text:p>
          </table:table-cell>
          <table:table-cell office:value-type="time" office:time-value="PT1056285H47M15.000000335S" calcext:value-type="time">
            <text:p>21:47: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21:47:14.999999" calcext:value-type="date">
            <text:p>29/06/20</text:p>
          </table:table-cell>
          <table:table-cell office:value-type="time" office:time-value="PT1056285H47M15.000000335S" calcext:value-type="time">
            <text:p>21:47: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29T22:47:14" calcext:value-type="date">
            <text:p>29/06/20</text:p>
          </table:table-cell>
          <table:table-cell office:value-type="time" office:time-value="PT1056286H47M14.00000073S" calcext:value-type="time">
            <text:p>22:47: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22:47:14" calcext:value-type="date">
            <text:p>29/06/20</text:p>
          </table:table-cell>
          <table:table-cell office:value-type="time" office:time-value="PT1056286H47M14.00000073S" calcext:value-type="time">
            <text:p>22:47: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29T22:47:14" calcext:value-type="date">
            <text:p>29/06/20</text:p>
          </table:table-cell>
          <table:table-cell office:value-type="time" office:time-value="PT1056286H47M14.00000073S" calcext:value-type="time">
            <text:p>22:47: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29T22:47:14" calcext:value-type="date">
            <text:p>29/06/20</text:p>
          </table:table-cell>
          <table:table-cell office:value-type="time" office:time-value="PT1056286H47M14.00000073S" calcext:value-type="time">
            <text:p>22:47: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5.0</text:p>
          </table:table-cell>
          <table:table-cell office:value-type="date" office:date-value="2020-06-29T23:47:13" calcext:value-type="date">
            <text:p>29/06/20</text:p>
          </table:table-cell>
          <table:table-cell office:value-type="time" office:time-value="PT1056287H47M12.999999449S" calcext:value-type="time">
            <text:p>23:47: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23:47:13" calcext:value-type="date">
            <text:p>29/06/20</text:p>
          </table:table-cell>
          <table:table-cell office:value-type="time" office:time-value="PT1056287H47M12.999999449S" calcext:value-type="time">
            <text:p>23:47: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29T23:47:13" calcext:value-type="date">
            <text:p>29/06/20</text:p>
          </table:table-cell>
          <table:table-cell office:value-type="time" office:time-value="PT1056287H47M12.999999449S" calcext:value-type="time">
            <text:p>23:47: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3.0</text:p>
          </table:table-cell>
          <table:table-cell office:value-type="date" office:date-value="2020-06-29T23:47:13" calcext:value-type="date">
            <text:p>29/06/20</text:p>
          </table:table-cell>
          <table:table-cell office:value-type="time" office:time-value="PT1056287H47M12.999999449S" calcext:value-type="time">
            <text:p>23:47: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30T00:47:12" calcext:value-type="date">
            <text:p>30/06/20</text:p>
          </table:table-cell>
          <table:table-cell office:value-type="time" office:time-value="PT1056288H47M11.999999844S" calcext:value-type="time">
            <text:p>00:47: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30T00:47:12" calcext:value-type="date">
            <text:p>30/06/20</text:p>
          </table:table-cell>
          <table:table-cell office:value-type="time" office:time-value="PT1056288H47M11.999999844S" calcext:value-type="time">
            <text:p>00:47: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30T00:47:12" calcext:value-type="date">
            <text:p>30/06/20</text:p>
          </table:table-cell>
          <table:table-cell office:value-type="time" office:time-value="PT1056288H47M11.999999844S" calcext:value-type="time">
            <text:p>00:47: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30T00:47:12" calcext:value-type="date">
            <text:p>30/06/20</text:p>
          </table:table-cell>
          <table:table-cell office:value-type="time" office:time-value="PT1056288H47M11.999999844S" calcext:value-type="time">
            <text:p>00:47: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30T01:47:11" calcext:value-type="date">
            <text:p>30/06/20</text:p>
          </table:table-cell>
          <table:table-cell office:value-type="time" office:time-value="PT1056289H47M10.9999994S" calcext:value-type="time">
            <text:p>01:47: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1:47:11" calcext:value-type="date">
            <text:p>30/06/20</text:p>
          </table:table-cell>
          <table:table-cell office:value-type="time" office:time-value="PT1056289H47M10.9999994S" calcext:value-type="time">
            <text:p>01:47: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30T01:47:11" calcext:value-type="date">
            <text:p>30/06/20</text:p>
          </table:table-cell>
          <table:table-cell office:value-type="time" office:time-value="PT1056289H47M10.9999994S" calcext:value-type="time">
            <text:p>01:47: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30T01:47:11" calcext:value-type="date">
            <text:p>30/06/20</text:p>
          </table:table-cell>
          <table:table-cell office:value-type="time" office:time-value="PT1056289H47M10.9999994S" calcext:value-type="time">
            <text:p>01:47: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30T02:47:10" calcext:value-type="date">
            <text:p>30/06/20</text:p>
          </table:table-cell>
          <table:table-cell office:value-type="time" office:time-value="PT1056290H47M09.999999795S" calcext:value-type="time">
            <text:p>02:47: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2:47:10" calcext:value-type="date">
            <text:p>30/06/20</text:p>
          </table:table-cell>
          <table:table-cell office:value-type="time" office:time-value="PT1056290H47M09.999999795S" calcext:value-type="time">
            <text:p>02:47: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30T02:47:10" calcext:value-type="date">
            <text:p>30/06/20</text:p>
          </table:table-cell>
          <table:table-cell office:value-type="time" office:time-value="PT1056290H47M09.999999795S" calcext:value-type="time">
            <text:p>02:47: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30T02:47:10" calcext:value-type="date">
            <text:p>30/06/20</text:p>
          </table:table-cell>
          <table:table-cell office:value-type="time" office:time-value="PT1056290H47M09.999999795S" calcext:value-type="time">
            <text:p>02:47: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30T03:47:09" calcext:value-type="date">
            <text:p>30/06/20</text:p>
          </table:table-cell>
          <table:table-cell office:value-type="time" office:time-value="PT1056291H47M09.00000019S" calcext:value-type="time">
            <text:p>03:47: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3:47:09" calcext:value-type="date">
            <text:p>30/06/20</text:p>
          </table:table-cell>
          <table:table-cell office:value-type="time" office:time-value="PT1056291H47M09.00000019S" calcext:value-type="time">
            <text:p>03:47: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3:47:09" calcext:value-type="date">
            <text:p>30/06/20</text:p>
          </table:table-cell>
          <table:table-cell office:value-type="time" office:time-value="PT1056291H47M09.00000019S" calcext:value-type="time">
            <text:p>03:47: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30T03:47:09" calcext:value-type="date">
            <text:p>30/06/20</text:p>
          </table:table-cell>
          <table:table-cell office:value-type="time" office:time-value="PT1056291H47M09.00000019S" calcext:value-type="time">
            <text:p>03:47: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30T04:47:08" calcext:value-type="date">
            <text:p>30/06/20</text:p>
          </table:table-cell>
          <table:table-cell office:value-type="time" office:time-value="PT1056292H47M07.999998908S" calcext:value-type="time">
            <text:p>04:47: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30T04:47:08" calcext:value-type="date">
            <text:p>30/06/20</text:p>
          </table:table-cell>
          <table:table-cell office:value-type="time" office:time-value="PT1056292H47M07.999998908S" calcext:value-type="time">
            <text:p>04:47: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4:47:08" calcext:value-type="date">
            <text:p>30/06/20</text:p>
          </table:table-cell>
          <table:table-cell office:value-type="time" office:time-value="PT1056292H47M07.999998908S" calcext:value-type="time">
            <text:p>04:47: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30T04:47:08" calcext:value-type="date">
            <text:p>30/06/20</text:p>
          </table:table-cell>
          <table:table-cell office:value-type="time" office:time-value="PT1056292H47M07.999998908S" calcext:value-type="time">
            <text:p>04:47: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30T05:47:07" calcext:value-type="date">
            <text:p>30/06/20</text:p>
          </table:table-cell>
          <table:table-cell office:value-type="time" office:time-value="PT1056293H47M07.000000142S" calcext:value-type="time">
            <text:p>05:47: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5:47:07" calcext:value-type="date">
            <text:p>30/06/20</text:p>
          </table:table-cell>
          <table:table-cell office:value-type="time" office:time-value="PT1056293H47M07.000000142S" calcext:value-type="time">
            <text:p>05:47: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30T05:47:07" calcext:value-type="date">
            <text:p>30/06/20</text:p>
          </table:table-cell>
          <table:table-cell office:value-type="time" office:time-value="PT1056293H47M07.000000142S" calcext:value-type="time">
            <text:p>05:47: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30T05:47:07" calcext:value-type="date">
            <text:p>30/06/20</text:p>
          </table:table-cell>
          <table:table-cell office:value-type="time" office:time-value="PT1056293H47M07.000000142S" calcext:value-type="time">
            <text:p>05:47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30T06:47:06" calcext:value-type="date">
            <text:p>30/06/20</text:p>
          </table:table-cell>
          <table:table-cell office:value-type="time" office:time-value="PT1056294H47M05.99999886S" calcext:value-type="time">
            <text:p>06:47: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6:47:06" calcext:value-type="date">
            <text:p>30/06/20</text:p>
          </table:table-cell>
          <table:table-cell office:value-type="time" office:time-value="PT1056294H47M05.99999886S" calcext:value-type="time">
            <text:p>06:47: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6:47:06" calcext:value-type="date">
            <text:p>30/06/20</text:p>
          </table:table-cell>
          <table:table-cell office:value-type="time" office:time-value="PT1056294H47M05.99999886S" calcext:value-type="time">
            <text:p>06:47: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30T06:47:06" calcext:value-type="date">
            <text:p>30/06/20</text:p>
          </table:table-cell>
          <table:table-cell office:value-type="time" office:time-value="PT1056294H47M05.99999886S" calcext:value-type="time">
            <text:p>06:47: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5.0</text:p>
          </table:table-cell>
          <table:table-cell office:value-type="date" office:date-value="2020-06-30T07:47:04.999999" calcext:value-type="date">
            <text:p>30/06/20</text:p>
          </table:table-cell>
          <table:table-cell office:value-type="time" office:time-value="PT1056295H47M04.999999255S" calcext:value-type="time">
            <text:p>07:47: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30T07:47:04.999999" calcext:value-type="date">
            <text:p>30/06/20</text:p>
          </table:table-cell>
          <table:table-cell office:value-type="time" office:time-value="PT1056295H47M04.999999255S" calcext:value-type="time">
            <text:p>07:47: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7:47:04.999999" calcext:value-type="date">
            <text:p>30/06/20</text:p>
          </table:table-cell>
          <table:table-cell office:value-type="time" office:time-value="PT1056295H47M04.999999255S" calcext:value-type="time">
            <text:p>07:47: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30T07:47:04.999999" calcext:value-type="date">
            <text:p>30/06/20</text:p>
          </table:table-cell>
          <table:table-cell office:value-type="time" office:time-value="PT1056295H47M04.999999255S" calcext:value-type="time">
            <text:p>07:47: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30T08:47:04" calcext:value-type="date">
            <text:p>30/06/20</text:p>
          </table:table-cell>
          <table:table-cell office:value-type="time" office:time-value="PT1056296H47M03.99999965S" calcext:value-type="time">
            <text:p>08:47: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30T08:47:04" calcext:value-type="date">
            <text:p>30/06/20</text:p>
          </table:table-cell>
          <table:table-cell office:value-type="time" office:time-value="PT1056296H47M03.99999965S" calcext:value-type="time">
            <text:p>08:47: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30T08:47:04" calcext:value-type="date">
            <text:p>30/06/20</text:p>
          </table:table-cell>
          <table:table-cell office:value-type="time" office:time-value="PT1056296H47M03.99999965S" calcext:value-type="time">
            <text:p>08:47: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30T08:47:04" calcext:value-type="date">
            <text:p>30/06/20</text:p>
          </table:table-cell>
          <table:table-cell office:value-type="time" office:time-value="PT1056296H47M03.99999965S" calcext:value-type="time">
            <text:p>08:47: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30T09:47:03" calcext:value-type="date">
            <text:p>30/06/20</text:p>
          </table:table-cell>
          <table:table-cell office:value-type="time" office:time-value="PT1056297H47M03.000000045S" calcext:value-type="time">
            <text:p>09:47: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09:47:03" calcext:value-type="date">
            <text:p>30/06/20</text:p>
          </table:table-cell>
          <table:table-cell office:value-type="time" office:time-value="PT1056297H47M03.000000045S" calcext:value-type="time">
            <text:p>09:47: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30T09:47:03" calcext:value-type="date">
            <text:p>30/06/20</text:p>
          </table:table-cell>
          <table:table-cell office:value-type="time" office:time-value="PT1056297H47M03.000000045S" calcext:value-type="time">
            <text:p>09:47: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30T09:47:03" calcext:value-type="date">
            <text:p>30/06/20</text:p>
          </table:table-cell>
          <table:table-cell office:value-type="time" office:time-value="PT1056297H47M03.000000045S" calcext:value-type="time">
            <text:p>09:47: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5.0</text:p>
          </table:table-cell>
          <table:table-cell office:value-type="date" office:date-value="2020-06-30T10:47:01.999999" calcext:value-type="date">
            <text:p>30/06/20</text:p>
          </table:table-cell>
          <table:table-cell office:value-type="time" office:time-value="PT1056298H47M02.00000044S" calcext:value-type="time">
            <text:p>10:47: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0:47:01.999999" calcext:value-type="date">
            <text:p>30/06/20</text:p>
          </table:table-cell>
          <table:table-cell office:value-type="time" office:time-value="PT1056298H47M02.00000044S" calcext:value-type="time">
            <text:p>10:47: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0:47:01.999999" calcext:value-type="date">
            <text:p>30/06/20</text:p>
          </table:table-cell>
          <table:table-cell office:value-type="time" office:time-value="PT1056298H47M02.00000044S" calcext:value-type="time">
            <text:p>10:47: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3.0</text:p>
          </table:table-cell>
          <table:table-cell office:value-type="date" office:date-value="2020-06-30T10:47:01.999999" calcext:value-type="date">
            <text:p>30/06/20</text:p>
          </table:table-cell>
          <table:table-cell office:value-type="time" office:time-value="PT1056298H47M02.00000044S" calcext:value-type="time">
            <text:p>10:47: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4.0</text:p>
          </table:table-cell>
          <table:table-cell office:value-type="date" office:date-value="2020-06-30T11:47:01" calcext:value-type="date">
            <text:p>30/06/20</text:p>
          </table:table-cell>
          <table:table-cell office:value-type="time" office:time-value="PT1056299H47M00.999999158S" calcext:value-type="time">
            <text:p>11:47: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1:47:01" calcext:value-type="date">
            <text:p>30/06/20</text:p>
          </table:table-cell>
          <table:table-cell office:value-type="time" office:time-value="PT1056299H47M00.999999158S" calcext:value-type="time">
            <text:p>11:47: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8.0</text:p>
          </table:table-cell>
          <table:table-cell office:value-type="date" office:date-value="2020-06-30T11:47:01" calcext:value-type="date">
            <text:p>30/06/20</text:p>
          </table:table-cell>
          <table:table-cell office:value-type="time" office:time-value="PT1056299H47M00.999999158S" calcext:value-type="time">
            <text:p>11:47: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2.0</text:p>
          </table:table-cell>
          <table:table-cell office:value-type="date" office:date-value="2020-06-30T11:47:01" calcext:value-type="date">
            <text:p>30/06/20</text:p>
          </table:table-cell>
          <table:table-cell office:value-type="time" office:time-value="PT1056299H47M00.999999158S" calcext:value-type="time">
            <text:p>11:47: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30T12:47:00" calcext:value-type="date">
            <text:p>30/06/20</text:p>
          </table:table-cell>
          <table:table-cell office:value-type="time" office:time-value="PT1056300H47M00.000000391S" calcext:value-type="time">
            <text:p>12:47: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2:47:00" calcext:value-type="date">
            <text:p>30/06/20</text:p>
          </table:table-cell>
          <table:table-cell office:value-type="time" office:time-value="PT1056300H47M00.000000391S" calcext:value-type="time">
            <text:p>12:47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8.0</text:p>
          </table:table-cell>
          <table:table-cell office:value-type="date" office:date-value="2020-06-30T12:47:00" calcext:value-type="date">
            <text:p>30/06/20</text:p>
          </table:table-cell>
          <table:table-cell office:value-type="time" office:time-value="PT1056300H47M00.000000391S" calcext:value-type="time">
            <text:p>12:4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30T12:47:00" calcext:value-type="date">
            <text:p>30/06/20</text:p>
          </table:table-cell>
          <table:table-cell office:value-type="time" office:time-value="PT1056300H47M00.000000391S" calcext:value-type="time">
            <text:p>12:47: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4.0</text:p>
          </table:table-cell>
          <table:table-cell office:value-type="date" office:date-value="2020-06-30T13:46:59" calcext:value-type="date">
            <text:p>30/06/20</text:p>
          </table:table-cell>
          <table:table-cell office:value-type="time" office:time-value="PT1056301H46M58.999999948S" calcext:value-type="time">
            <text:p>13:46: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3:46:59" calcext:value-type="date">
            <text:p>30/06/20</text:p>
          </table:table-cell>
          <table:table-cell office:value-type="time" office:time-value="PT1056301H46M58.999999948S" calcext:value-type="time">
            <text:p>13:46: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3:46:59" calcext:value-type="date">
            <text:p>30/06/20</text:p>
          </table:table-cell>
          <table:table-cell office:value-type="time" office:time-value="PT1056301H46M58.999999948S" calcext:value-type="time">
            <text:p>13:46: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0</text:p>
          </table:table-cell>
          <table:table-cell office:value-type="date" office:date-value="2020-06-30T13:46:59" calcext:value-type="date">
            <text:p>30/06/20</text:p>
          </table:table-cell>
          <table:table-cell office:value-type="time" office:time-value="PT1056301H46M58.999999948S" calcext:value-type="time">
            <text:p>13:46: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5.0</text:p>
          </table:table-cell>
          <table:table-cell office:value-type="date" office:date-value="2020-06-30T14:46:58" calcext:value-type="date">
            <text:p>30/06/20</text:p>
          </table:table-cell>
          <table:table-cell office:value-type="time" office:time-value="PT1056302H46M58.000000343S" calcext:value-type="time">
            <text:p>14:46: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4:46:58" calcext:value-type="date">
            <text:p>30/06/20</text:p>
          </table:table-cell>
          <table:table-cell office:value-type="time" office:time-value="PT1056302H46M58.000000343S" calcext:value-type="time">
            <text:p>14:46: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4:46:58" calcext:value-type="date">
            <text:p>30/06/20</text:p>
          </table:table-cell>
          <table:table-cell office:value-type="time" office:time-value="PT1056302H46M58.000000343S" calcext:value-type="time">
            <text:p>14:46: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3.0</text:p>
          </table:table-cell>
          <table:table-cell office:value-type="date" office:date-value="2020-06-30T14:46:58" calcext:value-type="date">
            <text:p>30/06/20</text:p>
          </table:table-cell>
          <table:table-cell office:value-type="time" office:time-value="PT1056302H46M58.000000343S" calcext:value-type="time">
            <text:p>14:46: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5.0</text:p>
          </table:table-cell>
          <table:table-cell office:value-type="date" office:date-value="2020-06-30T15:46:57" calcext:value-type="date">
            <text:p>30/06/20</text:p>
          </table:table-cell>
          <table:table-cell office:value-type="time" office:time-value="PT1056303H46M57.000000738S" calcext:value-type="time">
            <text:p>15:46: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date" office:date-value="2020-06-30T15:46:57" calcext:value-type="date">
            <text:p>30/06/20</text:p>
          </table:table-cell>
          <table:table-cell office:value-type="time" office:time-value="PT1056303H46M57.000000738S" calcext:value-type="time">
            <text:p>15:46: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9.0</text:p>
          </table:table-cell>
          <table:table-cell office:value-type="date" office:date-value="2020-06-30T15:46:57" calcext:value-type="date">
            <text:p>30/06/20</text:p>
          </table:table-cell>
          <table:table-cell office:value-type="time" office:time-value="PT1056303H46M57.000000738S" calcext:value-type="time">
            <text:p>15:46: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3.0</text:p>
          </table:table-cell>
          <table:table-cell office:value-type="date" office:date-value="2020-06-30T15:46:57" calcext:value-type="date">
            <text:p>30/06/20</text:p>
          </table:table-cell>
          <table:table-cell table:style-name="ce3" office:value-type="time" office:time-value="PT1056303H46M57.000000738S" calcext:value-type="time">
            <text:p>15:46:57</text:p>
          </table:table-cell>
          <table:table-cell table:style-name="ce4" office:value-type="string" calcext:value-type="string">
            <text:p>HORA REAL: 13:40hs</text:p>
          </table:table-cell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30T16:46:56" calcext:value-type="date">
            <text:p>30/06/20</text:p>
          </table:table-cell>
          <table:table-cell office:value-type="time" office:time-value="PT1056304H46M55.999999456S" calcext:value-type="time">
            <text:p>16:46: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30T16:46:56" calcext:value-type="date">
            <text:p>30/06/20</text:p>
          </table:table-cell>
          <table:table-cell office:value-type="time" office:time-value="PT1056304H46M55.999999456S" calcext:value-type="time">
            <text:p>16:46: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30T16:46:56" calcext:value-type="date">
            <text:p>30/06/20</text:p>
          </table:table-cell>
          <table:table-cell office:value-type="time" office:time-value="PT1056304H46M55.999999456S" calcext:value-type="time">
            <text:p>16:46: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30T16:46:56" calcext:value-type="date">
            <text:p>30/06/20</text:p>
          </table:table-cell>
          <table:table-cell office:value-type="time" office:time-value="PT1056304H46M55.999999456S" calcext:value-type="time">
            <text:p>16:46:56</text:p>
          </table:table-cell>
          <table:table-cell table:number-columns-repeated="2"/>
        </table:table-row>
        <table:table-row table:style-name="ro1" table:number-rows-repeated="10471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00:47:34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20-07-23T00:49:07.981000000</dc:date>
    <meta:editing-duration>PT5M52S</meta:editing-duration>
    <meta:editing-cycles>2</meta:editing-cycles>
    <meta:document-statistic meta:table-count="1" meta:cell-count="7274" meta:object-count="0"/>
  </office:meta>
</office:document-meta>
</file>